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8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6.24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113.81pt"/>
    </style:style>
    <style:style style:name="co7" style:family="table-column">
      <style:table-column-properties fo:break-before="auto" style:column-width="187.31pt"/>
    </style:style>
    <style:style style:name="co8" style:family="table-column">
      <style:table-column-properties fo:break-before="auto" style:column-width="301.69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136.8pt"/>
    </style:style>
    <style:style style:name="co11" style:family="table-column">
      <style:table-column-properties fo:break-before="auto" style:column-width="123.36pt"/>
    </style:style>
    <style:style style:name="co12" style:family="table-column">
      <style:table-column-properties fo:break-before="auto" style:column-width="130.11pt"/>
    </style:style>
    <style:style style:name="co13" style:family="table-column">
      <style:table-column-properties fo:break-before="auto" style:column-width="171.01pt"/>
    </style:style>
    <style:style style:name="co14" style:family="table-column">
      <style:table-column-properties fo:break-before="auto" style:column-width="165.4pt"/>
    </style:style>
    <style:style style:name="co15" style:family="table-column">
      <style:table-column-properties fo:break-before="auto" style:column-width="109.36pt"/>
    </style:style>
    <style:style style:name="co16" style:family="table-column">
      <style:table-column-properties fo:break-before="auto" style:column-width="122.26pt"/>
    </style:style>
    <style:style style:name="co17" style:family="table-column">
      <style:table-column-properties fo:break-before="auto" style:column-width="128.41pt"/>
    </style:style>
    <style:style style:name="co18" style:family="table-column">
      <style:table-column-properties fo:break-before="auto" style:column-width="94.76pt"/>
    </style:style>
    <style:style style:name="co19" style:family="table-column">
      <style:table-column-properties fo:break-before="auto" style:column-width="119.99pt"/>
    </style:style>
    <style:style style:name="co22" style:family="table-column">
      <style:table-column-properties fo:break-before="auto" style:column-width="117.21pt"/>
    </style:style>
    <style:style style:name="co23" style:family="table-column">
      <style:table-column-properties fo:break-before="auto" style:column-width="77.36pt"/>
    </style:style>
    <style:style style:name="co24" style:family="table-column">
      <style:table-column-properties fo:break-before="auto" style:column-width="112.14pt"/>
    </style:style>
    <style:style style:name="co25" style:family="table-column">
      <style:table-column-properties fo:break-before="auto" style:column-width="99.81pt"/>
    </style:style>
    <style:style style:name="co26" style:family="table-column">
      <style:table-column-properties fo:break-before="auto" style:column-width="122.8pt"/>
    </style:style>
    <style:style style:name="co27" style:family="table-column">
      <style:table-column-properties fo:break-before="auto" style:column-width="144.65pt"/>
    </style:style>
    <style:style style:name="ro1" style:family="table-row">
      <style:table-row-properties style:row-height="37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63.3pt" fo:break-before="auto" style:use-optimal-row-height="false"/>
    </style:style>
    <style:style style:name="ro4" style:family="table-row">
      <style:table-row-properties style:row-height="114.41pt" fo:break-before="auto" style:use-optimal-row-height="true"/>
    </style:style>
    <style:style style:name="ro5" style:family="table-row">
      <style:table-row-properties style:row-height="53.29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2.75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66pt" fo:break-before="auto" style:use-optimal-row-height="true"/>
    </style:style>
    <style:style style:name="ro10" style:family="table-row">
      <style:table-row-properties style:row-height="68.85pt" fo:break-before="auto" style:use-optimal-row-height="true"/>
    </style:style>
    <style:style style:name="ro11" style:family="table-row">
      <style:table-row-properties style:row-height="68.85pt" fo:break-before="auto" style:use-optimal-row-height="false"/>
    </style:style>
    <style:style style:name="ro12" style:family="table-row">
      <style:table-row-properties style:row-height="115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DejaVu Sans Mono" fo:font-size="13pt" fo:language="en" fo:country="US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weight-asian="normal" style:font-size-complex="13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>
      <style:table-cell-properties fo:wrap-option="wrap" style:vertical-align="middle"/>
      <style:text-properties fo:color="#ff0000" style:text-position="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ext-properties fo:color="#000000" style:text-position="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fo:wrap-option="wrap"/>
      <style:text-properties fo:color="#ff3333" style:text-position="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3pt" fo:language="en" fo:country="US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weight-asian="normal" style:font-size-complex="13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/>
    <style:style style:name="ce11" style:family="table-cell" style:parent-style-name="Default">
      <style:table-cell-properties fo:wrap-option="wrap" style:vertical-align="middle"/>
      <style:text-properties fo:color="#ff0000"/>
    </style:style>
    <style:style style:name="ce12" style:family="table-cell" style:parent-style-name="Default" style:data-style-name="N12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fo:color="#ff3333"/>
    </style:style>
    <style:style style:name="T1" style:family="text">
      <style:text-properties style:font-name="DejaVu Sans Mono" fo:font-size="13pt" fo:font-style="normal" fo:font-weight="normal" style:font-name-asian="DejaVu Sans Mono" style:font-size-asian="13pt" style:font-style-asian="normal" style:font-weight-asian="normal" style:font-name-complex="DejaVu Sans Mono" style:font-size-complex="13pt" style:font-style-complex="normal" style:font-weight-complex="normal"/>
    </style:style>
    <style:style style:name="T2" style:family="text">
      <style:text-properties style:font-name="DejaVu Sans Mono" fo:font-size="13pt" fo:font-style="italic" fo:font-weight="normal" style:font-name-asian="DejaVu Sans Mono" style:font-size-asian="13pt" style:font-style-asian="italic" style:font-weight-asian="normal" style:font-name-complex="DejaVu Sans Mono" style:font-size-complex="13pt" style:font-style-complex="italic" style:font-weight-complex="normal"/>
    </style:style>
    <style:style style:name="T3" style:family="text">
      <style:text-properties style:font-name="DejaVu Sans Mono" fo:font-size="13pt" fo:font-style="normal" fo:font-weight="normal" style:font-name-asian="DejaVu Sans Mono" style:font-size-asian="13pt" style:font-style-asian="normal" style:font-weight-asian="normal" style:font-name-complex="DejaVu Sans Mono" style:font-size-complex="13pt" style:font-style-complex="normal" style:font-weight-complex="normal"/>
    </style:style>
    <style:style style:name="T4" style:family="text">
      <style:text-properties fo:font-size="13pt" style:font-style-complex="normal" style:font-style-asian="normal" style:font-weight-complex="normal" style:font-weight-asian="normal" style:font-size-complex="13pt" style:font-size-asian="13pt" style:font-name-complex="DejaVu Sans Mono" style:font-name-asian="DejaVu Sans Mono" fo:font-style="normal" fo:font-weight="normal" style:font-name="DejaVu Sans Mono"/>
    </style:style>
    <style:style style:name="T5" style:family="text">
      <style:text-properties fo:font-size="13pt" style:font-weight-complex="normal" style:font-weight-asian="normal" style:font-size-complex="13pt" style:font-size-asian="13pt" style:font-name-complex="DejaVu Sans Mono" style:font-name-asian="DejaVu Sans Mono" fo:font-weight="normal" style:font-name="DejaVu Sans Mono" fo:font-style="italic" style:font-style-asian="italic" style:font-style-complex="italic"/>
    </style:style>
    <style:style style:name="T6" style:family="text">
      <style:text-properties fo:font-size="13pt" style:font-weight-complex="normal" style:font-weight-asian="normal" style:font-size-complex="13pt" style:font-size-asian="13pt" style:font-name-complex="DejaVu Sans Mono" style:font-name-asian="DejaVu Sans Mono" fo:font-weight="normal" style:font-name="DejaVu Sans Mono" fo:font-style="normal" style:font-style-asian="normal" style:font-style-complex="normal"/>
    </style:style>
    <style:style style:name="T7" style:family="text">
      <style:text-properties style:font-size-asian="13pt" style:font-name-complex="DejaVu Sans Mono" style:font-weight-complex="normal" style:font-name="DejaVu Sans Mono" style:font-name-asian="DejaVu Sans Mono" fo:font-style="normal" fo:font-weight="normal" style:font-style-asian="normal" fo:font-size="13pt" style:font-weight-asian="normal" style:font-size-complex="13pt" style:font-style-complex="normal"/>
    </style:style>
    <style:style style:name="T8" style:family="text">
      <style:text-properties style:font-size-asian="13pt" style:font-name-complex="DejaVu Sans Mono" style:font-weight-complex="normal" style:font-name="DejaVu Sans Mono" style:font-name-asian="DejaVu Sans Mono" fo:font-weight="normal" fo:font-size="13pt" style:font-weight-asian="normal" style:font-size-complex="13pt" style:font-style-complex="italic" fo:font-style="italic" style:font-style-asian="italic"/>
    </style:style>
    <style:style style:name="T9" style:family="text">
      <style:text-properties style:font-size-asian="13pt" style:font-name-complex="DejaVu Sans Mono" style:font-weight-complex="normal" style:font-name="DejaVu Sans Mono" style:font-name-asian="DejaVu Sans Mono" fo:font-weight="normal" fo:font-size="13pt" style:font-weight-asian="normal" style:font-size-complex="13pt" style:font-style-asian="normal" fo:font-style="normal" style:font-style-complex="normal"/>
    </style:style>
  </office:automatic-styles>
  <office:body>
    <office:spreadsheet>
      <table:calculation-settings table:automatic-find-labels="false"/>
      <table:table table:name="exp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1" calcext:value-type="float">
            <text:p>1.00E-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steps</text:p>
          </table:table-cell>
          <table:table-cell office:value-type="string" calcext:value-type="string">
            <text:p>1.1mill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al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reward function: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pan text:style-name="T1">def get_intrinsic_reward(self):</text:span><text:span text:style-name="T2">"""intrinsic step reward of controller on gamesfull-speed-down; following; set-down"""</text:span><text:span text:style-name="T3">reward = 0goal_int = self.goal_int()if self.intp_goal():if goal_int &lt; self.num_survival_modes:# full-speed down gameif not self.goal_completed:reward = min(0.5 * 1 / np.abs(self.cur_d_sb), 10)if self.goal_over:reward = -100else:# following gameif not self.goal_completed:reward = min(0.1 * 2 / np.abs(self.cur_d_sb - self.cur_d_blimit), 10)if self.goal_over:reward = -100else:# set-down gameif self.goal_completed:vel = (self.prev_d_sb - self.cur_d_sb) / self.dtif 0 &lt; vel &lt; 0.5:  # good onereward = 10 * 1 / velself.final_imp_vel = vel# if vel &lt; 0.2:# self.plot(show_motion=True)else:reward = -30if self.goal_over:reward = -100return reward</text:span></text:p>
          </table:table-cell>
          <table:table-cell table:number-columns-repeated="5"/>
        </table:table-row>
      </table:table>
      <table:table table:name="exp2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4">
          <table:table-cell office:value-type="string" calcext:value-type="string">
            <text:p>parameters</text:p>
          </table:table-cell>
          <table:table-cell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same as exp1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Train on exp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isodes</text:p>
          </table:table-cell>
          <table:table-cell office:value-type="float" office:value="10000" calcext:value-type="float">
            <text:p>10000</text:p>
          </table:table-cell>
          <table:table-cell/>
        </table:table-row>
      </table:table>
      <table:table table:name="exp3" table:style-name="ta1">
        <table:table-column table:style-name="co3" table:number-columns-repeated="4" table:default-cell-style-name="Default"/>
        <table:table-row table:style-name="ro4">
          <table:table-cell office:value-type="string" calcext:value-type="string">
            <text:p>keep training on exp2</text:p>
          </table:table-cell>
          <table:table-cell table:number-columns-repeated="2"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5" calcext:value-type="float">
            <text:p>5.00E-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isode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</table:table>
      <table:table table:name="exp4" table:style-name="ta1">
        <table:table-column table:style-name="co3" table:number-columns-repeated="7" table:default-cell-style-name="Default"/>
        <table:table-column table:style-name="co6" table:default-cell-style-name="ce4"/>
        <table:table-column table:style-name="co3" table:number-columns-repeated="6" table:default-cell-style-name="Default"/>
        <table:table-column table:style-name="co7" table:default-cell-style-name="Default"/>
        <table:table-row table:style-name="ro5">
          <table:table-cell office:value-type="string" calcext:value-type="string">
            <text:p>train on exp3</text:p>
          </table:table-cell>
          <table:table-cell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2565182781399" calcext:value-type="float">
            <text:p>0.512565182781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3673936341856" calcext:value-type="float">
            <text:p>0.3536739363418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081556675504" calcext:value-type="float">
            <text:p>0.460815566755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080549921897" calcext:value-type="float">
            <text:p>0.4270805499218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388879850955" calcext:value-type="float">
            <text:p>0.075388879850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645557538063" calcext:value-type="float">
            <text:p>192.64555753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6546910890254" calcext:value-type="float">
            <text:p>0.3365469108902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1812898016901" calcext:value-type="float">
            <text:p>0.2518128980169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7120245974407" calcext:value-type="float">
            <text:p>95.712024597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2459472606746" calcext:value-type="float">
            <text:p>0.4724594726067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063795782458" calcext:value-type="float">
            <text:p>0.329063795782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242283927926" calcext:value-type="float">
            <text:p>0.3922422839279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0551580519112" calcext:value-type="float">
            <text:p>0.3305515805191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5053875946562" calcext:value-type="float">
            <text:p>0.345053875946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5550895110355" calcext:value-type="float">
            <text:p>0.4355508951103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794187943122" calcext:value-type="float">
            <text:p>0.3487941879431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381049782786" calcext:value-type="float">
            <text:p>0.273810497827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5216092126856" calcext:value-type="float">
            <text:p>98.52160921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1105068448955" calcext:value-type="float">
            <text:p>0.221105068448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227366654911" calcext:value-type="float">
            <text:p>114.22736665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53939862876711" calcext:value-type="float">
            <text:p>0.7539398628767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3691277595253" calcext:value-type="float">
            <text:p>0.5236912775952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773061626738" calcext:value-type="float">
            <text:p>0.2797730616267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.7432554151393" calcext:value-type="float">
            <text:p>52.74325541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707988733492" calcext:value-type="float">
            <text:p>0.3727079887334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462242967582" calcext:value-type="float">
            <text:p>0.1684622429675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360482348109" calcext:value-type="float">
            <text:p>109.36048234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0583652951917" calcext:value-type="float">
            <text:p>0.1905836529519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470397356288" calcext:value-type="float">
            <text:p>110.47039735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0532221637194" calcext:value-type="float">
            <text:p>0.3105322216371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9475672377856" calcext:value-type="float">
            <text:p>0.3794756723778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70355928468" calcext:value-type="float">
            <text:p>0.427703559284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997440476617" calcext:value-type="float">
            <text:p>0.2469974404766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486249495961" calcext:value-type="float">
            <text:p>103.48624949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8867286509747" calcext:value-type="float">
            <text:p>0.198867286509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284791307342" calcext:value-type="float">
            <text:p>101.28479130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1765715298699" calcext:value-type="float">
            <text:p>0.5217657152986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571563459467" calcext:value-type="float">
            <text:p>0.2715715634594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8227065920049" calcext:value-type="float">
            <text:p>90.8227065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387543658597" calcext:value-type="float">
            <text:p>0.2473875436585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422407095" calcext:value-type="float">
            <text:p>110.4224070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6193858891524" calcext:value-type="float">
            <text:p>0.1461938588915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402326033545" calcext:value-type="float">
            <text:p>134.40232603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3120836465673" calcext:value-type="float">
            <text:p>0.3031208364656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8637732422096" calcext:value-type="float">
            <text:p>0.6186377324220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6826872693623" calcext:value-type="float">
            <text:p>0.1568268726936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764582104089" calcext:value-type="float">
            <text:p>161.7645821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442698585039" calcext:value-type="float">
            <text:p>0.3644426985850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0093729026728" calcext:value-type="float">
            <text:p>0.3500937290267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6009514377956" calcext:value-type="float">
            <text:p>0.4860095143779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902759569464" calcext:value-type="float">
            <text:p>0.1799027595694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585584256359" calcext:value-type="float">
            <text:p>136.58558425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54197693998" calcext:value-type="float">
            <text:p>0.189541976939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75876173417" calcext:value-type="float">
            <text:p>134.75876173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484850843671" calcext:value-type="float">
            <text:p>0.1064848508436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910071909486" calcext:value-type="float">
            <text:p>112.91007190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413747899525" calcext:value-type="float">
            <text:p>0.1254137478995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736074931844" calcext:value-type="float">
            <text:p>132.73607493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9536933069305" calcext:value-type="float">
            <text:p>0.1295369330693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198060530349" calcext:value-type="float">
            <text:p>147.19806053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332177028939" calcext:value-type="float">
            <text:p>0.3173321770289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9263091186394" calcext:value-type="float">
            <text:p>0.2892630911863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5706047701615" calcext:value-type="float">
            <text:p>94.57060477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1272055057809" calcext:value-type="float">
            <text:p>0.361272055057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820038252484" calcext:value-type="float">
            <text:p>0.1918200382524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132196881524" calcext:value-type="float">
            <text:p>122.13219688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677654485312" calcext:value-type="float">
            <text:p>0.3726776544853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9058849419678" calcext:value-type="float">
            <text:p>0.1590588494196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8698122517845" calcext:value-type="float">
            <text:p>82.86981225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6861980472596" calcext:value-type="float">
            <text:p>0.4368619804725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819358590384" calcext:value-type="float">
            <text:p>0.2468193585903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515460606944" calcext:value-type="float">
            <text:p>112.51546060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4037728731391" calcext:value-type="float">
            <text:p>0.4540377287313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7314606226947" calcext:value-type="float">
            <text:p>0.1673146062269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6.767645070006" calcext:value-type="float">
            <text:p>156.767645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1479467228938" calcext:value-type="float">
            <text:p>0.101479467228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542101895746" calcext:value-type="float">
            <text:p>116.54210189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791907697383" calcext:value-type="float">
            <text:p>0.1947919076973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336834872706" calcext:value-type="float">
            <text:p>106.33683487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379463326928" calcext:value-type="float">
            <text:p>0.3173794633269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641859414266" calcext:value-type="float">
            <text:p>0.2336418594142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.8005496321152" calcext:value-type="float">
            <text:p>61.80054963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503071680797" calcext:value-type="float">
            <text:p>0.246503071680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5674458002262" calcext:value-type="float">
            <text:p>98.56744580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770579495943" calcext:value-type="float">
            <text:p>0.3297705794959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7526278879136" calcext:value-type="float">
            <text:p>0.5675262788791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123547933181" calcext:value-type="float">
            <text:p>0.1911235479331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32217645675" calcext:value-type="float">
            <text:p>126.32217645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5856588006329" calcext:value-type="float">
            <text:p>0.1958565880063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057766816998" calcext:value-type="float">
            <text:p>110.05776681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4262142398357" calcext:value-type="float">
            <text:p>0.4042621423983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3481303149906" calcext:value-type="float">
            <text:p>0.3234813031499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685497239938" calcext:value-type="float">
            <text:p>0.40685497239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1642878158511" calcext:value-type="float">
            <text:p>0.511642878158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632646025572" calcext:value-type="float">
            <text:p>0.2916326460255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289713913315" calcext:value-type="float">
            <text:p>121.28971391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7405709779443" calcext:value-type="float">
            <text:p>0.5874057097794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894310793046" calcext:value-type="float">
            <text:p>0.508943107930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7263825465329" calcext:value-type="float">
            <text:p>0.4472638254653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3351035656901" calcext:value-type="float">
            <text:p>0.3533510356569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7713419734538" calcext:value-type="float">
            <text:p>0.2577134197345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8027911402545" calcext:value-type="float">
            <text:p>88.80279114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583904630813" calcext:value-type="float">
            <text:p>0.1615839046308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8873521026" calcext:value-type="float">
            <text:p>106.88735210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5703262564826" calcext:value-type="float">
            <text:p>0.4757032625648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0375385863415" calcext:value-type="float">
            <text:p>0.4503753858634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647815924748" calcext:value-type="float">
            <text:p>0.296478159247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729297380225" calcext:value-type="float">
            <text:p>102.72929738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9364803546691" calcext:value-type="float">
            <text:p>0.3793648035466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2974481549204" calcext:value-type="float">
            <text:p>0.3329744815492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167491017261" calcext:value-type="float">
            <text:p>0.2091674910172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808576520979" calcext:value-type="float">
            <text:p>128.8085765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4270698744642" calcext:value-type="float">
            <text:p>0.1242706987446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4694920123411" calcext:value-type="float">
            <text:p>98.46949201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3012989991154" calcext:value-type="float">
            <text:p>0.5030129899911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364982225855" calcext:value-type="float">
            <text:p>0.333649822258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465842624022" calcext:value-type="float">
            <text:p>0.1834658426240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506058768079" calcext:value-type="float">
            <text:p>105.50605876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5057732538443" calcext:value-type="float">
            <text:p>0.4250577325384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213150140124" calcext:value-type="float">
            <text:p>0.482131501401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3278739455919" calcext:value-type="float">
            <text:p>0.4032787394559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0616665629077" calcext:value-type="float">
            <text:p>0.4006166656290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0540405384358" calcext:value-type="float">
            <text:p>0.5205404053843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4024492699072" calcext:value-type="float">
            <text:p>0.3340244926990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710294231138" calcext:value-type="float">
            <text:p>0.4277102942311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686794869399" calcext:value-type="float">
            <text:p>0.46686794869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519395124111" calcext:value-type="float">
            <text:p>0.2095193951241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7282783012827" calcext:value-type="float">
            <text:p>97.72827830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260743670005" calcext:value-type="float">
            <text:p>0.0732607436700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7.498750886886" calcext:value-type="float">
            <text:p>187.49875088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8353402794" calcext:value-type="float">
            <text:p>0.11583534027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7.329439494713" calcext:value-type="float">
            <text:p>157.32943949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7859801061622" calcext:value-type="float">
            <text:p>0.517859801061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9768880492655" calcext:value-type="float">
            <text:p>0.1597688804926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590411656917" calcext:value-type="float">
            <text:p>115.59041165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5371742593665" calcext:value-type="float">
            <text:p>0.2453717425936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7544890633962" calcext:value-type="float">
            <text:p>62.75448906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7356986314126" calcext:value-type="float">
            <text:p>0.477356986314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08455074064" calcext:value-type="float">
            <text:p>0.164084550740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94418977815" calcext:value-type="float">
            <text:p>126.94418977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525152702706" calcext:value-type="float">
            <text:p>0.21525152702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457277855886" calcext:value-type="float">
            <text:p>103.45727785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9785111149111" calcext:value-type="float">
            <text:p>0.4597851111491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258812481743" calcext:value-type="float">
            <text:p>0.352588124817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1101314844103" calcext:value-type="float">
            <text:p>0.4811013148441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14345912819" calcext:value-type="float">
            <text:p>0.139143459128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868272232525" calcext:value-type="float">
            <text:p>89.86827223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4016142432944" calcext:value-type="float">
            <text:p>0.2640161424329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876471899971" calcext:value-type="float">
            <text:p>104.87647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3661849104716" calcext:value-type="float">
            <text:p>0.433661849104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899514903082" calcext:value-type="float">
            <text:p>0.528995149030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2092442821975" calcext:value-type="float">
            <text:p>0.362092442821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29741575576682" calcext:value-type="float">
            <text:p>0.09297415755766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556769135525" calcext:value-type="float">
            <text:p>126.55676913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4032574771665" calcext:value-type="float">
            <text:p>0.2540325747716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3650302879007" calcext:value-type="float">
            <text:p>90.36503028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4346371581402" calcext:value-type="float">
            <text:p>0.254346371581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4.316464150146" calcext:value-type="float">
            <text:p>164.316464150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9516777500154" calcext:value-type="float">
            <text:p>0.3695167775001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293079784498" calcext:value-type="float">
            <text:p>0.151293079784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0968764350888" calcext:value-type="float">
            <text:p>86.09687643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506113068222" calcext:value-type="float">
            <text:p>0.3385061130682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2627421195077" calcext:value-type="float">
            <text:p>0.5426274211950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2623349315528" calcext:value-type="float">
            <text:p>0.2126233493155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031523264927" calcext:value-type="float">
            <text:p>173.03152326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69166169424411" calcext:value-type="float">
            <text:p>0.6691661694244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4396934593543" calcext:value-type="float">
            <text:p>0.3843969345935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296117231579" calcext:value-type="float">
            <text:p>0.126296117231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9.178997891628" calcext:value-type="float">
            <text:p>129.17899789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686401658756" calcext:value-type="float">
            <text:p>0.326864016587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1164399697449" calcext:value-type="float">
            <text:p>0.281164399697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5663804192873" calcext:value-type="float">
            <text:p>95.56638041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0764056792912" calcext:value-type="float">
            <text:p>0.3507640567929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729557279427" calcext:value-type="float">
            <text:p>0.338729557279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2262257669975" calcext:value-type="float">
            <text:p>0.212262257669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111531318714" calcext:value-type="float">
            <text:p>117.11153131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6343924482525" calcext:value-type="float">
            <text:p>0.1163439244825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3.952060191179" calcext:value-type="float">
            <text:p>143.95206019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813311206541" calcext:value-type="float">
            <text:p>0.1918133112065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134025199284" calcext:value-type="float">
            <text:p>114.13402519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8851142195664" calcext:value-type="float">
            <text:p>0.4588511421956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753698891331" calcext:value-type="float">
            <text:p>0.1847536988913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.1261152551096" calcext:value-type="float">
            <text:p>74.12611525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81304375109" calcext:value-type="float">
            <text:p>0.194813043751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33126513221" calcext:value-type="float">
            <text:p>113.33126513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962346344821" calcext:value-type="float">
            <text:p>0.469623463448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398517242752" calcext:value-type="float">
            <text:p>0.2403985172427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.5975943391617" calcext:value-type="float">
            <text:p>59.59759433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0177705247642" calcext:value-type="float">
            <text:p>0.2801777052476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691633605041" calcext:value-type="float">
            <text:p>103.6916336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731580863171" calcext:value-type="float">
            <text:p>0.407315808631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2043908070142" calcext:value-type="float">
            <text:p>0.3420439080701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8505341824648" calcext:value-type="float">
            <text:p>0.3685053418246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0593396474952" calcext:value-type="float">
            <text:p>0.6105933964749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2541499017283" calcext:value-type="float">
            <text:p>0.625414990172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804035456071" calcext:value-type="float">
            <text:p>0.3178040354560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045653919782" calcext:value-type="float">
            <text:p>0.3090456539197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293057297616" calcext:value-type="float">
            <text:p>0.1962930572976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7.944236834817" calcext:value-type="float">
            <text:p>207.94423683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2426307553666" calcext:value-type="float">
            <text:p>0.4124263075536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6555472635589" calcext:value-type="float">
            <text:p>0.4565554726355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260910666579" calcext:value-type="float">
            <text:p>0.234260910666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6874461110282" calcext:value-type="float">
            <text:p>95.6874461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30504792028511" calcext:value-type="float">
            <text:p>1.30504792028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631939954772" calcext:value-type="float">
            <text:p>0.2796319399547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7612939409475" calcext:value-type="float">
            <text:p>91.76129394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645553145478" calcext:value-type="float">
            <text:p>0.2536455531454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4250948853201" calcext:value-type="float">
            <text:p>90.42509488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613402093511" calcext:value-type="float">
            <text:p>0.148613402093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2886823067797" calcext:value-type="float">
            <text:p>86.28868230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5844000966257" calcext:value-type="float">
            <text:p>0.395844000966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7657934491583" calcext:value-type="float">
            <text:p>0.3276579344915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4703600949666" calcext:value-type="float">
            <text:p>0.3347036009496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581343433712" calcext:value-type="float">
            <text:p>0.2675813434337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3718132649907" calcext:value-type="float">
            <text:p>92.3718132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309925226388" calcext:value-type="float">
            <text:p>0.237309925226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138987614868" calcext:value-type="float">
            <text:p>94.13898761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910992953755" calcext:value-type="float">
            <text:p>0.1619109929537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762328904105" calcext:value-type="float">
            <text:p>113.7623289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629444021701" calcext:value-type="float">
            <text:p>0.1966294440217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857083229592" calcext:value-type="float">
            <text:p>110.857083229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9401732562335" calcext:value-type="float">
            <text:p>0.6794017325623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40380789399124" calcext:value-type="float">
            <text:p>0.6403807893991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733366787881" calcext:value-type="float">
            <text:p>0.2917333667878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277875411046" calcext:value-type="float">
            <text:p>133.2778754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3327483042013" calcext:value-type="float">
            <text:p>0.4633274830420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028664351358" calcext:value-type="float">
            <text:p>0.3910286643513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7314438371081" calcext:value-type="float">
            <text:p>0.397314438371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59356204621897" calcext:value-type="float">
            <text:p>0.6593562046218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5157037201498" calcext:value-type="float">
            <text:p>0.165157037201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8.5484342020475" calcext:value-type="float">
            <text:p>78.5484342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510089208068" calcext:value-type="float">
            <text:p>0.03795100892080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1.49760610758" calcext:value-type="float">
            <text:p>351.49760610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250716949917" calcext:value-type="float">
            <text:p>0.3182507169499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9632096714994" calcext:value-type="float">
            <text:p>0.4096320967149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9269062562478" calcext:value-type="float">
            <text:p>0.3892690625624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5239294418448" calcext:value-type="float">
            <text:p>0.2752392944184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332021636405" calcext:value-type="float">
            <text:p>100.33202163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902982475406" calcext:value-type="float">
            <text:p>0.1649029824754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641717025897" calcext:value-type="float">
            <text:p>82.64171702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1107710856857" calcext:value-type="float">
            <text:p>0.3311077108568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4554451339896" calcext:value-type="float">
            <text:p>0.5845544513398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988982691348" calcext:value-type="float">
            <text:p>0.239889826913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685802723125" calcext:value-type="float">
            <text:p>145.68580272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4652488304961" calcext:value-type="float">
            <text:p>0.4346524883049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5171926802306" calcext:value-type="float">
            <text:p>0.5451719268023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8118313477156" calcext:value-type="float">
            <text:p>0.5381183134771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788407022909" calcext:value-type="float">
            <text:p>0.2687884070229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203985509493" calcext:value-type="float">
            <text:p>90.20398550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5398430354408" calcext:value-type="float">
            <text:p>0.2553984303544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154508452238" calcext:value-type="float">
            <text:p>123.15450845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5302902860555" calcext:value-type="float">
            <text:p>0.4153029028605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2131862615128" calcext:value-type="float">
            <text:p>0.2521318626151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6617860839933" calcext:value-type="float">
            <text:p>90.6617860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780008681357" calcext:value-type="float">
            <text:p>0.1927800086813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872598556258" calcext:value-type="float">
            <text:p>105.87259855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5762017328084" calcext:value-type="float">
            <text:p>0.205762017328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599834555739" calcext:value-type="float">
            <text:p>102.59983455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399761618158" calcext:value-type="float">
            <text:p>0.1933997616181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706371902069" calcext:value-type="float">
            <text:p>127.70637190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1800760322861" calcext:value-type="float">
            <text:p>0.5218007603228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855063785868" calcext:value-type="float">
            <text:p>0.3388550637858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1413900054185" calcext:value-type="float">
            <text:p>0.351413900054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497958120853" calcext:value-type="float">
            <text:p>0.2404979581208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580394603495" calcext:value-type="float">
            <text:p>149.58039460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0067748709585" calcext:value-type="float">
            <text:p>0.4000677487095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2706293219085" calcext:value-type="float">
            <text:p>0.1527062932190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485185902936" calcext:value-type="float">
            <text:p>126.48518590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614856057928" calcext:value-type="float">
            <text:p>0.1976148560579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4.603482954078" calcext:value-type="float">
            <text:p>124.60348295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0522651598921" calcext:value-type="float">
            <text:p>0.3105226515989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9788158618452" calcext:value-type="float">
            <text:p>0.2397881586184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703477175918" calcext:value-type="float">
            <text:p>118.70347717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216228246968" calcext:value-type="float">
            <text:p>0.1152162282469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793328962" calcext:value-type="float">
            <text:p>160.7933289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0740963048951" calcext:value-type="float">
            <text:p>0.2607409630489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3522400280566" calcext:value-type="float">
            <text:p>92.35224002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0122972372569" calcext:value-type="float">
            <text:p>0.1601229723725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3.452000808056" calcext:value-type="float">
            <text:p>163.45200080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7525058090086" calcext:value-type="float">
            <text:p>0.3075250580900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662829250062" calcext:value-type="float">
            <text:p>0.416628292500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0636187461449" calcext:value-type="float">
            <text:p>0.400636187461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803850718418" calcext:value-type="float">
            <text:p>0.1068038507184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4.629582947945" calcext:value-type="float">
            <text:p>184.62958294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4609844552257" calcext:value-type="float">
            <text:p>0.204609844552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873503725506" calcext:value-type="float">
            <text:p>113.87350372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3165374313399" calcext:value-type="float">
            <text:p>0.423165374313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2335181857879" calcext:value-type="float">
            <text:p>0.1523351818578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644717641979" calcext:value-type="float">
            <text:p>148.6447176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6534770795945" calcext:value-type="float">
            <text:p>0.3065347707959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8839980937157" calcext:value-type="float">
            <text:p>0.6088399809371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8895674762285" calcext:value-type="float">
            <text:p>0.5388956747622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7918035368081" calcext:value-type="float">
            <text:p>0.137918035368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506833303648" calcext:value-type="float">
            <text:p>149.50683330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8254388263076" calcext:value-type="float">
            <text:p>0.4882543882630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7978915768962" calcext:value-type="float">
            <text:p>0.3779789157689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57295462560399" calcext:value-type="float">
            <text:p>0.557295462560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980822967094" calcext:value-type="float">
            <text:p>0.1649808229670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613105330397" calcext:value-type="float">
            <text:p>110.61310533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9230932208809" calcext:value-type="float">
            <text:p>0.0669230932208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42525096673" calcext:value-type="float">
            <text:p>170.42525096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8399983649448" calcext:value-type="float">
            <text:p>0.3883999836494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309261173686" calcext:value-type="float">
            <text:p>0.1973092611736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681858218491" calcext:value-type="float">
            <text:p>107.68185821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1744432817707" calcext:value-type="float">
            <text:p>0.3717444328177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639613548288" calcext:value-type="float">
            <text:p>0.197639613548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6.597144066752" calcext:value-type="float">
            <text:p>166.59714406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249808699289" calcext:value-type="float">
            <text:p>0.08622498086992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75670845147" calcext:value-type="float">
            <text:p>140.97567084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5651489563689" calcext:value-type="float">
            <text:p>0.4556514895636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8441698588936" calcext:value-type="float">
            <text:p>0.3984416985889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6661236596427" calcext:value-type="float">
            <text:p>0.176661236596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.6055134259275" calcext:value-type="float">
            <text:p>72.60551342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4467505034508" calcext:value-type="float">
            <text:p>0.1144675050345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361037501301" calcext:value-type="float">
            <text:p>149.36103750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3614029753931" calcext:value-type="float">
            <text:p>0.5036140297539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0255248832997" calcext:value-type="float">
            <text:p>0.3802552488329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2167521940088" calcext:value-type="float">
            <text:p>0.1721675219400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8.082964123047" calcext:value-type="float">
            <text:p>138.0829641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64407865945" calcext:value-type="float">
            <text:p>0.151644078659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943887083499" calcext:value-type="float">
            <text:p>125.94388708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7043383765662" calcext:value-type="float">
            <text:p>0.2070433837656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29905606314" calcext:value-type="float">
            <text:p>140.29905606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330092407594" calcext:value-type="float">
            <text:p>0.3433300924075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320941939802" calcext:value-type="float">
            <text:p>0.453209419398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1865864289579" calcext:value-type="float">
            <text:p>0.261865864289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1874897177958" calcext:value-type="float">
            <text:p>93.18748971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3679164131873" calcext:value-type="float">
            <text:p>0.3336791641318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4004763630949" calcext:value-type="float">
            <text:p>0.4340047636309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940280178746" calcext:value-type="float">
            <text:p>0.119402801787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750128558961" calcext:value-type="float">
            <text:p>132.7501285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807430428476321" calcext:value-type="float">
            <text:p>0.8074304284763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349204727662" calcext:value-type="float">
            <text:p>0.393492047276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1997710259024" calcext:value-type="float">
            <text:p>0.4119977102590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3381712640569" calcext:value-type="float">
            <text:p>0.2833817126405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2880921878104" calcext:value-type="float">
            <text:p>86.28809218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549307848802" calcext:value-type="float">
            <text:p>0.3915493078488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5001297902964" calcext:value-type="float">
            <text:p>0.6150012979029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209395883297" calcext:value-type="float">
            <text:p>0.1842093958832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286047419293" calcext:value-type="float">
            <text:p>103.28604741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8107612529819" calcext:value-type="float">
            <text:p>0.4581076125298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3629200801868" calcext:value-type="float">
            <text:p>0.3136292008018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00143113252" calcext:value-type="float">
            <text:p>0.37001431132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68780558526236" calcext:value-type="float">
            <text:p>0.7687805585262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8330352256754" calcext:value-type="float">
            <text:p>0.2083303522567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000686849872" calcext:value-type="float">
            <text:p>115.00068684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636932664427" calcext:value-type="float">
            <text:p>0.193636932664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643040727824" calcext:value-type="float">
            <text:p>110.64304072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33254996583" calcext:value-type="float">
            <text:p>0.44332549965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7658583336857" calcext:value-type="float">
            <text:p>0.4976585833368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4844950336899" calcext:value-type="float">
            <text:p>0.2748449503368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3841503645682" calcext:value-type="float">
            <text:p>88.38415036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0502885552279" calcext:value-type="float">
            <text:p>0.4605028855522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478758641246" calcext:value-type="float">
            <text:p>0.267478758641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.3861462898907" calcext:value-type="float">
            <text:p>55.38614628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5936731399896" calcext:value-type="float">
            <text:p>0.1459367313998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522844825118" calcext:value-type="float">
            <text:p>142.52284482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9096463879104" calcext:value-type="float">
            <text:p>0.249096463879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1450901561308" calcext:value-type="float">
            <text:p>96.14509015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255502122552" calcext:value-type="float">
            <text:p>0.1642555021225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8807611969" calcext:value-type="float">
            <text:p>116.88076119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304313723402" calcext:value-type="float">
            <text:p>0.22304313723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834376542632" calcext:value-type="float">
            <text:p>89.83437654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9031999312357" calcext:value-type="float">
            <text:p>0.2890319993123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598245259318" calcext:value-type="float">
            <text:p>105.59824525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67837708359347" calcext:value-type="float">
            <text:p>0.6678377083593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028459851192" calcext:value-type="float">
            <text:p>0.3180284598511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376508331658" calcext:value-type="float">
            <text:p>0.1493765083316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944930710237" calcext:value-type="float">
            <text:p>116.94493071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482166730176" calcext:value-type="float">
            <text:p>0.4014821667301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6540291252393" calcext:value-type="float">
            <text:p>0.04665402912523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8.343759531588" calcext:value-type="float">
            <text:p>268.34375953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990814945548" calcext:value-type="float">
            <text:p>0.589908149455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5062800908922" calcext:value-type="float">
            <text:p>1.050628009089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883085787683" calcext:value-type="float">
            <text:p>0.1928830857876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844877735975" calcext:value-type="float">
            <text:p>117.8448777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8836975603747" calcext:value-type="float">
            <text:p>0.0378836975603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1.965785917891" calcext:value-type="float">
            <text:p>281.96578591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517309694464" calcext:value-type="float">
            <text:p>0.2345173096944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.6407756980851" calcext:value-type="float">
            <text:p>61.64077569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7076232345477" calcext:value-type="float">
            <text:p>0.4570762323454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6010978927098" calcext:value-type="float">
            <text:p>0.4660109789270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7951932983601" calcext:value-type="float">
            <text:p>0.3679519329836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5193530104172" calcext:value-type="float">
            <text:p>0.6751935301041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42407637777565" calcext:value-type="float">
            <text:p>0.6424076377775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3935861927875" calcext:value-type="float">
            <text:p>0.2439358619278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9943823797286" calcext:value-type="float">
            <text:p>97.994382379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2039347261793" calcext:value-type="float">
            <text:p>0.3020393472617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0099463008104" calcext:value-type="float">
            <text:p>0.290099463008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470935920763" calcext:value-type="float">
            <text:p>100.470935920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305529796052" calcext:value-type="float">
            <text:p>0.3383055297960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326737326313" calcext:value-type="float">
            <text:p>0.3173267373263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79032788018736" calcext:value-type="float">
            <text:p>0.5790327880187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7624452977936" calcext:value-type="float">
            <text:p>0.1776244529779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8.298554801135" calcext:value-type="float">
            <text:p>158.29855480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8463705415547" calcext:value-type="float">
            <text:p>1.084637054155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5105574487311" calcext:value-type="float">
            <text:p>0.651055744873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7274225077797" calcext:value-type="float">
            <text:p>0.417274225077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129187423138" calcext:value-type="float">
            <text:p>0.141291874231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775478451252" calcext:value-type="float">
            <text:p>151.77547845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3304411505665" calcext:value-type="float">
            <text:p>0.1033044115056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801287130431" calcext:value-type="float">
            <text:p>162.80128713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8705837739229" calcext:value-type="float">
            <text:p>0.3687058377392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5823529375133" calcext:value-type="float">
            <text:p>0.1058235293751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7.496942778681" calcext:value-type="float">
            <text:p>157.49694277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182047916032" calcext:value-type="float">
            <text:p>0.38182047916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2222978172977" calcext:value-type="float">
            <text:p>0.182222978172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877821119285" calcext:value-type="float">
            <text:p>113.87782111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215614447377" calcext:value-type="float">
            <text:p>0.2532156144473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492035362133" calcext:value-type="float">
            <text:p>126.49203536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620075889925" calcext:value-type="float">
            <text:p>0.2476200758899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3844476828499" calcext:value-type="float">
            <text:p>91.38444768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0107722614591" calcext:value-type="float">
            <text:p>0.1401077226145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373653167628" calcext:value-type="float">
            <text:p>131.37365316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779593005096" calcext:value-type="float">
            <text:p>0.3387795930050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820446510882" calcext:value-type="float">
            <text:p>0.498204465108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7161199914067" calcext:value-type="float">
            <text:p>0.2171611999140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048741690307" calcext:value-type="float">
            <text:p>102.04874169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386133256073" calcext:value-type="float">
            <text:p>0.3923861332560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7811863510513" calcext:value-type="float">
            <text:p>0.2578118635105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787974547929" calcext:value-type="float">
            <text:p>102.78797454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0163219912705" calcext:value-type="float">
            <text:p>0.3701632199127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0601956981231" calcext:value-type="float">
            <text:p>0.5106019569812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6585829945135" calcext:value-type="float">
            <text:p>0.5365858299451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6075884658593" calcext:value-type="float">
            <text:p>0.1560758846585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071397204472" calcext:value-type="float">
            <text:p>108.07139720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4607877366706" calcext:value-type="float">
            <text:p>0.314607877366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509373190608" calcext:value-type="float">
            <text:p>0.3915093731906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7170717813221" calcext:value-type="float">
            <text:p>0.4071707178132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4576823967561" calcext:value-type="float">
            <text:p>0.4345768239675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9396213283206" calcext:value-type="float">
            <text:p>0.2893962132832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554702311235" calcext:value-type="float">
            <text:p>148.55470231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1151302088605" calcext:value-type="float">
            <text:p>0.1811513020886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4.202473759249" calcext:value-type="float">
            <text:p>124.20247375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5698382073071" calcext:value-type="float">
            <text:p>0.3356983820730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7117601425761" calcext:value-type="float">
            <text:p>0.3971176014257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0803639599057" calcext:value-type="float">
            <text:p>0.3808036395990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7921874115967" calcext:value-type="float">
            <text:p>0.1579218741159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32245014175" calcext:value-type="float">
            <text:p>136.32245014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7758846121099" calcext:value-type="float">
            <text:p>0.4377588461210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442562295239" calcext:value-type="float">
            <text:p>0.1484425622952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366123606186" calcext:value-type="float">
            <text:p>127.36612360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0571184938271" calcext:value-type="float">
            <text:p>0.3705711849382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204464792804" calcext:value-type="float">
            <text:p>0.240204464792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631199522564" calcext:value-type="float">
            <text:p>103.63119952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405398325473" calcext:value-type="float">
            <text:p>0.1894053983254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6.796805626501" calcext:value-type="float">
            <text:p>156.79680562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955108266377" calcext:value-type="float">
            <text:p>0.2339551082663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743242813122" calcext:value-type="float">
            <text:p>113.74324281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5261385549069" calcext:value-type="float">
            <text:p>0.4052613855490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808966785743" calcext:value-type="float">
            <text:p>0.3488089667857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6755477597126" calcext:value-type="float">
            <text:p>0.356755477597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1962119697505" calcext:value-type="float">
            <text:p>0.3619621196975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701170749844" calcext:value-type="float">
            <text:p>0.277011707498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0995572725254" calcext:value-type="float">
            <text:p>92.09955727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3811810471419" calcext:value-type="float">
            <text:p>0.2238118104714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68039456424" calcext:value-type="float">
            <text:p>127.68039456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9843067014804" calcext:value-type="float">
            <text:p>0.469843067014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6349212355412" calcext:value-type="float">
            <text:p>0.3863492123554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52334296294115" calcext:value-type="float">
            <text:p>0.5523342962941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545482811309" calcext:value-type="float">
            <text:p>0.485454828113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3150153047502" calcext:value-type="float">
            <text:p>0.2231501530475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812875382036" calcext:value-type="float">
            <text:p>109.8128753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9062303447811" calcext:value-type="float">
            <text:p>0.1690623034478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9.149791503267" calcext:value-type="float">
            <text:p>169.14979150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406829569937" calcext:value-type="float">
            <text:p>0.2204068295699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37064490929" calcext:value-type="float">
            <text:p>69.37064490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2596388234163" calcext:value-type="float">
            <text:p>0.5125963882341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6172637802752" calcext:value-type="float">
            <text:p>0.4361726378027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8832127816059" calcext:value-type="float">
            <text:p>0.2288321278160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700157383662" calcext:value-type="float">
            <text:p>103.70015738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0659737660396" calcext:value-type="float">
            <text:p>0.5606597376603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629932284738" calcext:value-type="float">
            <text:p>0.2356299322847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.4394299274164" calcext:value-type="float">
            <text:p>70.439429927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130044610493" calcext:value-type="float">
            <text:p>0.4271300446104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375309617087" calcext:value-type="float">
            <text:p>0.1963753096170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9228987060493" calcext:value-type="float">
            <text:p>68.9228987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2251100430386" calcext:value-type="float">
            <text:p>0.2022511004303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6.4434887064654" calcext:value-type="float">
            <text:p>66.44348870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3433216473955" calcext:value-type="float">
            <text:p>0.393433216473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5054996369352" calcext:value-type="float">
            <text:p>0.08650549963693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1.599586638655" calcext:value-type="float">
            <text:p>171.59958663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2822839310217" calcext:value-type="float">
            <text:p>0.2028228393102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304112071447" calcext:value-type="float">
            <text:p>113.30411207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9451796931104" calcext:value-type="float">
            <text:p>0.529451796931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3154541750492" calcext:value-type="float">
            <text:p>0.4031545417504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1848661754103" calcext:value-type="float">
            <text:p>0.1818486617541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990781364793" calcext:value-type="float">
            <text:p>137.99078136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233990983256" calcext:value-type="float">
            <text:p>0.3432339909832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0161578782983" calcext:value-type="float">
            <text:p>0.580161578782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364871498894" calcext:value-type="float">
            <text:p>0.543648714988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371174351395" calcext:value-type="float">
            <text:p>0.1613711743513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68936151041" calcext:value-type="float">
            <text:p>140.9689361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2035037058386" calcext:value-type="float">
            <text:p>0.2620350370583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1628354446808" calcext:value-type="float">
            <text:p>91.16283544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2393252382869" calcext:value-type="float">
            <text:p>0.02223932523828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6.653930272316" calcext:value-type="float">
            <text:p>516.65393027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93844316179" calcext:value-type="float">
            <text:p>0.291938443161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253796422618" calcext:value-type="float">
            <text:p>101.25379642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2786359354457" calcext:value-type="float">
            <text:p>0.3827863593544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911122877702" calcext:value-type="float">
            <text:p>0.3489111228777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8582510644158" calcext:value-type="float">
            <text:p>0.3885825106441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8216321105293" calcext:value-type="float">
            <text:p>0.2982163211052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5327052621953" calcext:value-type="float">
            <text:p>87.53270526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1856027244281" calcext:value-type="float">
            <text:p>0.4618560272442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068192694319" calcext:value-type="float">
            <text:p>0.560681926943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6405111182021" calcext:value-type="float">
            <text:p>0.4164051111820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3581376249162" calcext:value-type="float">
            <text:p>0.6135813762491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8738956565879" calcext:value-type="float">
            <text:p>0.3687389565658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5768817084" calcext:value-type="float">
            <text:p>0.3485768817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467909970388" calcext:value-type="float">
            <text:p>0.44467909970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92620252271" calcext:value-type="float">
            <text:p>0.348926202522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9901677416622" calcext:value-type="float">
            <text:p>0.249901677416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015737802866" calcext:value-type="float">
            <text:p>106.01573780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404869820029" calcext:value-type="float">
            <text:p>0.246404869820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5836134947489" calcext:value-type="float">
            <text:p>60.58361349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1963645265029" calcext:value-type="float">
            <text:p>0.421963645265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7882468284337" calcext:value-type="float">
            <text:p>0.3678824682843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7287704572028" calcext:value-type="float">
            <text:p>0.2272877045720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997100585927" calcext:value-type="float">
            <text:p>102.99710058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6764113413845" calcext:value-type="float">
            <text:p>0.2767641134138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1318520549917" calcext:value-type="float">
            <text:p>58.1318520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5889224965797" calcext:value-type="float">
            <text:p>0.395889224965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4440590222749" calcext:value-type="float">
            <text:p>0.2944405902227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962708716332" calcext:value-type="float">
            <text:p>106.96270871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9256496458" calcext:value-type="float">
            <text:p>0.2199256496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4699122912922" calcext:value-type="float">
            <text:p>69.46991229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2634873409674" calcext:value-type="float">
            <text:p>0.4126348734096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88296915871192" calcext:value-type="float">
            <text:p>0.6882969158711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070798633884" calcext:value-type="float">
            <text:p>0.520707986338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847584732799" calcext:value-type="float">
            <text:p>0.2678475847327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334665571003" calcext:value-type="float">
            <text:p>104.3346655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089691323595" calcext:value-type="float">
            <text:p>0.43089691323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6986269866302" calcext:value-type="float">
            <text:p>0.2369862698663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196537401266" calcext:value-type="float">
            <text:p>101.19653740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570418544433" calcext:value-type="float">
            <text:p>0.3175704185444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6739225261908" calcext:value-type="float">
            <text:p>0.3367392252619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9210862270247" calcext:value-type="float">
            <text:p>0.199210862270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198065938965" calcext:value-type="float">
            <text:p>144.1980659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4811424395106" calcext:value-type="float">
            <text:p>0.05648114243951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1.050243109187" calcext:value-type="float">
            <text:p>261.05024310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9081002373487" calcext:value-type="float">
            <text:p>0.159081002373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861057265168" calcext:value-type="float">
            <text:p>147.86105726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9378817514543" calcext:value-type="float">
            <text:p>0.3493788175145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4637368783146" calcext:value-type="float">
            <text:p>0.3746373687831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5375104636237" calcext:value-type="float">
            <text:p>0.3753751046362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983686512197" calcext:value-type="float">
            <text:p>0.299836865121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3514692929174" calcext:value-type="float">
            <text:p>94.35146929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00002106392" calcext:value-type="float">
            <text:p>0.60000021063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5061463552376" calcext:value-type="float">
            <text:p>0.3450614635523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1379152029358" calcext:value-type="float">
            <text:p>0.4413791520293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3056665156026" calcext:value-type="float">
            <text:p>0.2930566651560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123093548055" calcext:value-type="float">
            <text:p>118.12309354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707970530907" calcext:value-type="float">
            <text:p>0.2197079705309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514962319463" calcext:value-type="float">
            <text:p>132.51496231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0372673475465" calcext:value-type="float">
            <text:p>0.2103726734754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534690864525" calcext:value-type="float">
            <text:p>190.53469086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1268415893854" calcext:value-type="float">
            <text:p>0.5012684158938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713513451103" calcext:value-type="float">
            <text:p>0.187135134511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437319646732" calcext:value-type="float">
            <text:p>145.4373196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5310933994716" calcext:value-type="float">
            <text:p>0.425310933994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661439251764" calcext:value-type="float">
            <text:p>0.596614392517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7580082592069" calcext:value-type="float">
            <text:p>0.02475800825920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1.909712578807" calcext:value-type="float">
            <text:p>471.909712578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174431127261" calcext:value-type="float">
            <text:p>0.3911744311272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0488436876943" calcext:value-type="float">
            <text:p>0.2904884368769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4247781684894" calcext:value-type="float">
            <text:p>94.42477816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1779856145" calcext:value-type="float">
            <text:p>0.36417798561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4994363478691" calcext:value-type="float">
            <text:p>0.02349943634786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9.542121605261" calcext:value-type="float">
            <text:p>489.54212160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6670298722741" calcext:value-type="float">
            <text:p>0.3166702987227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9206901220915" calcext:value-type="float">
            <text:p>0.4292069012209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4814334619768" calcext:value-type="float">
            <text:p>0.4448143346197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7644085807273" calcext:value-type="float">
            <text:p>0.3676440858072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4865126195839" calcext:value-type="float">
            <text:p>0.4648651261958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4328058287201" calcext:value-type="float">
            <text:p>0.6143280582872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5266049151049" calcext:value-type="float">
            <text:p>0.2052660491510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717262505702" calcext:value-type="float">
            <text:p>108.71726250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552057127747" calcext:value-type="float">
            <text:p>0.247552057127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39554393539" calcext:value-type="float">
            <text:p>142.39554393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739972419968" calcext:value-type="float">
            <text:p>0.2417399724199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366762393053" calcext:value-type="float">
            <text:p>102.36676239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9511242596951" calcext:value-type="float">
            <text:p>0.4995112425969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7063517862735" calcext:value-type="float">
            <text:p>0.3370635178627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841093845997349" calcext:value-type="float">
            <text:p>0.8410938459973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855201531478" calcext:value-type="float">
            <text:p>0.2208552015314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.2785351246288" calcext:value-type="float">
            <text:p>99.27853512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827340116578" calcext:value-type="float">
            <text:p>0.2208273401165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284247841417" calcext:value-type="float">
            <text:p>131.28424784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6963543167427" calcext:value-type="float">
            <text:p>0.486963543167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742405873459" calcext:value-type="float">
            <text:p>0.3297424058734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9977834693381" calcext:value-type="float">
            <text:p>0.539977834693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28626758538997" calcext:value-type="float">
            <text:p>0.7286267585389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2514286737273" calcext:value-type="float">
            <text:p>0.3525142867372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5740682604598" calcext:value-type="float">
            <text:p>0.3257406826045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356919482495" calcext:value-type="float">
            <text:p>0.413569194824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873442716140938" calcext:value-type="float">
            <text:p>0.873442716140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976534688522" calcext:value-type="float">
            <text:p>0.2199765346885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459394176563" calcext:value-type="float">
            <text:p>115.45939417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586016804257" calcext:value-type="float">
            <text:p>0.209586016804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713106782975" calcext:value-type="float">
            <text:p>106.7131067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5467748492786" calcext:value-type="float">
            <text:p>0.1554677484927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322022393371" calcext:value-type="float">
            <text:p>118.32202239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9292860227418" calcext:value-type="float">
            <text:p>0.5992928602274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130785352823" calcext:value-type="float">
            <text:p>0.1641307853528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927022182362" calcext:value-type="float">
            <text:p>106.92702218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551339763003" calcext:value-type="float">
            <text:p>0.250551339763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911979754165" calcext:value-type="float">
            <text:p>139.91197975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643989322881" calcext:value-type="float">
            <text:p>0.256439893228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9954927608608" calcext:value-type="float">
            <text:p>85.99549276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600951941711" calcext:value-type="float">
            <text:p>0.3096009519417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456751861203" calcext:value-type="float">
            <text:p>0.2334567518612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834486131912" calcext:value-type="float">
            <text:p>116.83448613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5244296878732" calcext:value-type="float">
            <text:p>0.2952442968787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.8702562783368" calcext:value-type="float">
            <text:p>99.87025627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1478178138045" calcext:value-type="float">
            <text:p>0.5114781781380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1996555077246" calcext:value-type="float">
            <text:p>0.181996555077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946094972818" calcext:value-type="float">
            <text:p>118.94609497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9466543795493" calcext:value-type="float">
            <text:p>0.4794665437954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1411383162443" calcext:value-type="float">
            <text:p>0.1714113831624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339182704822" calcext:value-type="float">
            <text:p>117.33918270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57549874363" calcext:value-type="float">
            <text:p>0.392575498743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643041631958" calcext:value-type="float">
            <text:p>0.4016430416319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0030123257034" calcext:value-type="float">
            <text:p>0.1300301232570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9052566399" calcext:value-type="float">
            <text:p>132.90525663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36917523127278" calcext:value-type="float">
            <text:p>0.7369175231272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06500107738" calcext:value-type="float">
            <text:p>0.26065001077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365622814719" calcext:value-type="float">
            <text:p>109.36562281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6891604570245" calcext:value-type="float">
            <text:p>0.2868916045702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.8563702830541" calcext:value-type="float">
            <text:p>49.85637028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7582035238615" calcext:value-type="float">
            <text:p>0.4175820352386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4899887115052" calcext:value-type="float">
            <text:p>0.4748998871150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631903603831" calcext:value-type="float">
            <text:p>0.586319036038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7813187143701" calcext:value-type="float">
            <text:p>0.3978131871437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796560628838" calcext:value-type="float">
            <text:p>0.1977965606288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5569963815743" calcext:value-type="float">
            <text:p>69.55699638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04535597704" calcext:value-type="float">
            <text:p>0.372045355977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7076540240919" calcext:value-type="float">
            <text:p>0.5370765402409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3165916585106" calcext:value-type="float">
            <text:p>0.3031659165851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el</text:p>
          </table:table-cell>
          <table:table-cell/>
          <table:table-cell office:value-type="float" office:value="0.340730850082334" calcext:value-type="float">
            <text:p>0.3407308501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0.164874526435299" calcext:value-type="float">
            <text:p>0.16487452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ompleted: 445, fail: 55</text:p>
          </table:table-cell>
          <table:table-cell table:number-columns-repeated="12"/>
        </table:table-row>
        <table:table-row table:style-name="ro2" table:number-rows-repeated="104807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exp5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" table:default-cell-style-name="Default"/>
        <table:table-column table:style-name="co11" table:default-cell-style-name="ce4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Replace set-down module by 23.1.2.1</text:p>
          </table:table-cell>
          <table:table-cell office:value-type="string" calcext:value-type="string">
            <text:p>Using 23,1.2.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9163589001939" calcext:value-type="float">
            <text:p>0.109163589001939,</text:p>
          </table:table-cell>
          <table:table-cell office:value-type="string" calcext:value-type="string">
            <text:p>reward</text:p>
          </table:table-cell>
          <table:table-cell office:value-type="float" office:value="179.605636013143" calcext:value-type="float">
            <text:p>179.6056360131</text:p>
          </table:table-cell>
          <table:table-cell table:number-columns-repeated="2"/>
          <table:table-cell office:value-type="string" calcext:value-type="string">
            <text:p>Using 23.1.3</text:p>
          </table:table-cell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1458051437766" calcext:value-type="float">
            <text:p>0.3814580514377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1862653391986" calcext:value-type="float">
            <text:p>0.101862653391986,</text:p>
          </table:table-cell>
          <table:table-cell office:value-type="string" calcext:value-type="string">
            <text:p>reward</text:p>
          </table:table-cell>
          <table:table-cell office:value-type="float" office:value="152.17140695833" calcext:value-type="float">
            <text:p>152.17140695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3403453331523" calcext:value-type="float">
            <text:p>0.3634034533315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956614931594" calcext:value-type="float">
            <text:p>0.173956614931594,</text:p>
          </table:table-cell>
          <table:table-cell office:value-type="string" calcext:value-type="string">
            <text:p>reward</text:p>
          </table:table-cell>
          <table:table-cell office:value-type="float" office:value="113.48559779651" calcext:value-type="float">
            <text:p>113.48559779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576017423519" calcext:value-type="float">
            <text:p>0.185760174235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832852177125" calcext:value-type="float">
            <text:p>120.8328521771</text:p>
          </table:table-cell>
        </table:table-row>
        <table:table-row table:style-name="ro2">
          <table:table-cell office:value-type="string" calcext:value-type="string">
            <text:p>Meta-controller and controller is based on exp4</text:p>
          </table:table-cell>
          <table:table-cell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58910702434079" calcext:value-type="float">
            <text:p>0.0758910702434079,</text:p>
          </table:table-cell>
          <table:table-cell office:value-type="string" calcext:value-type="string">
            <text:p>reward</text:p>
          </table:table-cell>
          <table:table-cell office:value-type="float" office:value="199.767808359095" calcext:value-type="float">
            <text:p>199.76780835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4478903689874" calcext:value-type="float">
            <text:p>0.1544789036898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4.73375820996" calcext:value-type="float">
            <text:p>174.733758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5510275931125" calcext:value-type="float">
            <text:p>0.05655102759311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831446316953" calcext:value-type="float">
            <text:p>228.831446317</text:p>
          </table:table-cell>
        </table:table-row>
        <table:table-row table:style-name="ro2">
          <table:table-cell office:value-type="string" calcext:value-type="string">
            <text:p>changed parameters: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176959061284787" calcext:value-type="float">
            <text:p>0.176959061284787,</text:p>
          </table:table-cell>
          <table:table-cell office:value-type="string" calcext:value-type="string">
            <text:p>reward</text:p>
          </table:table-cell>
          <table:table-cell office:value-type="float" office:value="153.510245518915" calcext:value-type="float">
            <text:p>153.510245518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8352112710575" calcext:value-type="float">
            <text:p>0.0208352112710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7.956736214677" calcext:value-type="float">
            <text:p>497.9567362147</text:p>
          </table:table-cell>
        </table:table-row>
        <table:table-row table:style-name="ro2">
          <table:table-cell office:value-type="string" calcext:value-type="string">
            <text:p>min limit : 5m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13897714273587" calcext:value-type="float">
            <text:p>0.13897714273587,</text:p>
          </table:table-cell>
          <table:table-cell office:value-type="string" calcext:value-type="string">
            <text:p>reward</text:p>
          </table:table-cell>
          <table:table-cell office:value-type="float" office:value="127.954278258586" calcext:value-type="float">
            <text:p>127.95427825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931541559509" calcext:value-type="float">
            <text:p>0.2099315415595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634576137123" calcext:value-type="float">
            <text:p>141.63457613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788731943379" calcext:value-type="float">
            <text:p>0.208788731943379,</text:p>
          </table:table-cell>
          <table:table-cell office:value-type="string" calcext:value-type="string">
            <text:p>reward</text:p>
          </table:table-cell>
          <table:table-cell office:value-type="float" office:value="118.89530501441" calcext:value-type="float">
            <text:p>118.89530501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9639273399342" calcext:value-type="float">
            <text:p>0.2496392733993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057799655598" calcext:value-type="float">
            <text:p>192.0577996556</text:p>
          </table:table-cell>
        </table:table-row>
        <table:table-row table:style-name="ro2">
          <table:table-cell office:value-type="string" calcext:value-type="string">
            <text:p>no training, exp 5 is just testing exp4 using different set-down models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236571276322772" calcext:value-type="float">
            <text:p>0.236571276322772,</text:p>
          </table:table-cell>
          <table:table-cell office:value-type="string" calcext:value-type="string">
            <text:p>reward</text:p>
          </table:table-cell>
          <table:table-cell office:value-type="float" office:value="123.27055860474" calcext:value-type="float">
            <text:p>123.27055860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0361163097761" calcext:value-type="float">
            <text:p>0.1703611630977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7.6988244161115" calcext:value-type="float">
            <text:p>77.69882441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3184177023318" calcext:value-type="float">
            <text:p>0.1731841770233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741995671196" calcext:value-type="float">
            <text:p>121.7419956712</text:p>
          </table:table-cell>
        </table:table-row>
        <table:table-row table:style-name="ro2">
          <table:table-cell office:value-type="string" calcext:value-type="string">
            <text:p>after exp4, meta-controller selects to set-down at the end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165412303123818" calcext:value-type="float">
            <text:p>0.165412303123818,</text:p>
          </table:table-cell>
          <table:table-cell office:value-type="string" calcext:value-type="string">
            <text:p>reward</text:p>
          </table:table-cell>
          <table:table-cell office:value-type="float" office:value="127.454995252165" calcext:value-type="float">
            <text:p>127.454995252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9072172489657" calcext:value-type="float">
            <text:p>0.4490721724896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7989549319436" calcext:value-type="float">
            <text:p>0.187989549319436,</text:p>
          </table:table-cell>
          <table:table-cell office:value-type="string" calcext:value-type="string">
            <text:p>reward</text:p>
          </table:table-cell>
          <table:table-cell office:value-type="float" office:value="136.194446373228" calcext:value-type="float">
            <text:p>136.19444637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5989851107366" calcext:value-type="float">
            <text:p>0.07359898511073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871438783484" calcext:value-type="float">
            <text:p>188.87143878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8585699793633" calcext:value-type="float">
            <text:p>0.168585699793633,</text:p>
          </table:table-cell>
          <table:table-cell office:value-type="string" calcext:value-type="string">
            <text:p>reward</text:p>
          </table:table-cell>
          <table:table-cell office:value-type="float" office:value="153.317012132352" calcext:value-type="float">
            <text:p>153.31701213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113897730708" calcext:value-type="float">
            <text:p>0.2501138977307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81784661829" calcext:value-type="float">
            <text:p>140.9817846618</text:p>
          </table:table-cell>
        </table:table-row>
        <table:table-row table:style-name="ro6"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5852592830874" calcext:value-type="float">
            <text:p>0.6158525928308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8473091817827" calcext:value-type="float">
            <text:p>0.4084730918178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61062612645736" calcext:value-type="float">
            <text:p>0.0861062612645736,</text:p>
          </table:table-cell>
          <table:table-cell office:value-type="string" calcext:value-type="string">
            <text:p>reward</text:p>
          </table:table-cell>
          <table:table-cell office:value-type="float" office:value="167.135573106276" calcext:value-type="float">
            <text:p>167.135573106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650592395039" calcext:value-type="float">
            <text:p>0.456505923950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07979253268509" calcext:value-type="float">
            <text:p>0.0507979253268509,</text:p>
          </table:table-cell>
          <table:table-cell office:value-type="string" calcext:value-type="string">
            <text:p>reward</text:p>
          </table:table-cell>
          <table:table-cell office:value-type="float" office:value="253.858433403661" calcext:value-type="float">
            <text:p>253.858433403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4010682730823" calcext:value-type="float">
            <text:p>0.3740106827308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297402250564" calcext:value-type="float">
            <text:p>0.105297402250564,</text:p>
          </table:table-cell>
          <table:table-cell office:value-type="string" calcext:value-type="string">
            <text:p>reward</text:p>
          </table:table-cell>
          <table:table-cell office:value-type="float" office:value="154.969104519826" calcext:value-type="float">
            <text:p>154.96910451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7582493298987" calcext:value-type="float">
            <text:p>0.177582493298987,</text:p>
          </table:table-cell>
          <table:table-cell office:value-type="string" calcext:value-type="string">
            <text:p>reward</text:p>
          </table:table-cell>
          <table:table-cell office:value-type="float" office:value="124.311857178193" calcext:value-type="float">
            <text:p>124.31185717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88467863953608" calcext:value-type="float">
            <text:p>0.7884678639536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0830027938494" calcext:value-type="float">
            <text:p>0.180830027938494,</text:p>
          </table:table-cell>
          <table:table-cell office:value-type="string" calcext:value-type="string">
            <text:p>reward</text:p>
          </table:table-cell>
          <table:table-cell office:value-type="float" office:value="146.300549991627" calcext:value-type="float">
            <text:p>146.30054999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8318164972026" calcext:value-type="float">
            <text:p>0.2083181649720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.003495044913" calcext:value-type="float">
            <text:p>67.00349504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79379993941387" calcext:value-type="float">
            <text:p>0.0279379993941387,</text:p>
          </table:table-cell>
          <table:table-cell office:value-type="string" calcext:value-type="string">
            <text:p>reward</text:p>
          </table:table-cell>
          <table:table-cell office:value-type="float" office:value="404.935436210868" calcext:value-type="float">
            <text:p>404.93543621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192580990343" calcext:value-type="float">
            <text:p>0.1841925809903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291003178485" calcext:value-type="float">
            <text:p>109.29100317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5700728836472" calcext:value-type="float">
            <text:p>0.295700728836472,</text:p>
          </table:table-cell>
          <table:table-cell office:value-type="string" calcext:value-type="string">
            <text:p>reward</text:p>
          </table:table-cell>
          <table:table-cell office:value-type="float" office:value="93.8179754894354" calcext:value-type="float">
            <text:p>93.81797548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9985304016486" calcext:value-type="float">
            <text:p>0.05599853040164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8.576114913644" calcext:value-type="float">
            <text:p>238.57611491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98268246332279" calcext:value-type="float">
            <text:p>0.0898268246332279,</text:p>
          </table:table-cell>
          <table:table-cell office:value-type="string" calcext:value-type="string">
            <text:p>reward</text:p>
          </table:table-cell>
          <table:table-cell office:value-type="float" office:value="173.325320034756" calcext:value-type="float">
            <text:p>173.32532003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537205612913" calcext:value-type="float">
            <text:p>0.1895372056129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9.760089860261" calcext:value-type="float">
            <text:p>129.76008986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2886319797222" calcext:value-type="float">
            <text:p>0.162886319797222,</text:p>
          </table:table-cell>
          <table:table-cell office:value-type="string" calcext:value-type="string">
            <text:p>reward</text:p>
          </table:table-cell>
          <table:table-cell office:value-type="float" office:value="118.392509895546" calcext:value-type="float">
            <text:p>118.39250989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70206802691431" calcext:value-type="float">
            <text:p>0.0870206802691431,</text:p>
          </table:table-cell>
          <table:table-cell office:value-type="string" calcext:value-type="string">
            <text:p>reward</text:p>
          </table:table-cell>
          <table:table-cell office:value-type="float" office:value="163.915212901937" calcext:value-type="float">
            <text:p>163.91521290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7943134711467" calcext:value-type="float">
            <text:p>0.3779431347114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7895835217881" calcext:value-type="float">
            <text:p>0.05578958352178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5.244930123821" calcext:value-type="float">
            <text:p>235.24493012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446209582238" calcext:value-type="float">
            <text:p>0.208446209582238,</text:p>
          </table:table-cell>
          <table:table-cell office:value-type="string" calcext:value-type="string">
            <text:p>reward</text:p>
          </table:table-cell>
          <table:table-cell office:value-type="float" office:value="128.974007395201" calcext:value-type="float">
            <text:p>128.97400739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9527372643274" calcext:value-type="float">
            <text:p>0.4795273726432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086366444495" calcext:value-type="float">
            <text:p>0.22086366444495,</text:p>
          </table:table-cell>
          <table:table-cell office:value-type="string" calcext:value-type="string">
            <text:p>reward</text:p>
          </table:table-cell>
          <table:table-cell office:value-type="float" office:value="65.2768001705074" calcext:value-type="float">
            <text:p>65.27680017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0206808554564" calcext:value-type="float">
            <text:p>0.1802068085545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491799006985" calcext:value-type="float">
            <text:p>125.4917990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7637964032621" calcext:value-type="float">
            <text:p>0.207637964032621,</text:p>
          </table:table-cell>
          <table:table-cell office:value-type="string" calcext:value-type="string">
            <text:p>reward</text:p>
          </table:table-cell>
          <table:table-cell office:value-type="float" office:value="70.1607496326103" calcext:value-type="float">
            <text:p>70.16074963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13595053848404" calcext:value-type="float">
            <text:p>0.09135950538484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457685414082" calcext:value-type="float">
            <text:p>161.45768541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55890582668695" calcext:value-type="float">
            <text:p>0.0755890582668695,</text:p>
          </table:table-cell>
          <table:table-cell office:value-type="string" calcext:value-type="string">
            <text:p>reward</text:p>
          </table:table-cell>
          <table:table-cell office:value-type="float" office:value="200.294279480169" calcext:value-type="float">
            <text:p>200.294279480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3181206920751" calcext:value-type="float">
            <text:p>0.1631812069207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281566601334" calcext:value-type="float">
            <text:p>128.28156660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70357854393444" calcext:value-type="float">
            <text:p>0.0670357854393444,</text:p>
          </table:table-cell>
          <table:table-cell office:value-type="string" calcext:value-type="string">
            <text:p>reward</text:p>
          </table:table-cell>
          <table:table-cell office:value-type="float" office:value="230.174055833928" calcext:value-type="float">
            <text:p>230.17405583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2580370576489" calcext:value-type="float">
            <text:p>0.1325803705764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4259469672452" calcext:value-type="float">
            <text:p>97.425946967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17456942404427" calcext:value-type="float">
            <text:p>0.0817456942404427,</text:p>
          </table:table-cell>
          <table:table-cell office:value-type="string" calcext:value-type="string">
            <text:p>reward</text:p>
          </table:table-cell>
          <table:table-cell office:value-type="float" office:value="215.330602154855" calcext:value-type="float">
            <text:p>215.330602154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0302788231488" calcext:value-type="float">
            <text:p>0.2003027882314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924417369783" calcext:value-type="float">
            <text:p>120.924417369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8542320256948" calcext:value-type="float">
            <text:p>0.108542320256948,</text:p>
          </table:table-cell>
          <table:table-cell office:value-type="string" calcext:value-type="string">
            <text:p>reward</text:p>
          </table:table-cell>
          <table:table-cell office:value-type="float" office:value="147.129963467958" calcext:value-type="float">
            <text:p>147.1299634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83585249275676" calcext:value-type="float">
            <text:p>0.08835852492756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6.175270956567" calcext:value-type="float">
            <text:p>166.17527095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4051760982826" calcext:value-type="float">
            <text:p>0.0914051760982826,</text:p>
          </table:table-cell>
          <table:table-cell office:value-type="string" calcext:value-type="string">
            <text:p>reward</text:p>
          </table:table-cell>
          <table:table-cell office:value-type="float" office:value="159.402994741212" calcext:value-type="float">
            <text:p>159.40299474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21447728154745" calcext:value-type="float">
            <text:p>0.0321447728154745,</text:p>
          </table:table-cell>
          <table:table-cell office:value-type="string" calcext:value-type="string">
            <text:p>reward</text:p>
          </table:table-cell>
          <table:table-cell office:value-type="float" office:value="367.0925703972" calcext:value-type="float">
            <text:p>367.09257039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9479494405458" calcext:value-type="float">
            <text:p>0.169479494405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004188294758" calcext:value-type="float">
            <text:p>110.00418829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768629649342" calcext:value-type="float">
            <text:p>0.152768629649342,</text:p>
          </table:table-cell>
          <table:table-cell office:value-type="string" calcext:value-type="string">
            <text:p>reward</text:p>
          </table:table-cell>
          <table:table-cell office:value-type="float" office:value="142.458465019641" calcext:value-type="float">
            <text:p>142.45846501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2676218318859" calcext:value-type="float">
            <text:p>0.3326762183188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3874358344412" calcext:value-type="float">
            <text:p>0.133874358344412,</text:p>
          </table:table-cell>
          <table:table-cell office:value-type="string" calcext:value-type="string">
            <text:p>reward</text:p>
          </table:table-cell>
          <table:table-cell office:value-type="float" office:value="142.696903302972" calcext:value-type="float">
            <text:p>142.6969033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06652059163" calcext:value-type="float">
            <text:p>0.183066520591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624952545568" calcext:value-type="float">
            <text:p>127.62495254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01792199531" calcext:value-type="float">
            <text:p>0.14101792199531,</text:p>
          </table:table-cell>
          <table:table-cell office:value-type="string" calcext:value-type="string">
            <text:p>reward</text:p>
          </table:table-cell>
          <table:table-cell office:value-type="float" office:value="144.912972326543" calcext:value-type="float">
            <text:p>144.91297232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3220801627995" calcext:value-type="float">
            <text:p>0.02632208016279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3.909184158356" calcext:value-type="float">
            <text:p>473.90918415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82800440258777" calcext:value-type="float">
            <text:p>0.282800440258777,</text:p>
          </table:table-cell>
          <table:table-cell office:value-type="string" calcext:value-type="string">
            <text:p>reward</text:p>
          </table:table-cell>
          <table:table-cell office:value-type="float" office:value="91.3606238761492" calcext:value-type="float">
            <text:p>91.36062387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3239010748716" calcext:value-type="float">
            <text:p>0.113239010748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30878982324" calcext:value-type="float">
            <text:p>112.30878982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1448453839972" calcext:value-type="float">
            <text:p>0.241448453839972,</text:p>
          </table:table-cell>
          <table:table-cell office:value-type="string" calcext:value-type="string">
            <text:p>reward</text:p>
          </table:table-cell>
          <table:table-cell office:value-type="float" office:value="145.416707545486" calcext:value-type="float">
            <text:p>145.41670754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53722816388" calcext:value-type="float">
            <text:p>0.25353722816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419394438447" calcext:value-type="float">
            <text:p>89.44193944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8053676351455" calcext:value-type="float">
            <text:p>0.098053676351455,</text:p>
          </table:table-cell>
          <table:table-cell office:value-type="string" calcext:value-type="string">
            <text:p>reward</text:p>
          </table:table-cell>
          <table:table-cell office:value-type="float" office:value="171.98495734272" calcext:value-type="float">
            <text:p>171.98495734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5215151627183" calcext:value-type="float">
            <text:p>0.2052151516271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729345375858" calcext:value-type="float">
            <text:p>120.72934537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8703403151551" calcext:value-type="float">
            <text:p>0.128703403151551,</text:p>
          </table:table-cell>
          <table:table-cell office:value-type="string" calcext:value-type="string">
            <text:p>reward</text:p>
          </table:table-cell>
          <table:table-cell office:value-type="float" office:value="142.698023169013" calcext:value-type="float">
            <text:p>142.69802316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28771089306886" calcext:value-type="float">
            <text:p>0.7287710893068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2073998103197" calcext:value-type="float">
            <text:p>0.112073998103197,</text:p>
          </table:table-cell>
          <table:table-cell office:value-type="string" calcext:value-type="string">
            <text:p>reward</text:p>
          </table:table-cell>
          <table:table-cell office:value-type="float" office:value="164.22676240025" calcext:value-type="float">
            <text:p>164.2267624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4228995969303" calcext:value-type="float">
            <text:p>0.3942289959693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40481433395779" calcext:value-type="float">
            <text:p>0.0740481433395779,</text:p>
          </table:table-cell>
          <table:table-cell office:value-type="string" calcext:value-type="string">
            <text:p>reward</text:p>
          </table:table-cell>
          <table:table-cell office:value-type="float" office:value="198.047275313048" calcext:value-type="float">
            <text:p>198.0472753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8658599562174" calcext:value-type="float">
            <text:p>0.1386585995621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119580260985" calcext:value-type="float">
            <text:p>141.11958026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49289837329303" calcext:value-type="float">
            <text:p>0.0449289837329303,</text:p>
          </table:table-cell>
          <table:table-cell office:value-type="string" calcext:value-type="string">
            <text:p>reward</text:p>
          </table:table-cell>
          <table:table-cell office:value-type="float" office:value="303.57347416186" calcext:value-type="float">
            <text:p>303.57347416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11177508892802" calcext:value-type="float">
            <text:p>0.09111775088928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748099600826" calcext:value-type="float">
            <text:p>173.74809960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9361498522227" calcext:value-type="float">
            <text:p>0.149361498522227,</text:p>
          </table:table-cell>
          <table:table-cell office:value-type="string" calcext:value-type="string">
            <text:p>reward</text:p>
          </table:table-cell>
          <table:table-cell office:value-type="float" office:value="119.951658218077" calcext:value-type="float">
            <text:p>119.95165821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4532270003353" calcext:value-type="float">
            <text:p>0.2445322700033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8943981089404" calcext:value-type="float">
            <text:p>96.89439810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4099178952639" calcext:value-type="float">
            <text:p>0.0954099178952639,</text:p>
          </table:table-cell>
          <table:table-cell office:value-type="string" calcext:value-type="string">
            <text:p>reward</text:p>
          </table:table-cell>
          <table:table-cell office:value-type="float" office:value="123.810906670913" calcext:value-type="float">
            <text:p>123.81090667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793936837759" calcext:value-type="float">
            <text:p>0.2477939368377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3561125329205" calcext:value-type="float">
            <text:p>60.35611253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0758640716552" calcext:value-type="float">
            <text:p>0.140758640716552,</text:p>
          </table:table-cell>
          <table:table-cell office:value-type="string" calcext:value-type="string">
            <text:p>reward</text:p>
          </table:table-cell>
          <table:table-cell office:value-type="float" office:value="116.043595967492" calcext:value-type="float">
            <text:p>116.04359596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524284272534" calcext:value-type="float">
            <text:p>0.3185242842725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0055979893129" calcext:value-type="float">
            <text:p>0.130055979893129,</text:p>
          </table:table-cell>
          <table:table-cell office:value-type="string" calcext:value-type="string">
            <text:p>reward</text:p>
          </table:table-cell>
          <table:table-cell office:value-type="float" office:value="154.889966983581" calcext:value-type="float">
            <text:p>154.889966983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5489042761602" calcext:value-type="float">
            <text:p>0.305489042761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916571443039" calcext:value-type="float">
            <text:p>0.205916571443039,</text:p>
          </table:table-cell>
          <table:table-cell office:value-type="string" calcext:value-type="string">
            <text:p>reward</text:p>
          </table:table-cell>
          <table:table-cell office:value-type="float" office:value="124.563357139842" calcext:value-type="float">
            <text:p>124.56335713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4274381911083" calcext:value-type="float">
            <text:p>0.2642743819110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839460365722" calcext:value-type="float">
            <text:p>116.83946036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3035293953123" calcext:value-type="float">
            <text:p>0.113035293953123,</text:p>
          </table:table-cell>
          <table:table-cell office:value-type="string" calcext:value-type="string">
            <text:p>reward</text:p>
          </table:table-cell>
          <table:table-cell office:value-type="float" office:value="148.467943509282" calcext:value-type="float">
            <text:p>148.46794350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6534608539448" calcext:value-type="float">
            <text:p>0.1865346085394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609354737436" calcext:value-type="float">
            <text:p>119.609354737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5530515963054" calcext:value-type="float">
            <text:p>0.175530515963054,</text:p>
          </table:table-cell>
          <table:table-cell office:value-type="string" calcext:value-type="string">
            <text:p>reward</text:p>
          </table:table-cell>
          <table:table-cell office:value-type="float" office:value="118.970151002717" calcext:value-type="float">
            <text:p>118.97015100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1921458969609" calcext:value-type="float">
            <text:p>0.2019214589696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524206347504" calcext:value-type="float">
            <text:p>100.52420634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7406270827646" calcext:value-type="float">
            <text:p>0.107406270827646,</text:p>
          </table:table-cell>
          <table:table-cell office:value-type="string" calcext:value-type="string">
            <text:p>reward</text:p>
          </table:table-cell>
          <table:table-cell office:value-type="float" office:value="111.104433502276" calcext:value-type="float">
            <text:p>111.10443350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9727636879402" calcext:value-type="float">
            <text:p>0.109727636879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13474311846" calcext:value-type="float">
            <text:p>135.134743118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64390251763" calcext:value-type="float">
            <text:p>0.54643902517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316073833977" calcext:value-type="float">
            <text:p>0.27316073833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6084821002406" calcext:value-type="float">
            <text:p>89.60848210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6851681523094" calcext:value-type="float">
            <text:p>0.156851681523094,</text:p>
          </table:table-cell>
          <table:table-cell office:value-type="string" calcext:value-type="string">
            <text:p>reward</text:p>
          </table:table-cell>
          <table:table-cell office:value-type="float" office:value="149.754496623153" calcext:value-type="float">
            <text:p>149.75449662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2684294436703" calcext:value-type="float">
            <text:p>0.4326842944367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1862829555431" calcext:value-type="float">
            <text:p>0.171862829555431,</text:p>
          </table:table-cell>
          <table:table-cell office:value-type="string" calcext:value-type="string">
            <text:p>reward</text:p>
          </table:table-cell>
          <table:table-cell office:value-type="float" office:value="142.185938319924" calcext:value-type="float">
            <text:p>142.18593831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8467845373891" calcext:value-type="float">
            <text:p>0.3584678453738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7416360303062" calcext:value-type="float">
            <text:p>0.2974163603030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.6228981815599" calcext:value-type="float">
            <text:p>47.62289818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329626683133" calcext:value-type="float">
            <text:p>0.106329626683133,</text:p>
          </table:table-cell>
          <table:table-cell office:value-type="string" calcext:value-type="string">
            <text:p>reward</text:p>
          </table:table-cell>
          <table:table-cell office:value-type="float" office:value="117.047165516724" calcext:value-type="float">
            <text:p>117.04716551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7137678926381" calcext:value-type="float">
            <text:p>0.127137678926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654888813807" calcext:value-type="float">
            <text:p>137.65488881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655489614056" calcext:value-type="float">
            <text:p>0.167655489614056,</text:p>
          </table:table-cell>
          <table:table-cell office:value-type="string" calcext:value-type="string">
            <text:p>reward</text:p>
          </table:table-cell>
          <table:table-cell office:value-type="float" office:value="141.646123267542" calcext:value-type="float">
            <text:p>141.64612326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3519052519799" calcext:value-type="float">
            <text:p>0.1535190525197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4.1384947722388" calcext:value-type="float">
            <text:p>84.13849477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246969062276" calcext:value-type="float">
            <text:p>0.141246969062276,</text:p>
          </table:table-cell>
          <table:table-cell office:value-type="string" calcext:value-type="string">
            <text:p>reward</text:p>
          </table:table-cell>
          <table:table-cell office:value-type="float" office:value="167.797979357638" calcext:value-type="float">
            <text:p>167.797979357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236437455025" calcext:value-type="float">
            <text:p>0.2262364374550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201544687018" calcext:value-type="float">
            <text:p>122.2015446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799323204963" calcext:value-type="float">
            <text:p>0.105799323204963,</text:p>
          </table:table-cell>
          <table:table-cell office:value-type="string" calcext:value-type="string">
            <text:p>reward</text:p>
          </table:table-cell>
          <table:table-cell office:value-type="float" office:value="143.51856304059" calcext:value-type="float">
            <text:p>143.518563040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0580771959356" calcext:value-type="float">
            <text:p>0.200580771959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8552274094664" calcext:value-type="float">
            <text:p>63.85522740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7697408510485" calcext:value-type="float">
            <text:p>0.207697408510485,</text:p>
          </table:table-cell>
          <table:table-cell office:value-type="string" calcext:value-type="string">
            <text:p>reward</text:p>
          </table:table-cell>
          <table:table-cell office:value-type="float" office:value="70.1469656829886" calcext:value-type="float">
            <text:p>70.1469656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080371592731" calcext:value-type="float">
            <text:p>0.1150803715927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895791711466" calcext:value-type="float">
            <text:p>154.89579171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4190723319873" calcext:value-type="float">
            <text:p>0.2641907233198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8514426030484" calcext:value-type="float">
            <text:p>93.85144260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738289949195" calcext:value-type="float">
            <text:p>0.207382899491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2199835401" calcext:value-type="float">
            <text:p>108.21998354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368259129389" calcext:value-type="float">
            <text:p>0.117368259129389,</text:p>
          </table:table-cell>
          <table:table-cell office:value-type="string" calcext:value-type="string">
            <text:p>reward</text:p>
          </table:table-cell>
          <table:table-cell office:value-type="float" office:value="161.201911267814" calcext:value-type="float">
            <text:p>161.20191126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0156199889487" calcext:value-type="float">
            <text:p>0.220156199889487,</text:p>
          </table:table-cell>
          <table:table-cell office:value-type="string" calcext:value-type="string">
            <text:p>reward</text:p>
          </table:table-cell>
          <table:table-cell office:value-type="float" office:value="117.422295647453" calcext:value-type="float">
            <text:p>117.42229564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0385401218602" calcext:value-type="float">
            <text:p>0.190385401218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52503572224" calcext:value-type="float">
            <text:p>148.52503572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2732669512018" calcext:value-type="float">
            <text:p>0.03027326695120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7.324441564871" calcext:value-type="float">
            <text:p>387.32444156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2549891367863" calcext:value-type="float">
            <text:p>0.6025498913678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361878534797" calcext:value-type="float">
            <text:p>0.112361878534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998156050792" calcext:value-type="float">
            <text:p>147.99815605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19169756178606" calcext:value-type="float">
            <text:p>0.0519169756178606,</text:p>
          </table:table-cell>
          <table:table-cell office:value-type="string" calcext:value-type="string">
            <text:p>reward</text:p>
          </table:table-cell>
          <table:table-cell office:value-type="float" office:value="256.615226156583" calcext:value-type="float">
            <text:p>256.61522615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163303254758" calcext:value-type="float">
            <text:p>0.2711633032547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878146415723" calcext:value-type="float">
            <text:p>115.87814641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7155762377861" calcext:value-type="float">
            <text:p>0.197155762377861,</text:p>
          </table:table-cell>
          <table:table-cell office:value-type="string" calcext:value-type="string">
            <text:p>reward</text:p>
          </table:table-cell>
          <table:table-cell office:value-type="float" office:value="146.72131739591" calcext:value-type="float">
            <text:p>146.72131739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8914107287466" calcext:value-type="float">
            <text:p>0.3889141072874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4674041087431" calcext:value-type="float">
            <text:p>0.104674041087431,</text:p>
          </table:table-cell>
          <table:table-cell office:value-type="string" calcext:value-type="string">
            <text:p>reward</text:p>
          </table:table-cell>
          <table:table-cell office:value-type="float" office:value="149.534670259337" calcext:value-type="float">
            <text:p>149.53467025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2935415954162" calcext:value-type="float">
            <text:p>0.1229354159541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43524340688" calcext:value-type="float">
            <text:p>140.34352434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36492997065064" calcext:value-type="float">
            <text:p>0.0736492997065064,</text:p>
          </table:table-cell>
          <table:table-cell office:value-type="string" calcext:value-type="string">
            <text:p>reward</text:p>
          </table:table-cell>
          <table:table-cell office:value-type="float" office:value="225.778616223782" calcext:value-type="float">
            <text:p>225.77861622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3527037766108" calcext:value-type="float">
            <text:p>0.5935270377661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6321088329068" calcext:value-type="float">
            <text:p>0.1163210883290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968934297712" calcext:value-type="float">
            <text:p>139.968934297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9217030341732" calcext:value-type="float">
            <text:p>0.119217030341732,</text:p>
          </table:table-cell>
          <table:table-cell office:value-type="string" calcext:value-type="string">
            <text:p>reward</text:p>
          </table:table-cell>
          <table:table-cell office:value-type="float" office:value="148.8806332563" calcext:value-type="float">
            <text:p>148.880633256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058094094723" calcext:value-type="float">
            <text:p>0.180580940947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376829623023" calcext:value-type="float">
            <text:p>128.3768296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892596529235" calcext:value-type="float">
            <text:p>0.10892596529235,</text:p>
          </table:table-cell>
          <table:table-cell office:value-type="string" calcext:value-type="string">
            <text:p>reward</text:p>
          </table:table-cell>
          <table:table-cell office:value-type="float" office:value="142.8054751515" calcext:value-type="float">
            <text:p>142.80547515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079992930937" calcext:value-type="float">
            <text:p>0.1790799929309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840967136159" calcext:value-type="float">
            <text:p>115.84096713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3723394377085" calcext:value-type="float">
            <text:p>0.4237233943770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175005299545" calcext:value-type="float">
            <text:p>0.120175005299545,</text:p>
          </table:table-cell>
          <table:table-cell office:value-type="string" calcext:value-type="string">
            <text:p>reward</text:p>
          </table:table-cell>
          <table:table-cell office:value-type="float" office:value="144.211978855955" calcext:value-type="float">
            <text:p>144.2119788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902726062495" calcext:value-type="float">
            <text:p>0.129027260624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503001703396" calcext:value-type="float">
            <text:p>140.50300170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4580328475852" calcext:value-type="float">
            <text:p>0.164580328475852,</text:p>
          </table:table-cell>
          <table:table-cell office:value-type="string" calcext:value-type="string">
            <text:p>reward</text:p>
          </table:table-cell>
          <table:table-cell office:value-type="float" office:value="137.760602999205" calcext:value-type="float">
            <text:p>137.760602999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1297722311282" calcext:value-type="float">
            <text:p>0.0771297722311282,</text:p>
          </table:table-cell>
          <table:table-cell office:value-type="string" calcext:value-type="string">
            <text:p>reward</text:p>
          </table:table-cell>
          <table:table-cell office:value-type="float" office:value="180.651621037255" calcext:value-type="float">
            <text:p>180.65162103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562417796987" calcext:value-type="float">
            <text:p>0.208562417796987,</text:p>
          </table:table-cell>
          <table:table-cell office:value-type="string" calcext:value-type="string">
            <text:p>reward</text:p>
          </table:table-cell>
          <table:table-cell office:value-type="float" office:value="105.947276914165" calcext:value-type="float">
            <text:p>105.947276914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7363861993643" calcext:value-type="float">
            <text:p>0.4173638619936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85262451497326" calcext:value-type="float">
            <text:p>0.0385262451497326,</text:p>
          </table:table-cell>
          <table:table-cell office:value-type="string" calcext:value-type="string">
            <text:p>reward</text:p>
          </table:table-cell>
          <table:table-cell office:value-type="float" office:value="307.563317451128" calcext:value-type="float">
            <text:p>307.56331745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2527837802303" calcext:value-type="float">
            <text:p>0.3125278378023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7814728413267" calcext:value-type="float">
            <text:p>0.107814728413267,</text:p>
          </table:table-cell>
          <table:table-cell office:value-type="string" calcext:value-type="string">
            <text:p>reward</text:p>
          </table:table-cell>
          <table:table-cell office:value-type="float" office:value="141.751706071816" calcext:value-type="float">
            <text:p>141.75170607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9980977045959" calcext:value-type="float">
            <text:p>0.259980977045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.4643527138995" calcext:value-type="float">
            <text:p>54.46435271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4465878783411" calcext:value-type="float">
            <text:p>0.0914465878783411,</text:p>
          </table:table-cell>
          <table:table-cell office:value-type="string" calcext:value-type="string">
            <text:p>reward</text:p>
          </table:table-cell>
          <table:table-cell office:value-type="float" office:value="179.35345136446" calcext:value-type="float">
            <text:p>179.35345136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295437183298" calcext:value-type="float">
            <text:p>0.2352954371832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4997616601034" calcext:value-type="float">
            <text:p>62.49976166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71762000000431" calcext:value-type="float">
            <text:p>0.0671762000000431,</text:p>
          </table:table-cell>
          <table:table-cell office:value-type="string" calcext:value-type="string">
            <text:p>reward</text:p>
          </table:table-cell>
          <table:table-cell office:value-type="float" office:value="170.862245854835" calcext:value-type="float">
            <text:p>170.86224585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621500615159" calcext:value-type="float">
            <text:p>0.1796215006151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0.672622518755" calcext:value-type="float">
            <text:p>130.67262251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8802884459681" calcext:value-type="float">
            <text:p>0.118802884459681,</text:p>
          </table:table-cell>
          <table:table-cell office:value-type="string" calcext:value-type="string">
            <text:p>reward</text:p>
          </table:table-cell>
          <table:table-cell office:value-type="float" office:value="169.173040456722" calcext:value-type="float">
            <text:p>169.17304045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9757401083982" calcext:value-type="float">
            <text:p>0.3597574010839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79508853636757" calcext:value-type="float">
            <text:p>0.0579508853636757,</text:p>
          </table:table-cell>
          <table:table-cell office:value-type="string" calcext:value-type="string">
            <text:p>reward</text:p>
          </table:table-cell>
          <table:table-cell office:value-type="float" office:value="230.55991754473" calcext:value-type="float">
            <text:p>230.55991754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933195162758" calcext:value-type="float">
            <text:p>0.0599331951627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7.852442504416" calcext:value-type="float">
            <text:p>187.85244250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78368772594207" calcext:value-type="float">
            <text:p>0.0578368772594207,</text:p>
          </table:table-cell>
          <table:table-cell office:value-type="string" calcext:value-type="string">
            <text:p>reward</text:p>
          </table:table-cell>
          <table:table-cell office:value-type="float" office:value="226.900067808747" calcext:value-type="float">
            <text:p>226.900067808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2275591239267" calcext:value-type="float">
            <text:p>0.3022755912392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5906181650924" calcext:value-type="float">
            <text:p>0.195906181650924,</text:p>
          </table:table-cell>
          <table:table-cell office:value-type="string" calcext:value-type="string">
            <text:p>reward</text:p>
          </table:table-cell>
          <table:table-cell office:value-type="float" office:value="105.044841544707" calcext:value-type="float">
            <text:p>105.04484154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3732250749841" calcext:value-type="float">
            <text:p>0.2137322507498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787510845541" calcext:value-type="float">
            <text:p>119.78751084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513594037248" calcext:value-type="float">
            <text:p>0.117513594037248,</text:p>
          </table:table-cell>
          <table:table-cell office:value-type="string" calcext:value-type="string">
            <text:p>reward</text:p>
          </table:table-cell>
          <table:table-cell office:value-type="float" office:value="105.09653782549" calcext:value-type="float">
            <text:p>105.09653782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827610320747" calcext:value-type="float">
            <text:p>0.32827610320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8945254019219" calcext:value-type="float">
            <text:p>0.148945254019219,</text:p>
          </table:table-cell>
          <table:table-cell office:value-type="string" calcext:value-type="string">
            <text:p>reward</text:p>
          </table:table-cell>
          <table:table-cell office:value-type="float" office:value="125.138762264353" calcext:value-type="float">
            <text:p>125.13876226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9947906650581" calcext:value-type="float">
            <text:p>0.269947906650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044184280132" calcext:value-type="float">
            <text:p>111.04418428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24289342491468" calcext:value-type="float">
            <text:p>0.0324289342491468,</text:p>
          </table:table-cell>
          <table:table-cell office:value-type="string" calcext:value-type="string">
            <text:p>reward</text:p>
          </table:table-cell>
          <table:table-cell office:value-type="float" office:value="381.366593954998" calcext:value-type="float">
            <text:p>381.3665939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716150799295" calcext:value-type="float">
            <text:p>0.20716150799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27151576991" calcext:value-type="float">
            <text:p>100.271515769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94555028976552" calcext:value-type="float">
            <text:p>0.0894555028976552,</text:p>
          </table:table-cell>
          <table:table-cell office:value-type="string" calcext:value-type="string">
            <text:p>reward</text:p>
          </table:table-cell>
          <table:table-cell office:value-type="float" office:value="195.787421411524" calcext:value-type="float">
            <text:p>195.78742141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7109855741637" calcext:value-type="float">
            <text:p>0.2571098557416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893880482158" calcext:value-type="float">
            <text:p>102.89388048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875501872462" calcext:value-type="float">
            <text:p>0.120875501872462,</text:p>
          </table:table-cell>
          <table:table-cell office:value-type="string" calcext:value-type="string">
            <text:p>reward</text:p>
          </table:table-cell>
          <table:table-cell office:value-type="float" office:value="160.729749577803" calcext:value-type="float">
            <text:p>160.72974957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051464190428" calcext:value-type="float">
            <text:p>0.230514641904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381192263494" calcext:value-type="float">
            <text:p>104.38119226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424505168174" calcext:value-type="float">
            <text:p>0.114424505168174,</text:p>
          </table:table-cell>
          <table:table-cell office:value-type="string" calcext:value-type="string">
            <text:p>reward</text:p>
          </table:table-cell>
          <table:table-cell office:value-type="float" office:value="147.393867120532" calcext:value-type="float">
            <text:p>147.39386712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4118455349273" calcext:value-type="float">
            <text:p>0.2741184553492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805791250295" calcext:value-type="float">
            <text:p>89.4805791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01737843275652" calcext:value-type="float">
            <text:p>0.0701737843275652,</text:p>
          </table:table-cell>
          <table:table-cell office:value-type="string" calcext:value-type="string">
            <text:p>reward</text:p>
          </table:table-cell>
          <table:table-cell office:value-type="float" office:value="205.503359279027" calcext:value-type="float">
            <text:p>205.5033592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1370615326931" calcext:value-type="float">
            <text:p>0.2113706153269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310265831099" calcext:value-type="float">
            <text:p>105.31026583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303590494746" calcext:value-type="float">
            <text:p>0.102303590494746,</text:p>
          </table:table-cell>
          <table:table-cell office:value-type="string" calcext:value-type="string">
            <text:p>reward</text:p>
          </table:table-cell>
          <table:table-cell office:value-type="float" office:value="174.748279915099" calcext:value-type="float">
            <text:p>174.74827991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1079622492983" calcext:value-type="float">
            <text:p>0.0201079622492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8.315435349445" calcext:value-type="float">
            <text:p>558.31543534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5111321567435" calcext:value-type="float">
            <text:p>0.1851113215674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1.0215472253385" calcext:value-type="float">
            <text:p>71.02154722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22426928003394" calcext:value-type="float">
            <text:p>0.0522426928003394,</text:p>
          </table:table-cell>
          <table:table-cell office:value-type="string" calcext:value-type="string">
            <text:p>reward</text:p>
          </table:table-cell>
          <table:table-cell office:value-type="float" office:value="333.414329238692" calcext:value-type="float">
            <text:p>333.414329238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6305587572129" calcext:value-type="float">
            <text:p>0.4263055875721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613255870109" calcext:value-type="float">
            <text:p>0.2686132558701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4.2282446285362" calcext:value-type="float">
            <text:p>84.22824462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5549112124886" calcext:value-type="float">
            <text:p>0.0665549112124886,</text:p>
          </table:table-cell>
          <table:table-cell office:value-type="string" calcext:value-type="string">
            <text:p>reward</text:p>
          </table:table-cell>
          <table:table-cell office:value-type="float" office:value="220.251871992935" calcext:value-type="float">
            <text:p>220.251871992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34744230172" calcext:value-type="float">
            <text:p>0.343347442301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6373756877924" calcext:value-type="float">
            <text:p>0.226373756877924,</text:p>
          </table:table-cell>
          <table:table-cell office:value-type="string" calcext:value-type="string">
            <text:p>reward</text:p>
          </table:table-cell>
          <table:table-cell office:value-type="float" office:value="114.17473181484" calcext:value-type="float">
            <text:p>114.17473181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8289635145097" calcext:value-type="float">
            <text:p>0.498289635145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8476539814645" calcext:value-type="float">
            <text:p>0.158476539814645,</text:p>
          </table:table-cell>
          <table:table-cell office:value-type="string" calcext:value-type="string">
            <text:p>reward</text:p>
          </table:table-cell>
          <table:table-cell office:value-type="float" office:value="168.100822441581" calcext:value-type="float">
            <text:p>168.10082244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6297027597993" calcext:value-type="float">
            <text:p>0.5262970275979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172221024409" calcext:value-type="float">
            <text:p>0.191172221024409,</text:p>
          </table:table-cell>
          <table:table-cell office:value-type="string" calcext:value-type="string">
            <text:p>reward</text:p>
          </table:table-cell>
          <table:table-cell office:value-type="float" office:value="127.308855054434" calcext:value-type="float">
            <text:p>127.30885505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6426763018596" calcext:value-type="float">
            <text:p>0.2364267630185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2963960269315" calcext:value-type="float">
            <text:p>96.29639602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9467686513165" calcext:value-type="float">
            <text:p>0.109467686513165,</text:p>
          </table:table-cell>
          <table:table-cell office:value-type="string" calcext:value-type="string">
            <text:p>reward</text:p>
          </table:table-cell>
          <table:table-cell office:value-type="float" office:value="155.351158670896" calcext:value-type="float">
            <text:p>155.35115867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0629207152804" calcext:value-type="float">
            <text:p>0.0790629207152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1.481540392516" calcext:value-type="float">
            <text:p>201.48154039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519861074874" calcext:value-type="float">
            <text:p>0.106519861074874,</text:p>
          </table:table-cell>
          <table:table-cell office:value-type="string" calcext:value-type="string">
            <text:p>reward</text:p>
          </table:table-cell>
          <table:table-cell office:value-type="float" office:value="149.879206178939" calcext:value-type="float">
            <text:p>149.879206178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994336233403" calcext:value-type="float">
            <text:p>0.2339943362334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736077124642" calcext:value-type="float">
            <text:p>103.73607712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3719351044297" calcext:value-type="float">
            <text:p>0.3737193510442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4862656297721" calcext:value-type="float">
            <text:p>0.194862656297721,</text:p>
          </table:table-cell>
          <table:table-cell office:value-type="string" calcext:value-type="string">
            <text:p>reward</text:p>
          </table:table-cell>
          <table:table-cell office:value-type="float" office:value="120.318196056619" calcext:value-type="float">
            <text:p>120.31819605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56682668216355" calcext:value-type="float">
            <text:p>0.6566826682163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628408604591" calcext:value-type="float">
            <text:p>0.096628408604591,</text:p>
          </table:table-cell>
          <table:table-cell office:value-type="string" calcext:value-type="string">
            <text:p>reward</text:p>
          </table:table-cell>
          <table:table-cell office:value-type="float" office:value="165.489234112512" calcext:value-type="float">
            <text:p>165.489234112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9678620041607" calcext:value-type="float">
            <text:p>0.07296786200416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04663567407" calcext:value-type="float">
            <text:p>188.04663567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0962648852998" calcext:value-type="float">
            <text:p>0.060962648852998,</text:p>
          </table:table-cell>
          <table:table-cell office:value-type="string" calcext:value-type="string">
            <text:p>reward</text:p>
          </table:table-cell>
          <table:table-cell office:value-type="float" office:value="232.034867056277" calcext:value-type="float">
            <text:p>232.034867056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5161024451637" calcext:value-type="float">
            <text:p>0.4051610244516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4001472428222" calcext:value-type="float">
            <text:p>0.0664001472428222,</text:p>
          </table:table-cell>
          <table:table-cell office:value-type="string" calcext:value-type="string">
            <text:p>reward</text:p>
          </table:table-cell>
          <table:table-cell office:value-type="float" office:value="199.602075676587" calcext:value-type="float">
            <text:p>199.60207567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4427360892354" calcext:value-type="float">
            <text:p>0.2444273608923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911950133128" calcext:value-type="float">
            <text:p>113.91195013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6351679090326" calcext:value-type="float">
            <text:p>0.146351679090326,</text:p>
          </table:table-cell>
          <table:table-cell office:value-type="string" calcext:value-type="string">
            <text:p>reward</text:p>
          </table:table-cell>
          <table:table-cell office:value-type="float" office:value="176.32856351329" calcext:value-type="float">
            <text:p>176.32856351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7675175386552" calcext:value-type="float">
            <text:p>0.4576751753865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6035585412866" calcext:value-type="float">
            <text:p>1.060355854128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0277575665545" calcext:value-type="float">
            <text:p>0.210277575665545,</text:p>
          </table:table-cell>
          <table:table-cell office:value-type="string" calcext:value-type="string">
            <text:p>reward</text:p>
          </table:table-cell>
          <table:table-cell office:value-type="float" office:value="97.5561883779058" calcext:value-type="float">
            <text:p>97.55618837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10007215147872" calcext:value-type="float">
            <text:p>0.7100072151478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9012616352965" calcext:value-type="float">
            <text:p>0.119012616352965,</text:p>
          </table:table-cell>
          <table:table-cell office:value-type="string" calcext:value-type="string">
            <text:p>reward</text:p>
          </table:table-cell>
          <table:table-cell office:value-type="float" office:value="136.024705165226" calcext:value-type="float">
            <text:p>136.02470516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50513207061021" calcext:value-type="float">
            <text:p>0.06505132070610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724780549489" calcext:value-type="float">
            <text:p>213.724780549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8138004529431" calcext:value-type="float">
            <text:p>0.1181380045294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646765787455" calcext:value-type="float">
            <text:p>137.64676578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6002807420736" calcext:value-type="float">
            <text:p>0.116002807420736,</text:p>
          </table:table-cell>
          <table:table-cell office:value-type="string" calcext:value-type="string">
            <text:p>reward</text:p>
          </table:table-cell>
          <table:table-cell office:value-type="float" office:value="139.204810231277" calcext:value-type="float">
            <text:p>139.20481023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1713325654249" calcext:value-type="float">
            <text:p>0.3217133256542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56358874648066" calcext:value-type="float">
            <text:p>0.0356358874648066,</text:p>
          </table:table-cell>
          <table:table-cell office:value-type="string" calcext:value-type="string">
            <text:p>reward</text:p>
          </table:table-cell>
          <table:table-cell office:value-type="float" office:value="339.615994476799" calcext:value-type="float">
            <text:p>339.61599447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786340725007" calcext:value-type="float">
            <text:p>0.137863407250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535564001121" calcext:value-type="float">
            <text:p>132.53556400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44831869840379" calcext:value-type="float">
            <text:p>0.0744831869840379,</text:p>
          </table:table-cell>
          <table:table-cell office:value-type="string" calcext:value-type="string">
            <text:p>reward</text:p>
          </table:table-cell>
          <table:table-cell office:value-type="float" office:value="184.258487115261" calcext:value-type="float">
            <text:p>184.258487115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5966157020295" calcext:value-type="float">
            <text:p>0.295966157020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.7876468738088" calcext:value-type="float">
            <text:p>51.78764687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62955007754799" calcext:value-type="float">
            <text:p>0.262955007754799,</text:p>
          </table:table-cell>
          <table:table-cell office:value-type="string" calcext:value-type="string">
            <text:p>reward</text:p>
          </table:table-cell>
          <table:table-cell office:value-type="float" office:value="100.029319484666" calcext:value-type="float">
            <text:p>100.02931948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7588782447198" calcext:value-type="float">
            <text:p>0.2975887824471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603417164336" calcext:value-type="float">
            <text:p>106.60341716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156139415283" calcext:value-type="float">
            <text:p>0.205156139415283,</text:p>
          </table:table-cell>
          <table:table-cell office:value-type="string" calcext:value-type="string">
            <text:p>reward</text:p>
          </table:table-cell>
          <table:table-cell office:value-type="float" office:value="122.743362146027" calcext:value-type="float">
            <text:p>122.74336214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441405980371" calcext:value-type="float">
            <text:p>0.494414059803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5133225886109" calcext:value-type="float">
            <text:p>0.225133225886109,</text:p>
          </table:table-cell>
          <table:table-cell office:value-type="string" calcext:value-type="string">
            <text:p>reward</text:p>
          </table:table-cell>
          <table:table-cell office:value-type="float" office:value="108.418143793039" calcext:value-type="float">
            <text:p>108.4181437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0611098750653" calcext:value-type="float">
            <text:p>0.1106110987506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406840841015" calcext:value-type="float">
            <text:p>107.4068408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7326362390514" calcext:value-type="float">
            <text:p>0.047326362390514,</text:p>
          </table:table-cell>
          <table:table-cell office:value-type="string" calcext:value-type="string">
            <text:p>reward</text:p>
          </table:table-cell>
          <table:table-cell office:value-type="float" office:value="268.298724323769" calcext:value-type="float">
            <text:p>268.29872432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0610651842992" calcext:value-type="float">
            <text:p>0.3406106518429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641511435005" calcext:value-type="float">
            <text:p>0.141641511435005,</text:p>
          </table:table-cell>
          <table:table-cell office:value-type="string" calcext:value-type="string">
            <text:p>reward</text:p>
          </table:table-cell>
          <table:table-cell office:value-type="float" office:value="137.600771614815" calcext:value-type="float">
            <text:p>137.60077161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565831683047" calcext:value-type="float">
            <text:p>0.14565831683047,</text:p>
          </table:table-cell>
          <table:table-cell office:value-type="string" calcext:value-type="string">
            <text:p>reward</text:p>
          </table:table-cell>
          <table:table-cell office:value-type="float" office:value="156.653820925577" calcext:value-type="float">
            <text:p>156.65382092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4229064435573" calcext:value-type="float">
            <text:p>0.3842290644355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786690603791" calcext:value-type="float">
            <text:p>0.467866906037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3982209202154" calcext:value-type="float">
            <text:p>0.143982209202154,</text:p>
          </table:table-cell>
          <table:table-cell office:value-type="string" calcext:value-type="string">
            <text:p>reward</text:p>
          </table:table-cell>
          <table:table-cell office:value-type="float" office:value="127.453025171741" calcext:value-type="float">
            <text:p>127.45302517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4960702521161" calcext:value-type="float">
            <text:p>0.534960702521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9229716547895" calcext:value-type="float">
            <text:p>0.059229716547895,</text:p>
          </table:table-cell>
          <table:table-cell office:value-type="string" calcext:value-type="string">
            <text:p>reward</text:p>
          </table:table-cell>
          <table:table-cell office:value-type="float" office:value="228.834169447927" calcext:value-type="float">
            <text:p>228.83416944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6232218091807" calcext:value-type="float">
            <text:p>0.05062322180918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7.537802664833" calcext:value-type="float">
            <text:p>277.53780266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6789029325201" calcext:value-type="float">
            <text:p>0.0846789029325201,</text:p>
          </table:table-cell>
          <table:table-cell office:value-type="string" calcext:value-type="string">
            <text:p>reward</text:p>
          </table:table-cell>
          <table:table-cell office:value-type="float" office:value="183.093169062062" calcext:value-type="float">
            <text:p>183.09316906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1874640287187" calcext:value-type="float">
            <text:p>0.181874640287187,</text:p>
          </table:table-cell>
          <table:table-cell office:value-type="string" calcext:value-type="string">
            <text:p>reward</text:p>
          </table:table-cell>
          <table:table-cell office:value-type="float" office:value="106.98292661478" calcext:value-type="float">
            <text:p>106.98292661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9530383665595" calcext:value-type="float">
            <text:p>0.509530383665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0305015468414105" calcext:value-type="float">
            <text:p>0.00305015468414105,</text:p>
          </table:table-cell>
          <table:table-cell office:value-type="string" calcext:value-type="string">
            <text:p>reward</text:p>
          </table:table-cell>
          <table:table-cell office:value-type="float" office:value="3331.5222506891" calcext:value-type="float">
            <text:p>3331.52225068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310395378977" calcext:value-type="float">
            <text:p>0.246310395378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5991796838856" calcext:value-type="float">
            <text:p>89.59917968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4006868881759" calcext:value-type="float">
            <text:p>0.1440068688817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4411320630186" calcext:value-type="float">
            <text:p>91.44113206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219291236676" calcext:value-type="float">
            <text:p>0.139219291236676,</text:p>
          </table:table-cell>
          <table:table-cell office:value-type="string" calcext:value-type="string">
            <text:p>reward</text:p>
          </table:table-cell>
          <table:table-cell office:value-type="float" office:value="145.829125914739" calcext:value-type="float">
            <text:p>145.82912591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7913303421971" calcext:value-type="float">
            <text:p>0.3379133034219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4315065937852" calcext:value-type="float">
            <text:p>0.3443150659378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646857139412829" calcext:value-type="float">
            <text:p>0.646857139412829,</text:p>
          </table:table-cell>
          <table:table-cell office:value-type="string" calcext:value-type="string">
            <text:p>reward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7308699053281" calcext:value-type="float">
            <text:p>0.573086990532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39946986387674" calcext:value-type="float">
            <text:p>0.239946986387674,</text:p>
          </table:table-cell>
          <table:table-cell office:value-type="string" calcext:value-type="string">
            <text:p>reward</text:p>
          </table:table-cell>
          <table:table-cell office:value-type="float" office:value="63.6758724522731" calcext:value-type="float">
            <text:p>63.67587245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818568704831" calcext:value-type="float">
            <text:p>0.2358185687048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405481701133" calcext:value-type="float">
            <text:p>117.40548170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2066257697573" calcext:value-type="float">
            <text:p>0.242066257697573,</text:p>
          </table:table-cell>
          <table:table-cell office:value-type="string" calcext:value-type="string">
            <text:p>reward</text:p>
          </table:table-cell>
          <table:table-cell office:value-type="float" office:value="95.3110034216068" calcext:value-type="float">
            <text:p>95.31100342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0657093045211" calcext:value-type="float">
            <text:p>0.06906570930452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789651777968" calcext:value-type="float">
            <text:p>197.78965177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125579099932" calcext:value-type="float">
            <text:p>0.120125579099932,</text:p>
          </table:table-cell>
          <table:table-cell office:value-type="string" calcext:value-type="string">
            <text:p>reward</text:p>
          </table:table-cell>
          <table:table-cell office:value-type="float" office:value="143.246216791854" calcext:value-type="float">
            <text:p>143.24621679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8268217125093" calcext:value-type="float">
            <text:p>0.2382682171250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969508651462" calcext:value-type="float">
            <text:p>111.96950865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7421923089374" calcext:value-type="float">
            <text:p>0.137421923089374,</text:p>
          </table:table-cell>
          <table:table-cell office:value-type="string" calcext:value-type="string">
            <text:p>reward</text:p>
          </table:table-cell>
          <table:table-cell office:value-type="float" office:value="130.768593068636" calcext:value-type="float">
            <text:p>130.76859306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821882348961" calcext:value-type="float">
            <text:p>0.1948218823489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328936356791" calcext:value-type="float">
            <text:p>106.32893635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35163936381045" calcext:value-type="float">
            <text:p>0.0935163936381045,</text:p>
          </table:table-cell>
          <table:table-cell office:value-type="string" calcext:value-type="string">
            <text:p>reward</text:p>
          </table:table-cell>
          <table:table-cell office:value-type="float" office:value="166.933122749564" calcext:value-type="float">
            <text:p>166.93312274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8620149992898" calcext:value-type="float">
            <text:p>0.06286201499928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078578695147" calcext:value-type="float">
            <text:p>213.07857869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5376587295648" calcext:value-type="float">
            <text:p>0.3553765872956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8929370264238" calcext:value-type="float">
            <text:p>0.218929370264238,</text:p>
          </table:table-cell>
          <table:table-cell office:value-type="string" calcext:value-type="string">
            <text:p>reward</text:p>
          </table:table-cell>
          <table:table-cell office:value-type="float" office:value="108.676831701158" calcext:value-type="float">
            <text:p>108.67683170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6006000067187" calcext:value-type="float">
            <text:p>0.1460060000671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3.4903359820716" calcext:value-type="float">
            <text:p>83.49033598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0313197241241" calcext:value-type="float">
            <text:p>0.0710313197241241,</text:p>
          </table:table-cell>
          <table:table-cell office:value-type="string" calcext:value-type="string">
            <text:p>reward</text:p>
          </table:table-cell>
          <table:table-cell office:value-type="float" office:value="187.782967835015" calcext:value-type="float">
            <text:p>187.7829678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3387612856203" calcext:value-type="float">
            <text:p>0.2633876128562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9668576344914" calcext:value-type="float">
            <text:p>88.96685763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39351355404008" calcext:value-type="float">
            <text:p>0.7393513554040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81846455584812" calcext:value-type="float">
            <text:p>0.0981846455584812,</text:p>
          </table:table-cell>
          <table:table-cell office:value-type="string" calcext:value-type="string">
            <text:p>reward</text:p>
          </table:table-cell>
          <table:table-cell office:value-type="float" office:value="154.848918872389" calcext:value-type="float">
            <text:p>154.84891887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3307912292847" calcext:value-type="float">
            <text:p>0.03233079122928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8.302668440176" calcext:value-type="float">
            <text:p>408.30266844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2270233078321" calcext:value-type="float">
            <text:p>0.4622702330783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2835156209137" calcext:value-type="float">
            <text:p>0.112835156209137,</text:p>
          </table:table-cell>
          <table:table-cell office:value-type="string" calcext:value-type="string">
            <text:p>reward</text:p>
          </table:table-cell>
          <table:table-cell office:value-type="float" office:value="151.624860690274" calcext:value-type="float">
            <text:p>151.62486069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4692087057755" calcext:value-type="float">
            <text:p>0.4146920870577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4476077938314" calcext:value-type="float">
            <text:p>0.0664476077938314,</text:p>
          </table:table-cell>
          <table:table-cell office:value-type="string" calcext:value-type="string">
            <text:p>reward</text:p>
          </table:table-cell>
          <table:table-cell office:value-type="float" office:value="200.494507357244" calcext:value-type="float">
            <text:p>200.49450735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0118042424957" calcext:value-type="float">
            <text:p>0.5401180424249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967641063916" calcext:value-type="float">
            <text:p>0.080967641063916,</text:p>
          </table:table-cell>
          <table:table-cell office:value-type="string" calcext:value-type="string">
            <text:p>reward</text:p>
          </table:table-cell>
          <table:table-cell office:value-type="float" office:value="184.506129962536" calcext:value-type="float">
            <text:p>184.506129962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374903100056" calcext:value-type="float">
            <text:p>0.1003749031000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626497173619" calcext:value-type="float">
            <text:p>149.62649717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92881601567952" calcext:value-type="float">
            <text:p>0.0492881601567952,</text:p>
          </table:table-cell>
          <table:table-cell office:value-type="string" calcext:value-type="string">
            <text:p>reward</text:p>
          </table:table-cell>
          <table:table-cell office:value-type="float" office:value="222.888482105805" calcext:value-type="float">
            <text:p>222.88848210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79312910601404" calcext:value-type="float">
            <text:p>0.0979312910601404,</text:p>
          </table:table-cell>
          <table:table-cell office:value-type="string" calcext:value-type="string">
            <text:p>reward</text:p>
          </table:table-cell>
          <table:table-cell office:value-type="float" office:value="183.112408523839" calcext:value-type="float">
            <text:p>183.11240852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43872609535479" calcext:value-type="float">
            <text:p>0.09438726095354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0.946500607973" calcext:value-type="float">
            <text:p>180.9465006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3913822357785" calcext:value-type="float">
            <text:p>0.133913822357785,</text:p>
          </table:table-cell>
          <table:table-cell office:value-type="string" calcext:value-type="string">
            <text:p>reward</text:p>
          </table:table-cell>
          <table:table-cell office:value-type="float" office:value="159.674890343152" calcext:value-type="float">
            <text:p>159.67489034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265781584562" calcext:value-type="float">
            <text:p>0.309265781584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476492315086" calcext:value-type="float">
            <text:p>0.2534764923150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513901808671" calcext:value-type="float">
            <text:p>89.45139018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4596716799481" calcext:value-type="float">
            <text:p>0.5845967167994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39807389036917" calcext:value-type="float">
            <text:p>0.0339807389036917,</text:p>
          </table:table-cell>
          <table:table-cell office:value-type="string" calcext:value-type="string">
            <text:p>reward</text:p>
          </table:table-cell>
          <table:table-cell office:value-type="float" office:value="361.284359982343" calcext:value-type="float">
            <text:p>361.28435998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8646587979029" calcext:value-type="float">
            <text:p>0.208646587979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927934488941" calcext:value-type="float">
            <text:p>112.92793448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8644353093798" calcext:value-type="float">
            <text:p>0.0838644353093798,</text:p>
          </table:table-cell>
          <table:table-cell office:value-type="string" calcext:value-type="string">
            <text:p>reward</text:p>
          </table:table-cell>
          <table:table-cell office:value-type="float" office:value="192.240056444779" calcext:value-type="float">
            <text:p>192.24005644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6257999928185" calcext:value-type="float">
            <text:p>0.496257999928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9524264338574" calcext:value-type="float">
            <text:p>0.3695242643385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16114220224806" calcext:value-type="float">
            <text:p>0.0416114220224806,</text:p>
          </table:table-cell>
          <table:table-cell office:value-type="string" calcext:value-type="string">
            <text:p>reward</text:p>
          </table:table-cell>
          <table:table-cell office:value-type="float" office:value="300.318631615077" calcext:value-type="float">
            <text:p>300.31863161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84406691492" calcext:value-type="float">
            <text:p>0.241844066914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348957316029" calcext:value-type="float">
            <text:p>108.3489573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7109907580322" calcext:value-type="float">
            <text:p>0.1771099075803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462115172551" calcext:value-type="float">
            <text:p>105.46211517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7202432728822" calcext:value-type="float">
            <text:p>0.197202432728822,</text:p>
          </table:table-cell>
          <table:table-cell office:value-type="string" calcext:value-type="string">
            <text:p>reward</text:p>
          </table:table-cell>
          <table:table-cell office:value-type="float" office:value="106.709313580078" calcext:value-type="float">
            <text:p>106.709313580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589064659688" calcext:value-type="float">
            <text:p>0.3295890646596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6212523643998" calcext:value-type="float">
            <text:p>0.126212523643998,</text:p>
          </table:table-cell>
          <table:table-cell office:value-type="string" calcext:value-type="string">
            <text:p>reward</text:p>
          </table:table-cell>
          <table:table-cell office:value-type="float" office:value="161.231440044781" calcext:value-type="float">
            <text:p>161.23144004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769379110823" calcext:value-type="float">
            <text:p>0.1027693791108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305248766915" calcext:value-type="float">
            <text:p>154.30524876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643158094322" calcext:value-type="float">
            <text:p>0.14643158094322,</text:p>
          </table:table-cell>
          <table:table-cell office:value-type="string" calcext:value-type="string">
            <text:p>reward</text:p>
          </table:table-cell>
          <table:table-cell office:value-type="float" office:value="124.291279350986" calcext:value-type="float">
            <text:p>124.2912793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5759414930342" calcext:value-type="float">
            <text:p>0.2457594149303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6902010359782" calcext:value-type="float">
            <text:p>63.6902010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2091258603976" calcext:value-type="float">
            <text:p>0.162091258603976,</text:p>
          </table:table-cell>
          <table:table-cell office:value-type="string" calcext:value-type="string">
            <text:p>reward</text:p>
          </table:table-cell>
          <table:table-cell office:value-type="float" office:value="115.693641508653" calcext:value-type="float">
            <text:p>115.693641508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9735837176925" calcext:value-type="float">
            <text:p>0.4997358371769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2544800704565" calcext:value-type="float">
            <text:p>0.142544800704565,</text:p>
          </table:table-cell>
          <table:table-cell office:value-type="string" calcext:value-type="string">
            <text:p>reward</text:p>
          </table:table-cell>
          <table:table-cell office:value-type="float" office:value="118.153383010621" calcext:value-type="float">
            <text:p>118.153383010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5889713558655" calcext:value-type="float">
            <text:p>0.2958897135586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7963759528183" calcext:value-type="float">
            <text:p>82.79637595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5120990756803" calcext:value-type="float">
            <text:p>0.155120990756803,</text:p>
          </table:table-cell>
          <table:table-cell office:value-type="string" calcext:value-type="string">
            <text:p>reward</text:p>
          </table:table-cell>
          <table:table-cell office:value-type="float" office:value="114.465807955533" calcext:value-type="float">
            <text:p>114.46580795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6847678025385" calcext:value-type="float">
            <text:p>0.2168476780253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5.11531970764" calcext:value-type="float">
            <text:p>195.11531970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0948191558364" calcext:value-type="float">
            <text:p>0.1909481915583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.370226281737" calcext:value-type="float">
            <text:p>72.37022628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8185310387143" calcext:value-type="float">
            <text:p>0.228185310387143,</text:p>
          </table:table-cell>
          <table:table-cell office:value-type="string" calcext:value-type="string">
            <text:p>reward</text:p>
          </table:table-cell>
          <table:table-cell office:value-type="float" office:value="91.8240304909804" calcext:value-type="float">
            <text:p>91.8240304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067735177245" calcext:value-type="float">
            <text:p>0.4270677351772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5229513533485" calcext:value-type="float">
            <text:p>0.145229513533485,</text:p>
          </table:table-cell>
          <table:table-cell office:value-type="string" calcext:value-type="string">
            <text:p>reward</text:p>
          </table:table-cell>
          <table:table-cell office:value-type="float" office:value="122.856527552124" calcext:value-type="float">
            <text:p>122.85652755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5389708107152" calcext:value-type="float">
            <text:p>0.2753897081071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.3121776363156" calcext:value-type="float">
            <text:p>59.312177636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66699609308397" calcext:value-type="float">
            <text:p>0.0766699609308397,</text:p>
          </table:table-cell>
          <table:table-cell office:value-type="string" calcext:value-type="string">
            <text:p>reward</text:p>
          </table:table-cell>
          <table:table-cell office:value-type="float" office:value="189.429178241274" calcext:value-type="float">
            <text:p>189.42917824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2291180663404" calcext:value-type="float">
            <text:p>0.2322911806634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04941742274" calcext:value-type="float">
            <text:p>162.04941742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6665838918221" calcext:value-type="float">
            <text:p>0.226665838918221,</text:p>
          </table:table-cell>
          <table:table-cell office:value-type="string" calcext:value-type="string">
            <text:p>reward</text:p>
          </table:table-cell>
          <table:table-cell office:value-type="float" office:value="89.1178081696198" calcext:value-type="float">
            <text:p>89.11780816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5175530131521" calcext:value-type="float">
            <text:p>0.165175530131521,</text:p>
          </table:table-cell>
          <table:table-cell office:value-type="string" calcext:value-type="string">
            <text:p>reward</text:p>
          </table:table-cell>
          <table:table-cell office:value-type="float" office:value="140.541655244197" calcext:value-type="float">
            <text:p>140.541655244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3807043195678" calcext:value-type="float">
            <text:p>0.1638070431956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047436086459" calcext:value-type="float">
            <text:p>117.04743608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3290232808621" calcext:value-type="float">
            <text:p>0.153290232808621,</text:p>
          </table:table-cell>
          <table:table-cell office:value-type="string" calcext:value-type="string">
            <text:p>reward</text:p>
          </table:table-cell>
          <table:table-cell office:value-type="float" office:value="130.235728439951" calcext:value-type="float">
            <text:p>130.235728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7849923320536" calcext:value-type="float">
            <text:p>0.2278499233205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888537921218" calcext:value-type="float">
            <text:p>144.88853792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2484857711516" calcext:value-type="float">
            <text:p>0.142484857711516,</text:p>
          </table:table-cell>
          <table:table-cell office:value-type="string" calcext:value-type="string">
            <text:p>reward</text:p>
          </table:table-cell>
          <table:table-cell office:value-type="float" office:value="126.182896348514" calcext:value-type="float">
            <text:p>126.182896348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256779044095" calcext:value-type="float">
            <text:p>0.1922567790440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013770592227" calcext:value-type="float">
            <text:p>101.01377059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92587160373969" calcext:value-type="float">
            <text:p>0.0292587160373969,</text:p>
          </table:table-cell>
          <table:table-cell office:value-type="string" calcext:value-type="string">
            <text:p>reward</text:p>
          </table:table-cell>
          <table:table-cell office:value-type="float" office:value="395.778497293543" calcext:value-type="float">
            <text:p>395.77849729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7276790327453" calcext:value-type="float">
            <text:p>0.2272767903274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999213406667" calcext:value-type="float">
            <text:p>111.99921340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593079273306" calcext:value-type="float">
            <text:p>0.120593079273306,</text:p>
          </table:table-cell>
          <table:table-cell office:value-type="string" calcext:value-type="string">
            <text:p>reward</text:p>
          </table:table-cell>
          <table:table-cell office:value-type="float" office:value="100.923498265904" calcext:value-type="float">
            <text:p>100.92349826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4927083700814" calcext:value-type="float">
            <text:p>0.2249270837008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.4588523332364" calcext:value-type="float">
            <text:p>61.45885233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2944889073622" calcext:value-type="float">
            <text:p>0.142944889073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957030746651" calcext:value-type="float">
            <text:p>148.95703074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429817531278" calcext:value-type="float">
            <text:p>0.1964298175312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908767954273" calcext:value-type="float">
            <text:p>191.90876795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8589261188807" calcext:value-type="float">
            <text:p>0.128589261188807,</text:p>
          </table:table-cell>
          <table:table-cell office:value-type="string" calcext:value-type="string">
            <text:p>reward</text:p>
          </table:table-cell>
          <table:table-cell office:value-type="float" office:value="96.7669916410595" calcext:value-type="float">
            <text:p>96.76699164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34006587481641" calcext:value-type="float">
            <text:p>0.6340065874816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8946970309393" calcext:value-type="float">
            <text:p>0.138946970309393,</text:p>
          </table:table-cell>
          <table:table-cell office:value-type="string" calcext:value-type="string">
            <text:p>reward</text:p>
          </table:table-cell>
          <table:table-cell office:value-type="float" office:value="129.969903177687" calcext:value-type="float">
            <text:p>129.969903177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445092433804" calcext:value-type="float">
            <text:p>0.112445092433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7.932293829426" calcext:value-type="float">
            <text:p>167.93229382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3019833646693" calcext:value-type="float">
            <text:p>0.113019833646693,</text:p>
          </table:table-cell>
          <table:table-cell office:value-type="string" calcext:value-type="string">
            <text:p>reward</text:p>
          </table:table-cell>
          <table:table-cell office:value-type="float" office:value="170.48004529241" calcext:value-type="float">
            <text:p>170.48004529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5726030944483" calcext:value-type="float">
            <text:p>0.3557260309444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28879292313578" calcext:value-type="float">
            <text:p>0.0928879292313578,</text:p>
          </table:table-cell>
          <table:table-cell office:value-type="string" calcext:value-type="string">
            <text:p>reward</text:p>
          </table:table-cell>
          <table:table-cell office:value-type="float" office:value="174.656614618815" calcext:value-type="float">
            <text:p>174.656614618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8603491542771" calcext:value-type="float">
            <text:p>0.1886034915427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.021287772566" calcext:value-type="float">
            <text:p>74.02128777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2853438095991" calcext:value-type="float">
            <text:p>0.182853438095991,</text:p>
          </table:table-cell>
          <table:table-cell office:value-type="string" calcext:value-type="string">
            <text:p>reward</text:p>
          </table:table-cell>
          <table:table-cell office:value-type="float" office:value="74.6886080137601" calcext:value-type="float">
            <text:p>74.68860801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6905477361967" calcext:value-type="float">
            <text:p>0.3069054773619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7826068497828" calcext:value-type="float">
            <text:p>0.137826068497828,</text:p>
          </table:table-cell>
          <table:table-cell office:value-type="string" calcext:value-type="string">
            <text:p>reward</text:p>
          </table:table-cell>
          <table:table-cell office:value-type="float" office:value="95.555214764452" calcext:value-type="float">
            <text:p>95.55521476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593725862314" calcext:value-type="float">
            <text:p>0.1495937258623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847723341045" calcext:value-type="float">
            <text:p>122.8477233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9632545049386" calcext:value-type="float">
            <text:p>0.199632545049386,</text:p>
          </table:table-cell>
          <table:table-cell office:value-type="string" calcext:value-type="string">
            <text:p>reward</text:p>
          </table:table-cell>
          <table:table-cell office:value-type="float" office:value="128.092032827243" calcext:value-type="float">
            <text:p>128.09203282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111867152771" calcext:value-type="float">
            <text:p>0.3381118671527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7" calcext:value-type="float">
            <text:p>-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6033757082339" calcext:value-type="float">
            <text:p>0.156033757082339,</text:p>
          </table:table-cell>
          <table:table-cell office:value-type="string" calcext:value-type="string">
            <text:p>reward</text:p>
          </table:table-cell>
          <table:table-cell office:value-type="float" office:value="139.08869585011" calcext:value-type="float">
            <text:p>139.088695850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079552442774" calcext:value-type="float">
            <text:p>0.2790795524427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.8320769560878" calcext:value-type="float">
            <text:p>54.832076956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3281288278614" calcext:value-type="float">
            <text:p>0.203281288278614,</text:p>
          </table:table-cell>
          <table:table-cell office:value-type="string" calcext:value-type="string">
            <text:p>reward</text:p>
          </table:table-cell>
          <table:table-cell office:value-type="float" office:value="108.192919253316" calcext:value-type="float">
            <text:p>108.19291925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896740394191" calcext:value-type="float">
            <text:p>0.238967403941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846711455387" calcext:value-type="float">
            <text:p>101.84671145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68986793083" calcext:value-type="float">
            <text:p>0.51689867930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8" calcext:value-type="float">
            <text:p>-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0050260657559" calcext:value-type="float">
            <text:p>0.170050260657559,</text:p>
          </table:table-cell>
          <table:table-cell office:value-type="string" calcext:value-type="string">
            <text:p>reward</text:p>
          </table:table-cell>
          <table:table-cell office:value-type="float" office:value="122.806143320989" calcext:value-type="float">
            <text:p>122.8061433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8389367792777" calcext:value-type="float">
            <text:p>0.478389367792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5323166955832" calcext:value-type="float">
            <text:p>0.135323166955832,</text:p>
          </table:table-cell>
          <table:table-cell office:value-type="string" calcext:value-type="string">
            <text:p>reward</text:p>
          </table:table-cell>
          <table:table-cell office:value-type="float" office:value="130.897176846769" calcext:value-type="float">
            <text:p>130.89717684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397831864933" calcext:value-type="float">
            <text:p>0.2413978318649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4253927748414" calcext:value-type="float">
            <text:p>62.42539277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5535835396602" calcext:value-type="float">
            <text:p>0.165535835396602,</text:p>
          </table:table-cell>
          <table:table-cell office:value-type="string" calcext:value-type="string">
            <text:p>reward</text:p>
          </table:table-cell>
          <table:table-cell office:value-type="float" office:value="127.409880289916" calcext:value-type="float">
            <text:p>127.40988028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2989688587" calcext:value-type="float">
            <text:p>0.30929896885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702873380993" calcext:value-type="float">
            <text:p>0.125702873380993,</text:p>
          </table:table-cell>
          <table:table-cell office:value-type="string" calcext:value-type="string">
            <text:p>reward</text:p>
          </table:table-cell>
          <table:table-cell office:value-type="float" office:value="161.55267633136" calcext:value-type="float">
            <text:p>161.55267633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8717822647309" calcext:value-type="float">
            <text:p>0.4487178226473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9384143865266" calcext:value-type="float">
            <text:p>0.0809384143865266,</text:p>
          </table:table-cell>
          <table:table-cell office:value-type="string" calcext:value-type="string">
            <text:p>reward</text:p>
          </table:table-cell>
          <table:table-cell office:value-type="float" office:value="173.550727745226" calcext:value-type="float">
            <text:p>173.55072774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3177794464328" calcext:value-type="float">
            <text:p>0.05931777944643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3.583519027892" calcext:value-type="float">
            <text:p>183.58351902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842636230043" calcext:value-type="float">
            <text:p>0.07842636230043,</text:p>
          </table:table-cell>
          <table:table-cell office:value-type="string" calcext:value-type="string">
            <text:p>reward</text:p>
          </table:table-cell>
          <table:table-cell office:value-type="float" office:value="151.508145305691" calcext:value-type="float">
            <text:p>151.508145305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465330489104" calcext:value-type="float">
            <text:p>0.235465330489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4690971669935" calcext:value-type="float">
            <text:p>96.4690971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19853562747053" calcext:value-type="float">
            <text:p>0.0819853562747053,</text:p>
          </table:table-cell>
          <table:table-cell office:value-type="string" calcext:value-type="string">
            <text:p>reward</text:p>
          </table:table-cell>
          <table:table-cell office:value-type="float" office:value="174.97300169671" calcext:value-type="float">
            <text:p>174.97300169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1110301628084" calcext:value-type="float">
            <text:p>0.151110301628084,</text:p>
          </table:table-cell>
          <table:table-cell office:value-type="string" calcext:value-type="string">
            <text:p>reward</text:p>
          </table:table-cell>
          <table:table-cell office:value-type="float" office:value="122.176825089081" calcext:value-type="float">
            <text:p>122.17682508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9133839130959" calcext:value-type="float">
            <text:p>0.439133839130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115426804761" calcext:value-type="float">
            <text:p>0.100115426804761,</text:p>
          </table:table-cell>
          <table:table-cell office:value-type="string" calcext:value-type="string">
            <text:p>reward</text:p>
          </table:table-cell>
          <table:table-cell office:value-type="float" office:value="169.884706275102" calcext:value-type="float">
            <text:p>169.88470627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72087755368" calcext:value-type="float">
            <text:p>0.197720877553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576348455084" calcext:value-type="float">
            <text:p>106.57634845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9432212632915" calcext:value-type="float">
            <text:p>0.04594322126329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7.659966476708" calcext:value-type="float">
            <text:p>307.65996647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5634602078425" calcext:value-type="float">
            <text:p>0.4156346020784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05137966377" calcext:value-type="float">
            <text:p>0.12505137966377,</text:p>
          </table:table-cell>
          <table:table-cell office:value-type="string" calcext:value-type="string">
            <text:p>reward</text:p>
          </table:table-cell>
          <table:table-cell office:value-type="float" office:value="145.967130525768" calcext:value-type="float">
            <text:p>145.96713052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682359625748" calcext:value-type="float">
            <text:p>0.1026823596257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3877113503" calcext:value-type="float">
            <text:p>161.38771135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405934559332" calcext:value-type="float">
            <text:p>0.173405934559332,</text:p>
          </table:table-cell>
          <table:table-cell office:value-type="string" calcext:value-type="string">
            <text:p>reward</text:p>
          </table:table-cell>
          <table:table-cell office:value-type="float" office:value="109.66815320025" calcext:value-type="float">
            <text:p>109.6681532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752693688346" calcext:value-type="float">
            <text:p>0.2677526936883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.3478969053422" calcext:value-type="float">
            <text:p>57.34789690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34245908393793" calcext:value-type="float">
            <text:p>0.0334245908393793,</text:p>
          </table:table-cell>
          <table:table-cell office:value-type="string" calcext:value-type="string">
            <text:p>reward</text:p>
          </table:table-cell>
          <table:table-cell office:value-type="float" office:value="359.180924848255" calcext:value-type="float">
            <text:p>359.18092484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8172488727115" calcext:value-type="float">
            <text:p>0.1981724887271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461091063806" calcext:value-type="float">
            <text:p>133.46109106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52366215426492" calcext:value-type="float">
            <text:p>0.0552366215426492,</text:p>
          </table:table-cell>
          <table:table-cell office:value-type="string" calcext:value-type="string">
            <text:p>reward</text:p>
          </table:table-cell>
          <table:table-cell office:value-type="float" office:value="234.039312700883" calcext:value-type="float">
            <text:p>234.03931270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4939373616261" calcext:value-type="float">
            <text:p>0.2149393736162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5247471031221" calcext:value-type="float">
            <text:p>62.52474710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3815098052113" calcext:value-type="float">
            <text:p>0.0853815098052113,</text:p>
          </table:table-cell>
          <table:table-cell office:value-type="string" calcext:value-type="string">
            <text:p>reward</text:p>
          </table:table-cell>
          <table:table-cell office:value-type="float" office:value="174.121377014929" calcext:value-type="float">
            <text:p>174.121377014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631785409233" calcext:value-type="float">
            <text:p>0.1796317854092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6.6694349901284" calcext:value-type="float">
            <text:p>76.6694349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538262298045" calcext:value-type="float">
            <text:p>0.139538262298045,</text:p>
          </table:table-cell>
          <table:table-cell office:value-type="string" calcext:value-type="string">
            <text:p>reward</text:p>
          </table:table-cell>
          <table:table-cell office:value-type="float" office:value="120.664931433936" calcext:value-type="float">
            <text:p>120.66493143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050616611581" calcext:value-type="float">
            <text:p>0.235050616611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54402793814" calcext:value-type="float">
            <text:p>152.544027938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49567151430586" calcext:value-type="float">
            <text:p>0.0449567151430586,</text:p>
          </table:table-cell>
          <table:table-cell office:value-type="string" calcext:value-type="string">
            <text:p>reward</text:p>
          </table:table-cell>
          <table:table-cell office:value-type="float" office:value="275.436180405499" calcext:value-type="float">
            <text:p>275.43618040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505254336392" calcext:value-type="float">
            <text:p>0.3185052543363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59567159598073" calcext:value-type="float">
            <text:p>0.0459567159598073,</text:p>
          </table:table-cell>
          <table:table-cell office:value-type="string" calcext:value-type="string">
            <text:p>reward</text:p>
          </table:table-cell>
          <table:table-cell office:value-type="float" office:value="282.596052963092" calcext:value-type="float">
            <text:p>282.59605296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0714815518902" calcext:value-type="float">
            <text:p>0.06707148155189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094663911121" calcext:value-type="float">
            <text:p>212.0946639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8884700123693" calcext:value-type="float">
            <text:p>0.0888884700123693,</text:p>
          </table:table-cell>
          <table:table-cell office:value-type="string" calcext:value-type="string">
            <text:p>reward</text:p>
          </table:table-cell>
          <table:table-cell office:value-type="float" office:value="173.500530143093" calcext:value-type="float">
            <text:p>173.50053014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04471829561059" calcext:value-type="float">
            <text:p>0.0304471829561059,</text:p>
          </table:table-cell>
          <table:table-cell office:value-type="string" calcext:value-type="string">
            <text:p>reward</text:p>
          </table:table-cell>
          <table:table-cell office:value-type="float" office:value="347.437609956115" calcext:value-type="float">
            <text:p>347.43760995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2025694551624" calcext:value-type="float">
            <text:p>0.4420256945516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572546016658" calcext:value-type="float">
            <text:p>0.191572546016658,</text:p>
          </table:table-cell>
          <table:table-cell office:value-type="string" calcext:value-type="string">
            <text:p>reward</text:p>
          </table:table-cell>
          <table:table-cell office:value-type="float" office:value="107.199546375139" calcext:value-type="float">
            <text:p>107.19954637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7114703196575" calcext:value-type="float">
            <text:p>0.157114703196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4.647766864241" calcext:value-type="float">
            <text:p>84.64776686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1379225323433" calcext:value-type="float">
            <text:p>0.0661379225323433,</text:p>
          </table:table-cell>
          <table:table-cell office:value-type="string" calcext:value-type="string">
            <text:p>reward</text:p>
          </table:table-cell>
          <table:table-cell office:value-type="float" office:value="203.199185234609" calcext:value-type="float">
            <text:p>203.199185234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626674826135" calcext:value-type="float">
            <text:p>0.173626674826135,</text:p>
          </table:table-cell>
          <table:table-cell office:value-type="string" calcext:value-type="string">
            <text:p>reward</text:p>
          </table:table-cell>
          <table:table-cell office:value-type="float" office:value="124.59483679575" calcext:value-type="float">
            <text:p>124.59483679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202793782246" calcext:value-type="float">
            <text:p>0.24202793782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31754412309" calcext:value-type="float">
            <text:p>114.31754412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76232298785803" calcext:value-type="float">
            <text:p>0.276232298785803,</text:p>
          </table:table-cell>
          <table:table-cell office:value-type="string" calcext:value-type="string">
            <text:p>reward</text:p>
          </table:table-cell>
          <table:table-cell office:value-type="float" office:value="91.2014146931971" calcext:value-type="float">
            <text:p>91.20141469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8167996779415" calcext:value-type="float">
            <text:p>0.1781679967794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126802684888" calcext:value-type="float">
            <text:p>108.12680268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914773605192" calcext:value-type="float">
            <text:p>0.18914773605192,</text:p>
          </table:table-cell>
          <table:table-cell office:value-type="string" calcext:value-type="string">
            <text:p>reward</text:p>
          </table:table-cell>
          <table:table-cell office:value-type="float" office:value="128.868726894278" calcext:value-type="float">
            <text:p>128.868726894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2886071730148" calcext:value-type="float">
            <text:p>0.122886071730148,</text:p>
          </table:table-cell>
          <table:table-cell office:value-type="string" calcext:value-type="string">
            <text:p>reward</text:p>
          </table:table-cell>
          <table:table-cell office:value-type="float" office:value="141.376187384031" calcext:value-type="float">
            <text:p>141.3761873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8017991988199" calcext:value-type="float">
            <text:p>0.05880179919881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9.062823523276" calcext:value-type="float">
            <text:p>229.06282352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003938357516" calcext:value-type="float">
            <text:p>0.1830039383575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643632753215" calcext:value-type="float">
            <text:p>134.64363275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933592421369" calcext:value-type="float">
            <text:p>0.191933592421369,</text:p>
          </table:table-cell>
          <table:table-cell office:value-type="string" calcext:value-type="string">
            <text:p>reward</text:p>
          </table:table-cell>
          <table:table-cell office:value-type="float" office:value="108.101353774727" calcext:value-type="float">
            <text:p>108.10135377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8073898691416" calcext:value-type="float">
            <text:p>0.08380738986914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8.321219949866" calcext:value-type="float">
            <text:p>198.321219949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0049023235725" calcext:value-type="float">
            <text:p>0.150049023235725,</text:p>
          </table:table-cell>
          <table:table-cell office:value-type="string" calcext:value-type="string">
            <text:p>reward</text:p>
          </table:table-cell>
          <table:table-cell office:value-type="float" office:value="120.644885680396" calcext:value-type="float">
            <text:p>120.644885680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493957746872" calcext:value-type="float">
            <text:p>0.014939577468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8.362973680995" calcext:value-type="float">
            <text:p>688.36297368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631527704247361" calcext:value-type="float">
            <text:p>0.631527704247361,</text:p>
          </table:table-cell>
          <table:table-cell office:value-type="string" calcext:value-type="string">
            <text:p>reward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442534714126" calcext:value-type="float">
            <text:p>0.271442534714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8402100670467" calcext:value-type="float">
            <text:p>87.8402100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0787953756449" calcext:value-type="float">
            <text:p>0.140787953756449,</text:p>
          </table:table-cell>
          <table:table-cell office:value-type="string" calcext:value-type="string">
            <text:p>reward</text:p>
          </table:table-cell>
          <table:table-cell office:value-type="float" office:value="137.02880419229" calcext:value-type="float">
            <text:p>137.02880419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1849515246032" calcext:value-type="float">
            <text:p>0.351849515246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330215416388" calcext:value-type="float">
            <text:p>0.271330215416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8554603646109" calcext:value-type="float">
            <text:p>96.85546036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26285667994208" calcext:value-type="float">
            <text:p>0.0226285667994208,</text:p>
          </table:table-cell>
          <table:table-cell office:value-type="string" calcext:value-type="string">
            <text:p>reward</text:p>
          </table:table-cell>
          <table:table-cell office:value-type="float" office:value="511.919282323083" calcext:value-type="float">
            <text:p>511.91928232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23234961452057" calcext:value-type="float">
            <text:p>0.0723234961452057,</text:p>
          </table:table-cell>
          <table:table-cell office:value-type="string" calcext:value-type="string">
            <text:p>reward</text:p>
          </table:table-cell>
          <table:table-cell office:value-type="float" office:value="199.26765204938" calcext:value-type="float">
            <text:p>199.26765204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743869220369" calcext:value-type="float">
            <text:p>0.1927438692203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882324664588" calcext:value-type="float">
            <text:p>115.88232466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5111346276846" calcext:value-type="float">
            <text:p>0.195111346276846,</text:p>
          </table:table-cell>
          <table:table-cell office:value-type="string" calcext:value-type="string">
            <text:p>reward</text:p>
          </table:table-cell>
          <table:table-cell office:value-type="float" office:value="113.252785605871" calcext:value-type="float">
            <text:p>113.25278560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61844268034717" calcext:value-type="float">
            <text:p>0.01618442680347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4.877921870853" calcext:value-type="float">
            <text:p>684.877921870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10458513797041" calcext:value-type="float">
            <text:p>0.0810458513797041,</text:p>
          </table:table-cell>
          <table:table-cell office:value-type="string" calcext:value-type="string">
            <text:p>reward</text:p>
          </table:table-cell>
          <table:table-cell office:value-type="float" office:value="213.386944917754" calcext:value-type="float">
            <text:p>213.38694491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4034103147984" calcext:value-type="float">
            <text:p>0.4540341031479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3947216985707" calcext:value-type="float">
            <text:p>0.2839472169857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217813036369" calcext:value-type="float">
            <text:p>113.21781303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9097620469839" calcext:value-type="float">
            <text:p>0.0969097620469839,</text:p>
          </table:table-cell>
          <table:table-cell office:value-type="string" calcext:value-type="string">
            <text:p>reward</text:p>
          </table:table-cell>
          <table:table-cell office:value-type="float" office:value="228.188778805914" calcext:value-type="float">
            <text:p>228.18877880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128797842087" calcext:value-type="float">
            <text:p>0.2411287978420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.4716122233931" calcext:value-type="float">
            <text:p>56.47161222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982358895093" calcext:value-type="float">
            <text:p>0.1949823588950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286691045626" calcext:value-type="float">
            <text:p>104.28669104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1255936671532" calcext:value-type="float">
            <text:p>0.181255936671532,</text:p>
          </table:table-cell>
          <table:table-cell office:value-type="string" calcext:value-type="string">
            <text:p>reward</text:p>
          </table:table-cell>
          <table:table-cell office:value-type="float" office:value="138.170606732301" calcext:value-type="float">
            <text:p>138.17060673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6414005861397" calcext:value-type="float">
            <text:p>0.2064140058613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446324939378" calcext:value-type="float">
            <text:p>113.44632493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112519120813" calcext:value-type="float">
            <text:p>0.106112519120813,</text:p>
          </table:table-cell>
          <table:table-cell office:value-type="string" calcext:value-type="string">
            <text:p>reward</text:p>
          </table:table-cell>
          <table:table-cell office:value-type="float" office:value="151.239587212274" calcext:value-type="float">
            <text:p>151.23958721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742584064581" calcext:value-type="float">
            <text:p>0.288742584064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632924105727" calcext:value-type="float">
            <text:p>108.63292410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025067989579" calcext:value-type="float">
            <text:p>0.144025067989579,</text:p>
          </table:table-cell>
          <table:table-cell office:value-type="string" calcext:value-type="string">
            <text:p>reward</text:p>
          </table:table-cell>
          <table:table-cell office:value-type="float" office:value="155.432357433246" calcext:value-type="float">
            <text:p>155.43235743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2920602604785" calcext:value-type="float">
            <text:p>0.2729206026047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6406929508395" calcext:value-type="float">
            <text:p>95.64069295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883060667859" calcext:value-type="float">
            <text:p>0.13883060667859,</text:p>
          </table:table-cell>
          <table:table-cell office:value-type="string" calcext:value-type="string">
            <text:p>reward</text:p>
          </table:table-cell>
          <table:table-cell office:value-type="float" office:value="122.030226181689" calcext:value-type="float">
            <text:p>122.03022618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50804381822" calcext:value-type="float">
            <text:p>0.291508043818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304370709701" calcext:value-type="float">
            <text:p>114.30437070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5110220994572" calcext:value-type="float">
            <text:p>0.175110220994572,</text:p>
          </table:table-cell>
          <table:table-cell office:value-type="string" calcext:value-type="string">
            <text:p>reward</text:p>
          </table:table-cell>
          <table:table-cell office:value-type="float" office:value="108.106889267817" calcext:value-type="float">
            <text:p>108.10688926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6534734900923" calcext:value-type="float">
            <text:p>0.4065347349009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4092333086723" calcext:value-type="float">
            <text:p>0.164092333086723,</text:p>
          </table:table-cell>
          <table:table-cell office:value-type="string" calcext:value-type="string">
            <text:p>reward</text:p>
          </table:table-cell>
          <table:table-cell office:value-type="float" office:value="129.941299400716" calcext:value-type="float">
            <text:p>129.941299400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5651501182869" calcext:value-type="float">
            <text:p>0.2256515011828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316124411226" calcext:value-type="float">
            <text:p>105.31612441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06729662148575" calcext:value-type="float">
            <text:p>0.0706729662148575,</text:p>
          </table:table-cell>
          <table:table-cell office:value-type="string" calcext:value-type="string">
            <text:p>reward</text:p>
          </table:table-cell>
          <table:table-cell office:value-type="float" office:value="201.496820291911" calcext:value-type="float">
            <text:p>201.49682029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5918663703133" calcext:value-type="float">
            <text:p>0.3259186637031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60105241140341" calcext:value-type="float">
            <text:p>0.0760105241140341,</text:p>
          </table:table-cell>
          <table:table-cell office:value-type="string" calcext:value-type="string">
            <text:p>reward</text:p>
          </table:table-cell>
          <table:table-cell office:value-type="float" office:value="188.560729472114" calcext:value-type="float">
            <text:p>188.56072947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4367348389861" calcext:value-type="float">
            <text:p>0.1743673483898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350186788649" calcext:value-type="float">
            <text:p>133.350186788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2775569174294" calcext:value-type="float">
            <text:p>0.142775569174294,</text:p>
          </table:table-cell>
          <table:table-cell office:value-type="string" calcext:value-type="string">
            <text:p>reward</text:p>
          </table:table-cell>
          <table:table-cell office:value-type="float" office:value="142.039993941768" calcext:value-type="float">
            <text:p>142.03999394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3396389869002" calcext:value-type="float">
            <text:p>0.3233963898690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1822428312917" calcext:value-type="float">
            <text:p>0.161822428312917,</text:p>
          </table:table-cell>
          <table:table-cell office:value-type="string" calcext:value-type="string">
            <text:p>reward</text:p>
          </table:table-cell>
          <table:table-cell office:value-type="float" office:value="121.796131131236" calcext:value-type="float">
            <text:p>121.79613113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0273554531074" calcext:value-type="float">
            <text:p>0.1402735545310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289274970107" calcext:value-type="float">
            <text:p>151.28927497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5064821845665" calcext:value-type="float">
            <text:p>0.135064821845665,</text:p>
          </table:table-cell>
          <table:table-cell office:value-type="string" calcext:value-type="string">
            <text:p>reward</text:p>
          </table:table-cell>
          <table:table-cell office:value-type="float" office:value="127.03852360185" calcext:value-type="float">
            <text:p>127.03852360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4916594152884" calcext:value-type="float">
            <text:p>0.204916594152884,</text:p>
          </table:table-cell>
          <table:table-cell office:value-type="string" calcext:value-type="string">
            <text:p>reward</text:p>
          </table:table-cell>
          <table:table-cell office:value-type="float" office:value="114.800342604461" calcext:value-type="float">
            <text:p>114.80034260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7920309587347" calcext:value-type="float">
            <text:p>0.3779203095873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8285705746829" calcext:value-type="float">
            <text:p>0.168285705746829,</text:p>
          </table:table-cell>
          <table:table-cell office:value-type="string" calcext:value-type="string">
            <text:p>reward</text:p>
          </table:table-cell>
          <table:table-cell office:value-type="float" office:value="137.422753439583" calcext:value-type="float">
            <text:p>137.42275343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4559503939906" calcext:value-type="float">
            <text:p>0.2945595039399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948997965586" calcext:value-type="float">
            <text:p>104.94899796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4048044035134" calcext:value-type="float">
            <text:p>0.2240480440351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633284093441" calcext:value-type="float">
            <text:p>111.63328409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5493229282888" calcext:value-type="float">
            <text:p>0.0665493229282888,</text:p>
          </table:table-cell>
          <table:table-cell office:value-type="string" calcext:value-type="string">
            <text:p>reward</text:p>
          </table:table-cell>
          <table:table-cell office:value-type="float" office:value="211.264488953188" calcext:value-type="float">
            <text:p>211.26448895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3988375533328" calcext:value-type="float">
            <text:p>0.103988375533328,</text:p>
          </table:table-cell>
          <table:table-cell office:value-type="string" calcext:value-type="string">
            <text:p>reward</text:p>
          </table:table-cell>
          <table:table-cell office:value-type="float" office:value="145.16459482815" calcext:value-type="float">
            <text:p>145.16459482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669561970683" calcext:value-type="float">
            <text:p>0.1006695619706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5.334891343941" calcext:value-type="float">
            <text:p>225.33489134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762486296654" calcext:value-type="float">
            <text:p>0.205762486296654,</text:p>
          </table:table-cell>
          <table:table-cell office:value-type="string" calcext:value-type="string">
            <text:p>reward</text:p>
          </table:table-cell>
          <table:table-cell office:value-type="float" office:value="118.599723788245" calcext:value-type="float">
            <text:p>118.59972378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8193300506767" calcext:value-type="float">
            <text:p>0.4681933005067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1328378789638" calcext:value-type="float">
            <text:p>0.201328378789638,</text:p>
          </table:table-cell>
          <table:table-cell office:value-type="string" calcext:value-type="string">
            <text:p>reward</text:p>
          </table:table-cell>
          <table:table-cell office:value-type="float" office:value="107.670096486739" calcext:value-type="float">
            <text:p>107.67009648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2065916106171" calcext:value-type="float">
            <text:p>0.2220659161061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031674267468" calcext:value-type="float">
            <text:p>149.03167426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19553956975" calcext:value-type="float">
            <text:p>0.23419553956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6993614753355" calcext:value-type="float">
            <text:p>98.69936147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26095245429936" calcext:value-type="float">
            <text:p>0.0826095245429936,</text:p>
          </table:table-cell>
          <table:table-cell office:value-type="string" calcext:value-type="string">
            <text:p>reward</text:p>
          </table:table-cell>
          <table:table-cell office:value-type="float" office:value="185.051416956111" calcext:value-type="float">
            <text:p>185.05141695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2470375137" calcext:value-type="float">
            <text:p>0.24724703751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44537843834" calcext:value-type="float">
            <text:p>101.44537843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4350484329452" calcext:value-type="float">
            <text:p>0.164350484329452,</text:p>
          </table:table-cell>
          <table:table-cell office:value-type="string" calcext:value-type="string">
            <text:p>reward</text:p>
          </table:table-cell>
          <table:table-cell office:value-type="float" office:value="112.845576700305" calcext:value-type="float">
            <text:p>112.8455767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7804773671209" calcext:value-type="float">
            <text:p>0.4378047736712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2021014897747" calcext:value-type="float">
            <text:p>0.0802021014897747,</text:p>
          </table:table-cell>
          <table:table-cell office:value-type="string" calcext:value-type="string">
            <text:p>reward</text:p>
          </table:table-cell>
          <table:table-cell office:value-type="float" office:value="177.685012166108" calcext:value-type="float">
            <text:p>177.68501216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255356688322" calcext:value-type="float">
            <text:p>0.3722553566883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128135274281" calcext:value-type="float">
            <text:p>0.173128135274281,</text:p>
          </table:table-cell>
          <table:table-cell office:value-type="string" calcext:value-type="string">
            <text:p>reward</text:p>
          </table:table-cell>
          <table:table-cell office:value-type="float" office:value="118.760686812443" calcext:value-type="float">
            <text:p>118.76068681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1013380140194" calcext:value-type="float">
            <text:p>0.3210133801401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875550156333" calcext:value-type="float">
            <text:p>0.3928755501563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1715897600275" calcext:value-type="float">
            <text:p>0.111715897600275,</text:p>
          </table:table-cell>
          <table:table-cell office:value-type="string" calcext:value-type="string">
            <text:p>reward</text:p>
          </table:table-cell>
          <table:table-cell office:value-type="float" office:value="151.512774947935" calcext:value-type="float">
            <text:p>151.51277494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666222752107" calcext:value-type="float">
            <text:p>0.1516662227521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934258917654" calcext:value-type="float">
            <text:p>212.934258917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6045573136166" calcext:value-type="float">
            <text:p>0.3760455731361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447873554499" calcext:value-type="float">
            <text:p>0.1154478735544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619178787033" calcext:value-type="float">
            <text:p>107.6191787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1997582909923" calcext:value-type="float">
            <text:p>0.2219975829099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045535491517" calcext:value-type="float">
            <text:p>101.04553549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18734078684702" calcext:value-type="float">
            <text:p>0.0518734078684702,</text:p>
          </table:table-cell>
          <table:table-cell office:value-type="string" calcext:value-type="string">
            <text:p>reward</text:p>
          </table:table-cell>
          <table:table-cell office:value-type="float" office:value="248.777000989716" calcext:value-type="float">
            <text:p>248.77700098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9731605532288" calcext:value-type="float">
            <text:p>0.229731605532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529056338722" calcext:value-type="float">
            <text:p>121.52905633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3994349727976" calcext:value-type="float">
            <text:p>0.043994349727976,</text:p>
          </table:table-cell>
          <table:table-cell office:value-type="string" calcext:value-type="string">
            <text:p>reward</text:p>
          </table:table-cell>
          <table:table-cell office:value-type="float" office:value="295.301916310426" calcext:value-type="float">
            <text:p>295.301916310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5954299844615" calcext:value-type="float">
            <text:p>0.02859542998446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2.706229472119" calcext:value-type="float">
            <text:p>402.70622947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7162407214417" calcext:value-type="float">
            <text:p>0.0967162407214417,</text:p>
          </table:table-cell>
          <table:table-cell office:value-type="string" calcext:value-type="string">
            <text:p>reward</text:p>
          </table:table-cell>
          <table:table-cell office:value-type="float" office:value="181.395251153336" calcext:value-type="float">
            <text:p>181.39525115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806162453017" calcext:value-type="float">
            <text:p>0.1488061624530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201517969105" calcext:value-type="float">
            <text:p>141.201517969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378639405549" calcext:value-type="float">
            <text:p>0.105378639405549,</text:p>
          </table:table-cell>
          <table:table-cell office:value-type="string" calcext:value-type="string">
            <text:p>reward</text:p>
          </table:table-cell>
          <table:table-cell office:value-type="float" office:value="220.895892150544" calcext:value-type="float">
            <text:p>220.89589215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5219904452743" calcext:value-type="float">
            <text:p>1.052199044527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2393105761018" calcext:value-type="float">
            <text:p>0.2023931057610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408797608985" calcext:value-type="float">
            <text:p>110.40879760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7334007012158" calcext:value-type="float">
            <text:p>0.197334007012158,</text:p>
          </table:table-cell>
          <table:table-cell office:value-type="string" calcext:value-type="string">
            <text:p>reward</text:p>
          </table:table-cell>
          <table:table-cell office:value-type="float" office:value="114.67550267392" calcext:value-type="float">
            <text:p>114.67550267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916337045308" calcext:value-type="float">
            <text:p>0.1499163370453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7038709528886" calcext:value-type="float">
            <text:p>85.7038709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038365920255" calcext:value-type="float">
            <text:p>0.152038365920255,</text:p>
          </table:table-cell>
          <table:table-cell office:value-type="string" calcext:value-type="string">
            <text:p>reward</text:p>
          </table:table-cell>
          <table:table-cell office:value-type="float" office:value="150.772872126533" calcext:value-type="float">
            <text:p>150.77287212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5526314647292" calcext:value-type="float">
            <text:p>0.2155263146472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398046643933" calcext:value-type="float">
            <text:p>114.39804664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6332904520148" calcext:value-type="float">
            <text:p>0.186332904520148,</text:p>
          </table:table-cell>
          <table:table-cell office:value-type="string" calcext:value-type="string">
            <text:p>reward</text:p>
          </table:table-cell>
          <table:table-cell office:value-type="float" office:value="105.667386475579" calcext:value-type="float">
            <text:p>105.66738647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394876425288" calcext:value-type="float">
            <text:p>0.192394876425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.976436097472" calcext:value-type="float">
            <text:p>73.97643609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27368904525327" calcext:value-type="float">
            <text:p>0.0427368904525327,</text:p>
          </table:table-cell>
          <table:table-cell office:value-type="string" calcext:value-type="string">
            <text:p>reward</text:p>
          </table:table-cell>
          <table:table-cell office:value-type="float" office:value="321.989883075533" calcext:value-type="float">
            <text:p>321.98988307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6814013104125" calcext:value-type="float">
            <text:p>0.1368140131041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0919280351" calcext:value-type="float">
            <text:p>134.09192803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9255924500843" calcext:value-type="float">
            <text:p>0.119255924500843,</text:p>
          </table:table-cell>
          <table:table-cell office:value-type="string" calcext:value-type="string">
            <text:p>reward</text:p>
          </table:table-cell>
          <table:table-cell office:value-type="float" office:value="176.853276404136" calcext:value-type="float">
            <text:p>176.853276404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4984654575033" calcext:value-type="float">
            <text:p>0.1449846545750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972816670227" calcext:value-type="float">
            <text:p>122.97281667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198785114018" calcext:value-type="float">
            <text:p>0.208198785114018,</text:p>
          </table:table-cell>
          <table:table-cell office:value-type="string" calcext:value-type="string">
            <text:p>reward</text:p>
          </table:table-cell>
          <table:table-cell office:value-type="float" office:value="102.031019943385" calcext:value-type="float">
            <text:p>102.031019943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078842150033" calcext:value-type="float">
            <text:p>0.4010788421500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0947887058737" calcext:value-type="float">
            <text:p>0.130947887058737,</text:p>
          </table:table-cell>
          <table:table-cell office:value-type="string" calcext:value-type="string">
            <text:p>reward</text:p>
          </table:table-cell>
          <table:table-cell office:value-type="float" office:value="140.366257024938" calcext:value-type="float">
            <text:p>140.366257024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7241820714546" calcext:value-type="float">
            <text:p>1.072418207145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4588330813087" calcext:value-type="float">
            <text:p>0.104588330813087,</text:p>
          </table:table-cell>
          <table:table-cell office:value-type="string" calcext:value-type="string">
            <text:p>reward</text:p>
          </table:table-cell>
          <table:table-cell office:value-type="float" office:value="153.612961046977" calcext:value-type="float">
            <text:p>153.6129610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2469244540695" calcext:value-type="float">
            <text:p>0.2424692445406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242344029829" calcext:value-type="float">
            <text:p>117.24234402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4096033106123" calcext:value-type="float">
            <text:p>0.3440960331061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0745033560522" calcext:value-type="float">
            <text:p>0.070745033560522,</text:p>
          </table:table-cell>
          <table:table-cell office:value-type="string" calcext:value-type="string">
            <text:p>reward</text:p>
          </table:table-cell>
          <table:table-cell office:value-type="float" office:value="157.352678721186" calcext:value-type="float">
            <text:p>157.35267872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98023474241" calcext:value-type="float">
            <text:p>0.197980234742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9.510092651476" calcext:value-type="float">
            <text:p>169.51009265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7553718196293" calcext:value-type="float">
            <text:p>0.0837553718196293,</text:p>
          </table:table-cell>
          <table:table-cell office:value-type="string" calcext:value-type="string">
            <text:p>reward</text:p>
          </table:table-cell>
          <table:table-cell office:value-type="float" office:value="174.395326923453" calcext:value-type="float">
            <text:p>174.39532692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1842692472636" calcext:value-type="float">
            <text:p>0.3218426924726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9844173341627" calcext:value-type="float">
            <text:p>0.0969844173341627,</text:p>
          </table:table-cell>
          <table:table-cell office:value-type="string" calcext:value-type="string">
            <text:p>reward</text:p>
          </table:table-cell>
          <table:table-cell office:value-type="float" office:value="121.10934761349" calcext:value-type="float">
            <text:p>121.10934761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514452724141" calcext:value-type="float">
            <text:p>0.2195144527241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555087038241" calcext:value-type="float">
            <text:p>104.555087038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310222492076" calcext:value-type="float">
            <text:p>0.13310222492076,</text:p>
          </table:table-cell>
          <table:table-cell office:value-type="string" calcext:value-type="string">
            <text:p>reward</text:p>
          </table:table-cell>
          <table:table-cell office:value-type="float" office:value="143.130224201386" calcext:value-type="float">
            <text:p>143.13022420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686047619491" calcext:value-type="float">
            <text:p>0.2886860476194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6397066379208" calcext:value-type="float">
            <text:p>58.63970663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157150451969" calcext:value-type="float">
            <text:p>0.083157150451969,</text:p>
          </table:table-cell>
          <table:table-cell office:value-type="string" calcext:value-type="string">
            <text:p>reward</text:p>
          </table:table-cell>
          <table:table-cell office:value-type="float" office:value="189.25424086382" calcext:value-type="float">
            <text:p>189.25424086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347899518498" calcext:value-type="float">
            <text:p>0.226347899518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179778214301" calcext:value-type="float">
            <text:p>111.17977821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72959262943096" calcext:value-type="float">
            <text:p>0.0972959262943096,</text:p>
          </table:table-cell>
          <table:table-cell office:value-type="string" calcext:value-type="string">
            <text:p>reward</text:p>
          </table:table-cell>
          <table:table-cell office:value-type="float" office:value="149.779226025878" calcext:value-type="float">
            <text:p>149.77922602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5515760399887" calcext:value-type="float">
            <text:p>0.1355157603998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792155026777" calcext:value-type="float">
            <text:p>137.79215502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488023310094" calcext:value-type="float">
            <text:p>0.29488023310094,</text:p>
          </table:table-cell>
          <table:table-cell office:value-type="string" calcext:value-type="string">
            <text:p>reward</text:p>
          </table:table-cell>
          <table:table-cell office:value-type="float" office:value="90.9120730299236" calcext:value-type="float">
            <text:p>90.91207302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74407917812" calcext:value-type="float">
            <text:p>0.309744079178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6317706467052" calcext:value-type="float">
            <text:p>0.0916317706467052,</text:p>
          </table:table-cell>
          <table:table-cell office:value-type="string" calcext:value-type="string">
            <text:p>reward</text:p>
          </table:table-cell>
          <table:table-cell office:value-type="float" office:value="171.132454054129" calcext:value-type="float">
            <text:p>171.132454054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8325781047974" calcext:value-type="float">
            <text:p>0.1583257810479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160907426504" calcext:value-type="float">
            <text:p>120.16090742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5379181260655" calcext:value-type="float">
            <text:p>0.195379181260655,</text:p>
          </table:table-cell>
          <table:table-cell office:value-type="string" calcext:value-type="string">
            <text:p>reward</text:p>
          </table:table-cell>
          <table:table-cell office:value-type="float" office:value="122.182525873414" calcext:value-type="float">
            <text:p>122.182525873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7159608573654" calcext:value-type="float">
            <text:p>0.1571596085736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6295807221576" calcext:value-type="float">
            <text:p>81.62958072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59564294151294" calcext:value-type="float">
            <text:p>0.0559564294151294,</text:p>
          </table:table-cell>
          <table:table-cell office:value-type="string" calcext:value-type="string">
            <text:p>reward</text:p>
          </table:table-cell>
          <table:table-cell office:value-type="float" office:value="200.710473568855" calcext:value-type="float">
            <text:p>200.710473568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148131864602" calcext:value-type="float">
            <text:p>0.196148131864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981877344123" calcext:value-type="float">
            <text:p>105.98187734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4800985251852" calcext:value-type="float">
            <text:p>0.224800985251852,</text:p>
          </table:table-cell>
          <table:table-cell office:value-type="string" calcext:value-type="string">
            <text:p>reward</text:p>
          </table:table-cell>
          <table:table-cell office:value-type="float" office:value="110.483790801881" calcext:value-type="float">
            <text:p>110.48379080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0018043927512" calcext:value-type="float">
            <text:p>0.05700180439275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8.433042980508" calcext:value-type="float">
            <text:p>318.43304298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936881158238" calcext:value-type="float">
            <text:p>0.117936881158238,</text:p>
          </table:table-cell>
          <table:table-cell office:value-type="string" calcext:value-type="string">
            <text:p>reward</text:p>
          </table:table-cell>
          <table:table-cell office:value-type="float" office:value="166.791117942002" calcext:value-type="float">
            <text:p>166.79111794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010121643356" calcext:value-type="float">
            <text:p>0.209010121643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844572891372" calcext:value-type="float">
            <text:p>107.84457289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4851109910089" calcext:value-type="float">
            <text:p>0.064851109910089,</text:p>
          </table:table-cell>
          <table:table-cell office:value-type="string" calcext:value-type="string">
            <text:p>reward</text:p>
          </table:table-cell>
          <table:table-cell office:value-type="float" office:value="172.199365498358" calcext:value-type="float">
            <text:p>172.19936549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218536115688" calcext:value-type="float">
            <text:p>0.132185361156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6513422702821" calcext:value-type="float">
            <text:p>92.65134227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1192730874109" calcext:value-type="float">
            <text:p>0.101192730874109,</text:p>
          </table:table-cell>
          <table:table-cell office:value-type="string" calcext:value-type="string">
            <text:p>reward</text:p>
          </table:table-cell>
          <table:table-cell office:value-type="float" office:value="116.821327516506" calcext:value-type="float">
            <text:p>116.82132751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6569147846214" calcext:value-type="float">
            <text:p>0.05065691478462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9.406416133259" calcext:value-type="float">
            <text:p>249.4064161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265603136442" calcext:value-type="float">
            <text:p>0.100265603136442,</text:p>
          </table:table-cell>
          <table:table-cell office:value-type="string" calcext:value-type="string">
            <text:p>reward</text:p>
          </table:table-cell>
          <table:table-cell office:value-type="float" office:value="165.735100445084" calcext:value-type="float">
            <text:p>165.73510044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6656263487462" calcext:value-type="float">
            <text:p>0.07866562634874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120325155326" calcext:value-type="float">
            <text:p>179.12032515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70121065361584" calcext:value-type="float">
            <text:p>0.0370121065361584,</text:p>
          </table:table-cell>
          <table:table-cell office:value-type="string" calcext:value-type="string">
            <text:p>reward</text:p>
          </table:table-cell>
          <table:table-cell office:value-type="float" office:value="339.181865769533" calcext:value-type="float">
            <text:p>339.18186576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9385070910595" calcext:value-type="float">
            <text:p>0.409385070910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2849479745138" calcext:value-type="float">
            <text:p>0.0802849479745138,</text:p>
          </table:table-cell>
          <table:table-cell office:value-type="string" calcext:value-type="string">
            <text:p>reward</text:p>
          </table:table-cell>
          <table:table-cell office:value-type="float" office:value="213.556349007967" calcext:value-type="float">
            <text:p>213.5563490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223017850919" calcext:value-type="float">
            <text:p>0.3912230178509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3368765914384" calcext:value-type="float">
            <text:p>0.0773368765914384,</text:p>
          </table:table-cell>
          <table:table-cell office:value-type="string" calcext:value-type="string">
            <text:p>reward</text:p>
          </table:table-cell>
          <table:table-cell office:value-type="float" office:value="211.304420358593" calcext:value-type="float">
            <text:p>211.30442035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4579134241777" calcext:value-type="float">
            <text:p>0.154579134241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691784237574" calcext:value-type="float">
            <text:p>140.691784237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94141133878645" calcext:value-type="float">
            <text:p>0.0694141133878645,</text:p>
          </table:table-cell>
          <table:table-cell office:value-type="string" calcext:value-type="string">
            <text:p>reward</text:p>
          </table:table-cell>
          <table:table-cell office:value-type="float" office:value="192.062921961174" calcext:value-type="float">
            <text:p>192.06292196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6066601877639" calcext:value-type="float">
            <text:p>0.01260666018776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3.231502321769" calcext:value-type="float">
            <text:p>813.23150232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0937244386471" calcext:value-type="float">
            <text:p>0.150937244386471,</text:p>
          </table:table-cell>
          <table:table-cell office:value-type="string" calcext:value-type="string">
            <text:p>reward</text:p>
          </table:table-cell>
          <table:table-cell office:value-type="float" office:value="87.2527001910493" calcext:value-type="float">
            <text:p>87.2527001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715890835908" calcext:value-type="float">
            <text:p>0.2717158908359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8031474686149" calcext:value-type="float">
            <text:p>92.803147468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892968681113" calcext:value-type="float">
            <text:p>0.134892968681113,</text:p>
          </table:table-cell>
          <table:table-cell office:value-type="string" calcext:value-type="string">
            <text:p>reward</text:p>
          </table:table-cell>
          <table:table-cell office:value-type="float" office:value="156.132848418808" calcext:value-type="float">
            <text:p>156.132848418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8659381014198" calcext:value-type="float">
            <text:p>0.2486593810141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215655485079" calcext:value-type="float">
            <text:p>135.21565548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32761272142546" calcext:value-type="float">
            <text:p>0.0932761272142546,</text:p>
          </table:table-cell>
          <table:table-cell office:value-type="string" calcext:value-type="string">
            <text:p>reward</text:p>
          </table:table-cell>
          <table:table-cell office:value-type="float" office:value="160.208567708113" calcext:value-type="float">
            <text:p>160.20856770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3747180351996" calcext:value-type="float">
            <text:p>0.3637471803519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9556650990575" calcext:value-type="float">
            <text:p>0.609556650990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8845985689" calcext:value-type="float">
            <text:p>0.1008845985689,</text:p>
          </table:table-cell>
          <table:table-cell office:value-type="string" calcext:value-type="string">
            <text:p>reward</text:p>
          </table:table-cell>
          <table:table-cell office:value-type="float" office:value="175.123157963209" calcext:value-type="float">
            <text:p>175.12315796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6831692499676" calcext:value-type="float">
            <text:p>0.3868316924996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5591884187994" calcext:value-type="float">
            <text:p>0.0715591884187994,</text:p>
          </table:table-cell>
          <table:table-cell office:value-type="string" calcext:value-type="string">
            <text:p>reward</text:p>
          </table:table-cell>
          <table:table-cell office:value-type="float" office:value="221.744457992943" calcext:value-type="float">
            <text:p>221.744457992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38078409397362" calcext:value-type="float">
            <text:p>0.6380784093973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3523845287011" calcext:value-type="float">
            <text:p>0.23523845287011,</text:p>
          </table:table-cell>
          <table:table-cell office:value-type="string" calcext:value-type="string">
            <text:p>reward</text:p>
          </table:table-cell>
          <table:table-cell office:value-type="float" office:value="95.5100568295338" calcext:value-type="float">
            <text:p>95.51005682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360468005186" calcext:value-type="float">
            <text:p>0.1913604680051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257397278779" calcext:value-type="float">
            <text:p>128.25739727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964478941084" calcext:value-type="float">
            <text:p>0.134964478941084,</text:p>
          </table:table-cell>
          <table:table-cell office:value-type="string" calcext:value-type="string">
            <text:p>reward</text:p>
          </table:table-cell>
          <table:table-cell office:value-type="float" office:value="170.093569496647" calcext:value-type="float">
            <text:p>170.09356949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11102758277" calcext:value-type="float">
            <text:p>0.237111027582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1743353818043" calcext:value-type="float">
            <text:p>63.17433538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2941953909881" calcext:value-type="float">
            <text:p>0.0852941953909881,</text:p>
          </table:table-cell>
          <table:table-cell office:value-type="string" calcext:value-type="string">
            <text:p>reward</text:p>
          </table:table-cell>
          <table:table-cell office:value-type="float" office:value="195.241272447205" calcext:value-type="float">
            <text:p>195.24127244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077853904939" calcext:value-type="float">
            <text:p>0.19077853904939,</text:p>
          </table:table-cell>
          <table:table-cell office:value-type="string" calcext:value-type="string">
            <text:p>reward</text:p>
          </table:table-cell>
          <table:table-cell office:value-type="float" office:value="68.4167972447422" calcext:value-type="float">
            <text:p>68.41679724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7241964837183" calcext:value-type="float">
            <text:p>0.06772419648371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2.657713479172" calcext:value-type="float">
            <text:p>222.65771347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5022248939878" calcext:value-type="float">
            <text:p>0.295022248939878,</text:p>
          </table:table-cell>
          <table:table-cell office:value-type="string" calcext:value-type="string">
            <text:p>reward</text:p>
          </table:table-cell>
          <table:table-cell office:value-type="float" office:value="53.8957486627996" calcext:value-type="float">
            <text:p>53.895748662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26902635630744" calcext:value-type="float">
            <text:p>0.0226902635630744,</text:p>
          </table:table-cell>
          <table:table-cell office:value-type="string" calcext:value-type="string">
            <text:p>reward</text:p>
          </table:table-cell>
          <table:table-cell office:value-type="float" office:value="504.717666068621" calcext:value-type="float">
            <text:p>504.71766606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65519210011512" calcext:value-type="float">
            <text:p>0.0765519210011512,</text:p>
          </table:table-cell>
          <table:table-cell office:value-type="string" calcext:value-type="string">
            <text:p>reward</text:p>
          </table:table-cell>
          <table:table-cell office:value-type="float" office:value="255.630294696976" calcext:value-type="float">
            <text:p>255.6302946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7423096868105" calcext:value-type="float">
            <text:p>0.3874230968681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8448979717525" calcext:value-type="float">
            <text:p>0.03984489797175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6.973161158283" calcext:value-type="float">
            <text:p>306.97316115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9878317669397" calcext:value-type="float">
            <text:p>0.159878317669397,</text:p>
          </table:table-cell>
          <table:table-cell office:value-type="string" calcext:value-type="string">
            <text:p>reward</text:p>
          </table:table-cell>
          <table:table-cell office:value-type="float" office:value="151.547568336805" calcext:value-type="float">
            <text:p>151.54756833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7712741125884" calcext:value-type="float">
            <text:p>0.4977127411258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3021284861912" calcext:value-type="float">
            <text:p>0.113021284861912,</text:p>
          </table:table-cell>
          <table:table-cell office:value-type="string" calcext:value-type="string">
            <text:p>reward</text:p>
          </table:table-cell>
          <table:table-cell office:value-type="float" office:value="158.478909191467" calcext:value-type="float">
            <text:p>158.47890919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850275203381" calcext:value-type="float">
            <text:p>0.184850275203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097836689708" calcext:value-type="float">
            <text:p>111.097836689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29619435982958" calcext:value-type="float">
            <text:p>0.7296194359829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82284808320832" calcext:value-type="float">
            <text:p>0.0582284808320832,</text:p>
          </table:table-cell>
          <table:table-cell office:value-type="string" calcext:value-type="string">
            <text:p>reward</text:p>
          </table:table-cell>
          <table:table-cell office:value-type="float" office:value="244.737264257977" calcext:value-type="float">
            <text:p>244.7372642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167832073089" calcext:value-type="float">
            <text:p>0.1921678320730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037845731624" calcext:value-type="float">
            <text:p>122.03784573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991857913262" calcext:value-type="float">
            <text:p>0.102991857913262,</text:p>
          </table:table-cell>
          <table:table-cell office:value-type="string" calcext:value-type="string">
            <text:p>reward</text:p>
          </table:table-cell>
          <table:table-cell office:value-type="float" office:value="115.095053945156" calcext:value-type="float">
            <text:p>115.09505394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1526674611401" calcext:value-type="float">
            <text:p>0.2815266746114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520612793808" calcext:value-type="float">
            <text:p>101.52061279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1067636346174" calcext:value-type="float">
            <text:p>0.211067636346174,</text:p>
          </table:table-cell>
          <table:table-cell office:value-type="string" calcext:value-type="string">
            <text:p>reward</text:p>
          </table:table-cell>
          <table:table-cell office:value-type="float" office:value="114.378177787517" calcext:value-type="float">
            <text:p>114.37817778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76961553487" calcext:value-type="float">
            <text:p>0.030776961553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7.918364102353" calcext:value-type="float">
            <text:p>347.918364102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236069019161" calcext:value-type="float">
            <text:p>0.209236069019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.7929070588888" calcext:value-type="float">
            <text:p>67.79290705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1709795941186" calcext:value-type="float">
            <text:p>0.111709795941186,</text:p>
          </table:table-cell>
          <table:table-cell office:value-type="string" calcext:value-type="string">
            <text:p>reward</text:p>
          </table:table-cell>
          <table:table-cell office:value-type="float" office:value="150.517664191821" calcext:value-type="float">
            <text:p>150.51766419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6171093145725" calcext:value-type="float">
            <text:p>0.3761710931457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41576911689257" calcext:value-type="float">
            <text:p>0.0941576911689257,</text:p>
          </table:table-cell>
          <table:table-cell office:value-type="string" calcext:value-type="string">
            <text:p>reward</text:p>
          </table:table-cell>
          <table:table-cell office:value-type="float" office:value="131.204813179406" calcext:value-type="float">
            <text:p>131.20481317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712012547070611" calcext:value-type="float">
            <text:p>0.712012547070611,</text:p>
          </table:table-cell>
          <table:table-cell office:value-type="string" calcext:value-type="string">
            <text:p>reward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6795675396778" calcext:value-type="float">
            <text:p>0.2067956753967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356910659824" calcext:value-type="float">
            <text:p>112.356910659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97471097185465" calcext:value-type="float">
            <text:p>0.0797471097185465,</text:p>
          </table:table-cell>
          <table:table-cell office:value-type="string" calcext:value-type="string">
            <text:p>reward</text:p>
          </table:table-cell>
          <table:table-cell office:value-type="float" office:value="191.39639411752" calcext:value-type="float">
            <text:p>191.39639411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2045704095486" calcext:value-type="float">
            <text:p>0.3620457040954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793116027107" calcext:value-type="float">
            <text:p>0.120793116027107,</text:p>
          </table:table-cell>
          <table:table-cell office:value-type="string" calcext:value-type="string">
            <text:p>reward</text:p>
          </table:table-cell>
          <table:table-cell office:value-type="float" office:value="155.786174650515" calcext:value-type="float">
            <text:p>155.78617465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299777321453" calcext:value-type="float">
            <text:p>0.2262997773214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1891729561681" calcext:value-type="float">
            <text:p>92.18917295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42247926773979" calcext:value-type="float">
            <text:p>0.42247926773979,</text:p>
          </table:table-cell>
          <table:table-cell office:value-type="string" calcext:value-type="string">
            <text:p>reward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757357249005" calcext:value-type="float">
            <text:p>0.1067573572490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670359192909" calcext:value-type="float">
            <text:p>113.67035919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1518812689907" calcext:value-type="float">
            <text:p>0.101518812689907,</text:p>
          </table:table-cell>
          <table:table-cell office:value-type="string" calcext:value-type="string">
            <text:p>reward</text:p>
          </table:table-cell>
          <table:table-cell office:value-type="float" office:value="186.503910113147" calcext:value-type="float">
            <text:p>186.50391011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2684537020268" calcext:value-type="float">
            <text:p>0.5226845370202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544260970075" calcext:value-type="float">
            <text:p>0.2195442609700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548901874338" calcext:value-type="float">
            <text:p>63.54890187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7860458877676" calcext:value-type="float">
            <text:p>0.127860458877676,</text:p>
          </table:table-cell>
          <table:table-cell office:value-type="string" calcext:value-type="string">
            <text:p>reward</text:p>
          </table:table-cell>
          <table:table-cell office:value-type="float" office:value="135.210262091794" calcext:value-type="float">
            <text:p>135.21026209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4992944804099" calcext:value-type="float">
            <text:p>0.2049929448040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782166671914" calcext:value-type="float">
            <text:p>125.78216667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4172356991" calcext:value-type="float">
            <text:p>0.1344172356991,</text:p>
          </table:table-cell>
          <table:table-cell office:value-type="string" calcext:value-type="string">
            <text:p>reward</text:p>
          </table:table-cell>
          <table:table-cell office:value-type="float" office:value="163.395221327014" calcext:value-type="float">
            <text:p>163.3952213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906515679763" calcext:value-type="float">
            <text:p>0.2269065156797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0710129898304" calcext:value-type="float">
            <text:p>63.071012989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27554650116102" calcext:value-type="float">
            <text:p>0.0827554650116102,</text:p>
          </table:table-cell>
          <table:table-cell office:value-type="string" calcext:value-type="string">
            <text:p>reward</text:p>
          </table:table-cell>
          <table:table-cell office:value-type="float" office:value="176.837941018119" calcext:value-type="float">
            <text:p>176.83794101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738512168169" calcext:value-type="float">
            <text:p>0.1897385121681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704113075034" calcext:value-type="float">
            <text:p>100.7041130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1692824165467" calcext:value-type="float">
            <text:p>0.161692824165467,</text:p>
          </table:table-cell>
          <table:table-cell office:value-type="string" calcext:value-type="string">
            <text:p>reward</text:p>
          </table:table-cell>
          <table:table-cell office:value-type="float" office:value="142.84566353895" calcext:value-type="float">
            <text:p>142.8456635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585749329364" calcext:value-type="float">
            <text:p>0.165857493293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2927235991422" calcext:value-type="float">
            <text:p>81.292723599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79977476650673" calcext:value-type="float">
            <text:p>0.0879977476650673,</text:p>
          </table:table-cell>
          <table:table-cell office:value-type="string" calcext:value-type="string">
            <text:p>reward</text:p>
          </table:table-cell>
          <table:table-cell office:value-type="float" office:value="167.639272201165" calcext:value-type="float">
            <text:p>167.63927220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907333823761" calcext:value-type="float">
            <text:p>0.2379073338237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033172493152" calcext:value-type="float">
            <text:p>102.03317249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56238171176404" calcext:value-type="float">
            <text:p>0.0356238171176404,</text:p>
          </table:table-cell>
          <table:table-cell office:value-type="string" calcext:value-type="string">
            <text:p>reward</text:p>
          </table:table-cell>
          <table:table-cell office:value-type="float" office:value="300.711075036598" calcext:value-type="float">
            <text:p>300.71107503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145330154744" calcext:value-type="float">
            <text:p>0.1001453301547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854880747291" calcext:value-type="float">
            <text:p>152.85488074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4189644631198" calcext:value-type="float">
            <text:p>0.0854189644631198,</text:p>
          </table:table-cell>
          <table:table-cell office:value-type="string" calcext:value-type="string">
            <text:p>reward</text:p>
          </table:table-cell>
          <table:table-cell office:value-type="float" office:value="136.070021427356" calcext:value-type="float">
            <text:p>136.07002142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221470436487" calcext:value-type="float">
            <text:p>0.267221470436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422142703076" calcext:value-type="float">
            <text:p>148.42214270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5509441869906" calcext:value-type="float">
            <text:p>0.1955094418699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148424875839" calcext:value-type="float">
            <text:p>108.14842487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9332906735123" calcext:value-type="float">
            <text:p>0.159332906735123,</text:p>
          </table:table-cell>
          <table:table-cell office:value-type="string" calcext:value-type="string">
            <text:p>reward</text:p>
          </table:table-cell>
          <table:table-cell office:value-type="float" office:value="115.76167431392" calcext:value-type="float">
            <text:p>115.76167431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08640306482" calcext:value-type="float">
            <text:p>0.42086403064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37545825303824" calcext:value-type="float">
            <text:p>0.237545825303824,</text:p>
          </table:table-cell>
          <table:table-cell office:value-type="string" calcext:value-type="string">
            <text:p>reward</text:p>
          </table:table-cell>
          <table:table-cell office:value-type="float" office:value="95.0971405715502" calcext:value-type="float">
            <text:p>95.09714057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7633650830579" calcext:value-type="float">
            <text:p>0.0267633650830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3.645091675349" calcext:value-type="float">
            <text:p>393.64509167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9260524012582" calcext:value-type="float">
            <text:p>0.0779260524012582,</text:p>
          </table:table-cell>
          <table:table-cell office:value-type="string" calcext:value-type="string">
            <text:p>reward</text:p>
          </table:table-cell>
          <table:table-cell office:value-type="float" office:value="198.326787920782" calcext:value-type="float">
            <text:p>198.32678792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2140956219099" calcext:value-type="float">
            <text:p>0.1821409562190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8.902533771542" calcext:value-type="float">
            <text:p>138.90253377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894030926528" calcext:value-type="float">
            <text:p>0.228940309265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679507693915" calcext:value-type="float">
            <text:p>112.67950769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783878791629" calcext:value-type="float">
            <text:p>0.114783878791629,</text:p>
          </table:table-cell>
          <table:table-cell office:value-type="string" calcext:value-type="string">
            <text:p>reward</text:p>
          </table:table-cell>
          <table:table-cell office:value-type="float" office:value="145.12024811562" calcext:value-type="float">
            <text:p>145.12024811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253645223354" calcext:value-type="float">
            <text:p>0.3642536452233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3906454256422" calcext:value-type="float">
            <text:p>0.0883906454256422,</text:p>
          </table:table-cell>
          <table:table-cell office:value-type="string" calcext:value-type="string">
            <text:p>reward</text:p>
          </table:table-cell>
          <table:table-cell office:value-type="float" office:value="172.134143911331" calcext:value-type="float">
            <text:p>172.13414391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0623492926916" calcext:value-type="float">
            <text:p>0.07506234929269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8.222582216377" calcext:value-type="float">
            <text:p>208.22258221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30574763065572" calcext:value-type="float">
            <text:p>0.0730574763065572,</text:p>
          </table:table-cell>
          <table:table-cell office:value-type="string" calcext:value-type="string">
            <text:p>reward</text:p>
          </table:table-cell>
          <table:table-cell office:value-type="float" office:value="182.878530515329" calcext:value-type="float">
            <text:p>182.878530515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9446826240811" calcext:value-type="float">
            <text:p>0.109446826240811,</text:p>
          </table:table-cell>
          <table:table-cell office:value-type="string" calcext:value-type="string">
            <text:p>reward</text:p>
          </table:table-cell>
          <table:table-cell office:value-type="float" office:value="143.36856995741" calcext:value-type="float">
            <text:p>143.36856995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616671320968" calcext:value-type="float">
            <text:p>0.1796166713209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674119370191" calcext:value-type="float">
            <text:p>122.67411937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2718011759021" calcext:value-type="float">
            <text:p>0.132718011759021,</text:p>
          </table:table-cell>
          <table:table-cell office:value-type="string" calcext:value-type="string">
            <text:p>reward</text:p>
          </table:table-cell>
          <table:table-cell office:value-type="float" office:value="163.347723096977" calcext:value-type="float">
            <text:p>163.3477230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0226627518938" calcext:value-type="float">
            <text:p>0.560226627518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3744541866799" calcext:value-type="float">
            <text:p>0.103744541866799,</text:p>
          </table:table-cell>
          <table:table-cell office:value-type="string" calcext:value-type="string">
            <text:p>reward</text:p>
          </table:table-cell>
          <table:table-cell office:value-type="float" office:value="159.390613135478" calcext:value-type="float">
            <text:p>159.39061313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5774287921916" calcext:value-type="float">
            <text:p>0.2657742879219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6259121158401" calcext:value-type="float">
            <text:p>98.62591211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8479473374777" calcext:value-type="float">
            <text:p>0.158479473374777,</text:p>
          </table:table-cell>
          <table:table-cell office:value-type="string" calcext:value-type="string">
            <text:p>reward</text:p>
          </table:table-cell>
          <table:table-cell office:value-type="float" office:value="117.099654403518" calcext:value-type="float">
            <text:p>117.09965440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998666694164" calcext:value-type="float">
            <text:p>0.2919986666941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246731717011" calcext:value-type="float">
            <text:p>112.2467317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949589285802" calcext:value-type="float">
            <text:p>0.22949589285802,</text:p>
          </table:table-cell>
          <table:table-cell office:value-type="string" calcext:value-type="string">
            <text:p>reward</text:p>
          </table:table-cell>
          <table:table-cell office:value-type="float" office:value="140.57376454744" calcext:value-type="float">
            <text:p>140.57376454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6576723804085" calcext:value-type="float">
            <text:p>0.2165767238040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173013536976" calcext:value-type="float">
            <text:p>100.17301353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416897155092" calcext:value-type="float">
            <text:p>0.152416897155092,</text:p>
          </table:table-cell>
          <table:table-cell office:value-type="string" calcext:value-type="string">
            <text:p>reward</text:p>
          </table:table-cell>
          <table:table-cell office:value-type="float" office:value="133.609523528251" calcext:value-type="float">
            <text:p>133.60952352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637197638854" calcext:value-type="float">
            <text:p>0.0326371976388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8.398855399741" calcext:value-type="float">
            <text:p>388.39885539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56754896191298" calcext:value-type="float">
            <text:p>0.256754896191298,</text:p>
          </table:table-cell>
          <table:table-cell office:value-type="string" calcext:value-type="string">
            <text:p>reward</text:p>
          </table:table-cell>
          <table:table-cell office:value-type="float" office:value="137.947650651808" calcext:value-type="float">
            <text:p>137.94765065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2041266876068" calcext:value-type="float">
            <text:p>0.4420412668760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87724162215564" calcext:value-type="float">
            <text:p>0.0487724162215564,</text:p>
          </table:table-cell>
          <table:table-cell office:value-type="string" calcext:value-type="string">
            <text:p>reward</text:p>
          </table:table-cell>
          <table:table-cell office:value-type="float" office:value="262.033926442632" calcext:value-type="float">
            <text:p>262.03392644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2501187970541" calcext:value-type="float">
            <text:p>0.1825011879705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5.794163869302" calcext:value-type="float">
            <text:p>175.79416386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556585480404" calcext:value-type="float">
            <text:p>0.18556585480404,</text:p>
          </table:table-cell>
          <table:table-cell office:value-type="string" calcext:value-type="string">
            <text:p>reward</text:p>
          </table:table-cell>
          <table:table-cell office:value-type="float" office:value="135.889224451126" calcext:value-type="float">
            <text:p>135.88922445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9820239693621" calcext:value-type="float">
            <text:p>0.1698202396936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8857960514093" calcext:value-type="float">
            <text:p>81.88579605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09409464732669" calcext:value-type="float">
            <text:p>0.0409409464732669,</text:p>
          </table:table-cell>
          <table:table-cell office:value-type="string" calcext:value-type="string">
            <text:p>reward</text:p>
          </table:table-cell>
          <table:table-cell office:value-type="float" office:value="304.25424572267" calcext:value-type="float">
            <text:p>304.25424572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6396833778841" calcext:value-type="float">
            <text:p>0.2063968337788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450355642157" calcext:value-type="float">
            <text:p>106.45035564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1031774647326" calcext:value-type="float">
            <text:p>0.0951031774647326,</text:p>
          </table:table-cell>
          <table:table-cell office:value-type="string" calcext:value-type="string">
            <text:p>reward</text:p>
          </table:table-cell>
          <table:table-cell office:value-type="float" office:value="158.148957864298" calcext:value-type="float">
            <text:p>158.148957864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007912823123" calcext:value-type="float">
            <text:p>0.2680079128231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.3123311721013" calcext:value-type="float">
            <text:p>57.31233117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5159812326835" calcext:value-type="float">
            <text:p>0.295159812326835,</text:p>
          </table:table-cell>
          <table:table-cell office:value-type="string" calcext:value-type="string">
            <text:p>reward</text:p>
          </table:table-cell>
          <table:table-cell office:value-type="float" office:value="56.8799510718175" calcext:value-type="float">
            <text:p>56.87995107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292974782723" calcext:value-type="float">
            <text:p>0.24292974782723,</text:p>
          </table:table-cell>
          <table:table-cell office:value-type="string" calcext:value-type="string">
            <text:p>reward</text:p>
          </table:table-cell>
          <table:table-cell office:value-type="float" office:value="107.164164082169" calcext:value-type="float">
            <text:p>107.164164082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225817466658" calcext:value-type="float">
            <text:p>0.1932258174666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752918585662" calcext:value-type="float">
            <text:p>123.75291858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381296687245" calcext:value-type="float">
            <text:p>0.1153812966872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669159448834" calcext:value-type="float">
            <text:p>161.66915944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2463093374267" calcext:value-type="float">
            <text:p>0.112463093374267,</text:p>
          </table:table-cell>
          <table:table-cell office:value-type="string" calcext:value-type="string">
            <text:p>reward</text:p>
          </table:table-cell>
          <table:table-cell office:value-type="float" office:value="193.918059249188" calcext:value-type="float">
            <text:p>193.918059249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213013859903" calcext:value-type="float">
            <text:p>0.0532130138599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2.923954586139" calcext:value-type="float">
            <text:p>242.92395458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8128616964209" calcext:value-type="float">
            <text:p>0.2281286169642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8349214275422" calcext:value-type="float">
            <text:p>94.83492142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7777854070606" calcext:value-type="float">
            <text:p>0.3277778540706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72696059378131" calcext:value-type="float">
            <text:p>0.07726960593781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416992342992" calcext:value-type="float">
            <text:p>221.4169923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70601343914665" calcext:value-type="float">
            <text:p>0.270601343914665,</text:p>
          </table:table-cell>
          <table:table-cell office:value-type="string" calcext:value-type="string">
            <text:p>reward</text:p>
          </table:table-cell>
          <table:table-cell office:value-type="float" office:value="91.9547314707851" calcext:value-type="float">
            <text:p>91.95473147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932765721226" calcext:value-type="float">
            <text:p>0.2509327657212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851312247957" calcext:value-type="float">
            <text:p>95.8513122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5794847956454" calcext:value-type="float">
            <text:p>0.135794847956454,</text:p>
          </table:table-cell>
          <table:table-cell office:value-type="string" calcext:value-type="string">
            <text:p>reward</text:p>
          </table:table-cell>
          <table:table-cell office:value-type="float" office:value="134.640496311073" calcext:value-type="float">
            <text:p>134.64049631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8755931702728" calcext:value-type="float">
            <text:p>0.0838755931702728,</text:p>
          </table:table-cell>
          <table:table-cell office:value-type="string" calcext:value-type="string">
            <text:p>reward</text:p>
          </table:table-cell>
          <table:table-cell office:value-type="float" office:value="191.224194095407" calcext:value-type="float">
            <text:p>191.224194095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2761315145176" calcext:value-type="float">
            <text:p>0.1527613151451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461599296239" calcext:value-type="float">
            <text:p>117.46159929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4144629479133" calcext:value-type="float">
            <text:p>0.224144629479133,</text:p>
          </table:table-cell>
          <table:table-cell office:value-type="string" calcext:value-type="string">
            <text:p>reward</text:p>
          </table:table-cell>
          <table:table-cell office:value-type="float" office:value="112.614051308024" calcext:value-type="float">
            <text:p>112.6140513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93203322387337" calcext:value-type="float">
            <text:p>0.0693203322387337,</text:p>
          </table:table-cell>
          <table:table-cell office:value-type="string" calcext:value-type="string">
            <text:p>reward</text:p>
          </table:table-cell>
          <table:table-cell office:value-type="float" office:value="165.257819849461" calcext:value-type="float">
            <text:p>165.25781984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8551352223455" calcext:value-type="float">
            <text:p>0.1585513522234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071048337112" calcext:value-type="float">
            <text:p>113.07104833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5816396168796" calcext:value-type="float">
            <text:p>0.1058163961687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503312927499" calcext:value-type="float">
            <text:p>146.50331292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5363999818561" calcext:value-type="float">
            <text:p>0.115363999818561,</text:p>
          </table:table-cell>
          <table:table-cell office:value-type="string" calcext:value-type="string">
            <text:p>reward</text:p>
          </table:table-cell>
          <table:table-cell office:value-type="float" office:value="105.682154014489" calcext:value-type="float">
            <text:p>105.68215401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5664686174879" calcext:value-type="float">
            <text:p>0.4556646861748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176920748576137" calcext:value-type="float">
            <text:p>0.0176920748576137,</text:p>
          </table:table-cell>
          <table:table-cell office:value-type="string" calcext:value-type="string">
            <text:p>reward</text:p>
          </table:table-cell>
          <table:table-cell office:value-type="float" office:value="624.224829788494" calcext:value-type="float">
            <text:p>624.224829788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4780920697489" calcext:value-type="float">
            <text:p>0.2847809206974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1147119529913" calcext:value-type="float">
            <text:p>91.1147119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3237990601526" calcext:value-type="float">
            <text:p>0.4432379906015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802802489723" calcext:value-type="float">
            <text:p>0.144802802489723,</text:p>
          </table:table-cell>
          <table:table-cell office:value-type="string" calcext:value-type="string">
            <text:p>reward</text:p>
          </table:table-cell>
          <table:table-cell office:value-type="float" office:value="150.059436889764" calcext:value-type="float">
            <text:p>150.05943688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3288918802932" calcext:value-type="float">
            <text:p>0.1732889188029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707094424037" calcext:value-type="float">
            <text:p>134.7070944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0074651517301" calcext:value-type="float">
            <text:p>0.200074651517301,</text:p>
          </table:table-cell>
          <table:table-cell office:value-type="string" calcext:value-type="string">
            <text:p>reward</text:p>
          </table:table-cell>
          <table:table-cell office:value-type="float" office:value="104.981344084137" calcext:value-type="float">
            <text:p>104.981344084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324316328797" calcext:value-type="float">
            <text:p>0.343324316328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3816354067869" calcext:value-type="float">
            <text:p>0.223816354067869,</text:p>
          </table:table-cell>
          <table:table-cell office:value-type="string" calcext:value-type="string">
            <text:p>reward</text:p>
          </table:table-cell>
          <table:table-cell office:value-type="float" office:value="66.6794875273843" calcext:value-type="float">
            <text:p>66.67948752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8369230524313" calcext:value-type="float">
            <text:p>0.2183692305243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793997515078" calcext:value-type="float">
            <text:p>148.79399751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6306931142872" calcext:value-type="float">
            <text:p>0.0836306931142872,</text:p>
          </table:table-cell>
          <table:table-cell office:value-type="string" calcext:value-type="string">
            <text:p>reward</text:p>
          </table:table-cell>
          <table:table-cell office:value-type="float" office:value="138.573324429277" calcext:value-type="float">
            <text:p>138.57332442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0254663875342" calcext:value-type="float">
            <text:p>0.4902546638753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7372966284985" calcext:value-type="float">
            <text:p>0.137372966284985,</text:p>
          </table:table-cell>
          <table:table-cell office:value-type="string" calcext:value-type="string">
            <text:p>reward</text:p>
          </table:table-cell>
          <table:table-cell office:value-type="float" office:value="125.794526248015" calcext:value-type="float">
            <text:p>125.7945262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4124936847356" calcext:value-type="float">
            <text:p>0.324124936847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0720633870161" calcext:value-type="float">
            <text:p>0.190720633870161,</text:p>
          </table:table-cell>
          <table:table-cell office:value-type="string" calcext:value-type="string">
            <text:p>reward</text:p>
          </table:table-cell>
          <table:table-cell office:value-type="float" office:value="106.432711642558" calcext:value-type="float">
            <text:p>106.43271164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0027608242458" calcext:value-type="float">
            <text:p>0.430027608242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944341101699" calcext:value-type="float">
            <text:p>0.114944341101699,</text:p>
          </table:table-cell>
          <table:table-cell office:value-type="string" calcext:value-type="string">
            <text:p>reward</text:p>
          </table:table-cell>
          <table:table-cell office:value-type="float" office:value="136.998628241753" calcext:value-type="float">
            <text:p>136.99862824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7584235953997" calcext:value-type="float">
            <text:p>0.1875842359539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.3093836437961" calcext:value-type="float">
            <text:p>70.30938364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37445839960893" calcext:value-type="float">
            <text:p>0.0337445839960893,</text:p>
          </table:table-cell>
          <table:table-cell office:value-type="string" calcext:value-type="string">
            <text:p>reward</text:p>
          </table:table-cell>
          <table:table-cell office:value-type="float" office:value="349.343851835866" calcext:value-type="float">
            <text:p>349.34385183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482093455178" calcext:value-type="float">
            <text:p>0.3724820934551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4786798672659" calcext:value-type="float">
            <text:p>0.194786798672659,</text:p>
          </table:table-cell>
          <table:table-cell office:value-type="string" calcext:value-type="string">
            <text:p>reward</text:p>
          </table:table-cell>
          <table:table-cell office:value-type="float" office:value="124.338181376476" calcext:value-type="float">
            <text:p>124.33818137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4498595027551" calcext:value-type="float">
            <text:p>0.5944985950275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80703078454" calcext:value-type="float">
            <text:p>0.14480703078454,</text:p>
          </table:table-cell>
          <table:table-cell office:value-type="string" calcext:value-type="string">
            <text:p>reward</text:p>
          </table:table-cell>
          <table:table-cell office:value-type="float" office:value="123.05742038782" calcext:value-type="float">
            <text:p>123.05742038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77562871894562" calcext:value-type="float">
            <text:p>0.777562871894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6" calcext:value-type="float">
            <text:p>-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2837876650356" calcext:value-type="float">
            <text:p>0.232837876650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948338749097" calcext:value-type="float">
            <text:p>110.94833874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7810457097084" calcext:value-type="float">
            <text:p>0.287810457097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.7450891842571" calcext:value-type="float">
            <text:p>54.74508918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3807303342907" calcext:value-type="float">
            <text:p>0.243807303342907,</text:p>
          </table:table-cell>
          <table:table-cell office:value-type="string" calcext:value-type="string">
            <text:p>reward</text:p>
          </table:table-cell>
          <table:table-cell office:value-type="float" office:value="121.015998548392" calcext:value-type="float">
            <text:p>121.01599854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7335006155247" calcext:value-type="float">
            <text:p>0.387335006155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505007821871" calcext:value-type="float">
            <text:p>0.175050078218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0.126509749432" calcext:value-type="float">
            <text:p>150.12650974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3305304783017" calcext:value-type="float">
            <text:p>0.203305304783017,</text:p>
          </table:table-cell>
          <table:table-cell office:value-type="string" calcext:value-type="string">
            <text:p>reward</text:p>
          </table:table-cell>
          <table:table-cell office:value-type="float" office:value="129.18710808197" calcext:value-type="float">
            <text:p>129.1871080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2516563814419" calcext:value-type="float">
            <text:p>0.5025165638144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2606662988396" calcext:value-type="float">
            <text:p>0.122606662988396,</text:p>
          </table:table-cell>
          <table:table-cell office:value-type="string" calcext:value-type="string">
            <text:p>reward</text:p>
          </table:table-cell>
          <table:table-cell office:value-type="float" office:value="132.561635854541" calcext:value-type="float">
            <text:p>132.56163585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6483778839622" calcext:value-type="float">
            <text:p>0.296483778839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7286580707315" calcext:value-type="float">
            <text:p>90.72865807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637996643676" calcext:value-type="float">
            <text:p>0.152637996643676,</text:p>
          </table:table-cell>
          <table:table-cell office:value-type="string" calcext:value-type="string">
            <text:p>reward</text:p>
          </table:table-cell>
          <table:table-cell office:value-type="float" office:value="144.514486693273" calcext:value-type="float">
            <text:p>144.51448669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6048527714917" calcext:value-type="float">
            <text:p>0.5660485277149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2703893870233" calcext:value-type="float">
            <text:p>0.0952703893870233,</text:p>
          </table:table-cell>
          <table:table-cell office:value-type="string" calcext:value-type="string">
            <text:p>reward</text:p>
          </table:table-cell>
          <table:table-cell office:value-type="float" office:value="177.964407769725" calcext:value-type="float">
            <text:p>177.96440776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032911031846" calcext:value-type="float">
            <text:p>0.1680329110318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512151152965" calcext:value-type="float">
            <text:p>137.5121511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9554137850032" calcext:value-type="float">
            <text:p>0.149554137850032,</text:p>
          </table:table-cell>
          <table:table-cell office:value-type="string" calcext:value-type="string">
            <text:p>reward</text:p>
          </table:table-cell>
          <table:table-cell office:value-type="float" office:value="126.865418394693" calcext:value-type="float">
            <text:p>126.86541839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7343000208751" calcext:value-type="float">
            <text:p>0.1873430002087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378028476417" calcext:value-type="float">
            <text:p>112.37802847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2138800097114" calcext:value-type="float">
            <text:p>0.0842138800097114,</text:p>
          </table:table-cell>
          <table:table-cell office:value-type="string" calcext:value-type="string">
            <text:p>reward</text:p>
          </table:table-cell>
          <table:table-cell office:value-type="float" office:value="183.74527095589" calcext:value-type="float">
            <text:p>183.74527095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9815465333415" calcext:value-type="float">
            <text:p>0.3798154653334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0949725955326" calcext:value-type="float">
            <text:p>0.180949725955326,</text:p>
          </table:table-cell>
          <table:table-cell office:value-type="string" calcext:value-type="string">
            <text:p>reward</text:p>
          </table:table-cell>
          <table:table-cell office:value-type="float" office:value="117.263968747147" calcext:value-type="float">
            <text:p>117.263968747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20488522607" calcext:value-type="float">
            <text:p>0.47204885226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0321314732136" calcext:value-type="float">
            <text:p>0.0770321314732136,</text:p>
          </table:table-cell>
          <table:table-cell office:value-type="string" calcext:value-type="string">
            <text:p>reward</text:p>
          </table:table-cell>
          <table:table-cell office:value-type="float" office:value="186.815958727266" calcext:value-type="float">
            <text:p>186.81595872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484246512435" calcext:value-type="float">
            <text:p>0.1264842465124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061229170677" calcext:value-type="float">
            <text:p>141.06122917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84090076736314" calcext:value-type="float">
            <text:p>0.284090076736314,</text:p>
          </table:table-cell>
          <table:table-cell office:value-type="string" calcext:value-type="string">
            <text:p>reward</text:p>
          </table:table-cell>
          <table:table-cell office:value-type="float" office:value="140.200103132366" calcext:value-type="float">
            <text:p>140.20010313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800068051845" calcext:value-type="float">
            <text:p>0.1798000680518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617331563615" calcext:value-type="float">
            <text:p>110.61733156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7388089507676" calcext:value-type="float">
            <text:p>0.0717388089507676,</text:p>
          </table:table-cell>
          <table:table-cell office:value-type="string" calcext:value-type="string">
            <text:p>reward</text:p>
          </table:table-cell>
          <table:table-cell office:value-type="float" office:value="196.39456406173" calcext:value-type="float">
            <text:p>196.39456406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63893736361034" calcext:value-type="float">
            <text:p>0.263893736361034,</text:p>
          </table:table-cell>
          <table:table-cell office:value-type="string" calcext:value-type="string">
            <text:p>reward</text:p>
          </table:table-cell>
          <table:table-cell office:value-type="float" office:value="114.894040752521" calcext:value-type="float">
            <text:p>114.894040752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945429302189" calcext:value-type="float">
            <text:p>0.459454293021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837723958094" calcext:value-type="float">
            <text:p>0.134837723958094,</text:p>
          </table:table-cell>
          <table:table-cell office:value-type="string" calcext:value-type="string">
            <text:p>reward</text:p>
          </table:table-cell>
          <table:table-cell office:value-type="float" office:value="95.1632215855842" calcext:value-type="float">
            <text:p>95.16322158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507795253877" calcext:value-type="float">
            <text:p>0.2195077952538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556468682282" calcext:value-type="float">
            <text:p>112.5564686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62780613778" calcext:value-type="float">
            <text:p>0.12562780613778,</text:p>
          </table:table-cell>
          <table:table-cell office:value-type="string" calcext:value-type="string">
            <text:p>reward</text:p>
          </table:table-cell>
          <table:table-cell office:value-type="float" office:value="135.600211986769" calcext:value-type="float">
            <text:p>135.60021198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2946863571185" calcext:value-type="float">
            <text:p>0.122946863571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35950422274" calcext:value-type="float">
            <text:p>140.33595042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2079469520522" calcext:value-type="float">
            <text:p>0.182079469520522,</text:p>
          </table:table-cell>
          <table:table-cell office:value-type="string" calcext:value-type="string">
            <text:p>reward</text:p>
          </table:table-cell>
          <table:table-cell office:value-type="float" office:value="128.921073893358" calcext:value-type="float">
            <text:p>128.921073893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1446258637758" calcext:value-type="float">
            <text:p>0.4314462586377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8356081731902" calcext:value-type="float">
            <text:p>0.108356081731902,</text:p>
          </table:table-cell>
          <table:table-cell office:value-type="string" calcext:value-type="string">
            <text:p>reward</text:p>
          </table:table-cell>
          <table:table-cell office:value-type="float" office:value="112.288313126183" calcext:value-type="float">
            <text:p>112.288313126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1795520777102" calcext:value-type="float">
            <text:p>0.4617955207771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9351800523285" calcext:value-type="float">
            <text:p>0.189351800523285,</text:p>
          </table:table-cell>
          <table:table-cell office:value-type="string" calcext:value-type="string">
            <text:p>reward</text:p>
          </table:table-cell>
          <table:table-cell office:value-type="float" office:value="121.811750257269" calcext:value-type="float">
            <text:p>121.81175025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3012242788352" calcext:value-type="float">
            <text:p>0.3830122427883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3879324767993" calcext:value-type="float">
            <text:p>0.123879324767993,</text:p>
          </table:table-cell>
          <table:table-cell office:value-type="string" calcext:value-type="string">
            <text:p>reward</text:p>
          </table:table-cell>
          <table:table-cell office:value-type="float" office:value="157.723720594445" calcext:value-type="float">
            <text:p>157.72372059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185259291095" calcext:value-type="float">
            <text:p>0.1961852592910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972229188546" calcext:value-type="float">
            <text:p>128.97222918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1017497436535" calcext:value-type="float">
            <text:p>0.0951017497436535,</text:p>
          </table:table-cell>
          <table:table-cell office:value-type="string" calcext:value-type="string">
            <text:p>reward</text:p>
          </table:table-cell>
          <table:table-cell office:value-type="float" office:value="195.150536419729" calcext:value-type="float">
            <text:p>195.15053641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0725841434288" calcext:value-type="float">
            <text:p>0.340725841434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0054082820506" calcext:value-type="float">
            <text:p>0.210054082820506,</text:p>
          </table:table-cell>
          <table:table-cell office:value-type="string" calcext:value-type="string">
            <text:p>reward</text:p>
          </table:table-cell>
          <table:table-cell office:value-type="float" office:value="145.606787098469" calcext:value-type="float">
            <text:p>145.606787098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9692859533527" calcext:value-type="float">
            <text:p>0.159692859533527,</text:p>
          </table:table-cell>
          <table:table-cell office:value-type="string" calcext:value-type="string">
            <text:p>reward</text:p>
          </table:table-cell>
          <table:table-cell office:value-type="float" office:value="117.620207498386" calcext:value-type="float">
            <text:p>117.62020749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116611254726" calcext:value-type="float">
            <text:p>0.117116611254726,</text:p>
          </table:table-cell>
          <table:table-cell office:value-type="string" calcext:value-type="string">
            <text:p>reward</text:p>
          </table:table-cell>
          <table:table-cell office:value-type="float" office:value="143.384984186831" calcext:value-type="float">
            <text:p>143.38498418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604389646568" calcext:value-type="float">
            <text:p>0.4016043896465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3896298669216" calcext:value-type="float">
            <text:p>0.0803896298669216,</text:p>
          </table:table-cell>
          <table:table-cell office:value-type="string" calcext:value-type="string">
            <text:p>reward</text:p>
          </table:table-cell>
          <table:table-cell office:value-type="float" office:value="141.394154028998" calcext:value-type="float">
            <text:p>141.39415402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38609677199" calcext:value-type="float">
            <text:p>0.112386096771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978977713659" calcext:value-type="float">
            <text:p>160.978977713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43730094785777" calcext:value-type="float">
            <text:p>0.0643730094785777,</text:p>
          </table:table-cell>
          <table:table-cell office:value-type="string" calcext:value-type="string">
            <text:p>reward</text:p>
          </table:table-cell>
          <table:table-cell office:value-type="float" office:value="215.344609192582" calcext:value-type="float">
            <text:p>215.34460919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3556351515782" calcext:value-type="float">
            <text:p>0.2135563515157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8260481555426" calcext:value-type="float">
            <text:p>68.82604815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130628976437" calcext:value-type="float">
            <text:p>0.167130628976437,</text:p>
          </table:table-cell>
          <table:table-cell office:value-type="string" calcext:value-type="string">
            <text:p>reward</text:p>
          </table:table-cell>
          <table:table-cell office:value-type="float" office:value="75.8334372415354" calcext:value-type="float">
            <text:p>75.83343724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3422054301081" calcext:value-type="float">
            <text:p>0.263422054301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96189361036" calcext:value-type="float">
            <text:p>115.96189361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61457988166148" calcext:value-type="float">
            <text:p>0.0861457988166148,</text:p>
          </table:table-cell>
          <table:table-cell office:value-type="string" calcext:value-type="string">
            <text:p>reward</text:p>
          </table:table-cell>
          <table:table-cell office:value-type="float" office:value="193.082271420894" calcext:value-type="float">
            <text:p>193.08227142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815376772651" calcext:value-type="float">
            <text:p>0.1688153767726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236310051704" calcext:value-type="float">
            <text:p>116.23631005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1239485853145" calcext:value-type="float">
            <text:p>0.3712394858531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00222554531982" calcext:value-type="float">
            <text:p>0.0600222554531982,</text:p>
          </table:table-cell>
          <table:table-cell office:value-type="string" calcext:value-type="string">
            <text:p>reward</text:p>
          </table:table-cell>
          <table:table-cell office:value-type="float" office:value="236.604868885632" calcext:value-type="float">
            <text:p>236.60486888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4040228039361" calcext:value-type="float">
            <text:p>0.3740402280393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42252348497385" calcext:value-type="float">
            <text:p>0.0542252348497385,</text:p>
          </table:table-cell>
          <table:table-cell office:value-type="string" calcext:value-type="string">
            <text:p>reward</text:p>
          </table:table-cell>
          <table:table-cell office:value-type="float" office:value="247.415983217235" calcext:value-type="float">
            <text:p>247.41598321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430725329851" calcext:value-type="float">
            <text:p>0.1514307253298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0.036796549826" calcext:value-type="float">
            <text:p>130.03679654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0558139833298" calcext:value-type="float">
            <text:p>0.6005581398332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60195443627671" calcext:value-type="float">
            <text:p>0.260195443627671,</text:p>
          </table:table-cell>
          <table:table-cell office:value-type="string" calcext:value-type="string">
            <text:p>reward</text:p>
          </table:table-cell>
          <table:table-cell office:value-type="float" office:value="100.432648399138" calcext:value-type="float">
            <text:p>100.43264839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6606352903977" calcext:value-type="float">
            <text:p>0.266606352903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5084835416569" calcext:value-type="float">
            <text:p>93.50848354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616614649104" calcext:value-type="float">
            <text:p>0.105616614649104,</text:p>
          </table:table-cell>
          <table:table-cell office:value-type="string" calcext:value-type="string">
            <text:p>reward</text:p>
          </table:table-cell>
          <table:table-cell office:value-type="float" office:value="111.682072827495" calcext:value-type="float">
            <text:p>111.68207282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4544021111737" calcext:value-type="float">
            <text:p>0.2045440211117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889231499645" calcext:value-type="float">
            <text:p>114.889231499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53800278075456" calcext:value-type="float">
            <text:p>0.0753800278075456,</text:p>
          </table:table-cell>
          <table:table-cell office:value-type="string" calcext:value-type="string">
            <text:p>reward</text:p>
          </table:table-cell>
          <table:table-cell office:value-type="float" office:value="204.661134399303" calcext:value-type="float">
            <text:p>204.66113439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7590288445599" calcext:value-type="float">
            <text:p>0.2175902884455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957933469536" calcext:value-type="float">
            <text:p>63.95793346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2373080980287" calcext:value-type="float">
            <text:p>0.122373080980287,</text:p>
          </table:table-cell>
          <table:table-cell office:value-type="string" calcext:value-type="string">
            <text:p>reward</text:p>
          </table:table-cell>
          <table:table-cell office:value-type="float" office:value="191.717318219772" calcext:value-type="float">
            <text:p>191.71731821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9921157523694" calcext:value-type="float">
            <text:p>0.04299211575236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2.600787958403" calcext:value-type="float">
            <text:p>302.60078795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308593460849" calcext:value-type="float">
            <text:p>0.106308593460849,</text:p>
          </table:table-cell>
          <table:table-cell office:value-type="string" calcext:value-type="string">
            <text:p>reward</text:p>
          </table:table-cell>
          <table:table-cell office:value-type="float" office:value="148.065772807753" calcext:value-type="float">
            <text:p>148.06577280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009796996481" calcext:value-type="float">
            <text:p>0.0780097969964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9.189027340388" calcext:value-type="float">
            <text:p>219.18902734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8222566539442" calcext:value-type="float">
            <text:p>0.128222566539442,</text:p>
          </table:table-cell>
          <table:table-cell office:value-type="string" calcext:value-type="string">
            <text:p>reward</text:p>
          </table:table-cell>
          <table:table-cell office:value-type="float" office:value="140.989391960298" calcext:value-type="float">
            <text:p>140.98939196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3941778462227" calcext:value-type="float">
            <text:p>0.3639417784622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6746312290449" calcext:value-type="float">
            <text:p>0.186746312290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548580838624" calcext:value-type="float">
            <text:p>108.548580838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4893044640289" calcext:value-type="float">
            <text:p>0.184893044640289,</text:p>
          </table:table-cell>
          <table:table-cell office:value-type="string" calcext:value-type="string">
            <text:p>reward</text:p>
          </table:table-cell>
          <table:table-cell office:value-type="float" office:value="113.085322784614" calcext:value-type="float">
            <text:p>113.085322784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5996117988373" calcext:value-type="float">
            <text:p>0.07959961179883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628753382263" calcext:value-type="float">
            <text:p>190.628753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3850874242202" calcext:value-type="float">
            <text:p>0.103850874242202,</text:p>
          </table:table-cell>
          <table:table-cell office:value-type="string" calcext:value-type="string">
            <text:p>reward</text:p>
          </table:table-cell>
          <table:table-cell office:value-type="float" office:value="157.291919283009" calcext:value-type="float">
            <text:p>157.2919192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7047545134248" calcext:value-type="float">
            <text:p>0.2170475451342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072854654103" calcext:value-type="float">
            <text:p>109.07285465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4824360752307" calcext:value-type="float">
            <text:p>0.184824360752307,</text:p>
          </table:table-cell>
          <table:table-cell office:value-type="string" calcext:value-type="string">
            <text:p>reward</text:p>
          </table:table-cell>
          <table:table-cell office:value-type="float" office:value="179.105421813965" calcext:value-type="float">
            <text:p>179.1054218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8061988823072" calcext:value-type="float">
            <text:p>0.4680619888230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641153250063" calcext:value-type="float">
            <text:p>0.100641153250063,</text:p>
          </table:table-cell>
          <table:table-cell office:value-type="string" calcext:value-type="string">
            <text:p>reward</text:p>
          </table:table-cell>
          <table:table-cell office:value-type="float" office:value="160.362931336379" calcext:value-type="float">
            <text:p>160.362931336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0171851797895" calcext:value-type="float">
            <text:p>0.3201718517978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5422967491606" calcext:value-type="float">
            <text:p>0.1654229674916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451097883415" calcext:value-type="float">
            <text:p>115.45109788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59157046139269" calcext:value-type="float">
            <text:p>0.0559157046139269,</text:p>
          </table:table-cell>
          <table:table-cell office:value-type="string" calcext:value-type="string">
            <text:p>reward</text:p>
          </table:table-cell>
          <table:table-cell office:value-type="float" office:value="247.840632860581" calcext:value-type="float">
            <text:p>247.840632860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726534947726" calcext:value-type="float">
            <text:p>0.0607265349477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5.672659301376" calcext:value-type="float">
            <text:p>225.67265930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9998887604914" calcext:value-type="float">
            <text:p>0.069998887604914,</text:p>
          </table:table-cell>
          <table:table-cell office:value-type="string" calcext:value-type="string">
            <text:p>reward</text:p>
          </table:table-cell>
          <table:table-cell office:value-type="float" office:value="229.859413087273" calcext:value-type="float">
            <text:p>229.85941308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103550012374" calcext:value-type="float">
            <text:p>0.2341035500123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716139928128" calcext:value-type="float">
            <text:p>154.71613992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4955876797616" calcext:value-type="float">
            <text:p>0.1349558767976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098292251447" calcext:value-type="float">
            <text:p>123.09829225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7101826608846" calcext:value-type="float">
            <text:p>0.0917101826608846,</text:p>
          </table:table-cell>
          <table:table-cell office:value-type="string" calcext:value-type="string">
            <text:p>reward</text:p>
          </table:table-cell>
          <table:table-cell office:value-type="float" office:value="185.039146034382" calcext:value-type="float">
            <text:p>185.03914603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3670507097462" calcext:value-type="float">
            <text:p>0.04236705070974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4.032478836191" calcext:value-type="float">
            <text:p>294.03247883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3415477159777" calcext:value-type="float">
            <text:p>0.153415477159777,</text:p>
          </table:table-cell>
          <table:table-cell office:value-type="string" calcext:value-type="string">
            <text:p>reward</text:p>
          </table:table-cell>
          <table:table-cell office:value-type="float" office:value="86.1824717110212" calcext:value-type="float">
            <text:p>86.1824717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236837426021" calcext:value-type="float">
            <text:p>0.2352368374260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510348759237" calcext:value-type="float">
            <text:p>115.51034875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77373971152773" calcext:value-type="float">
            <text:p>0.0477373971152773,</text:p>
          </table:table-cell>
          <table:table-cell office:value-type="string" calcext:value-type="string">
            <text:p>reward</text:p>
          </table:table-cell>
          <table:table-cell office:value-type="float" office:value="268.479372657286" calcext:value-type="float">
            <text:p>268.47937265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5590196850339" calcext:value-type="float">
            <text:p>0.3755901968503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9009722392894" calcext:value-type="float">
            <text:p>0.109009722392894,</text:p>
          </table:table-cell>
          <table:table-cell office:value-type="string" calcext:value-type="string">
            <text:p>reward</text:p>
          </table:table-cell>
          <table:table-cell office:value-type="float" office:value="144.73493685231" calcext:value-type="float">
            <text:p>144.73493685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6925054617058" calcext:value-type="float">
            <text:p>0.2869250546170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852306688053" calcext:value-type="float">
            <text:p>104.85230668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2158315749599" calcext:value-type="float">
            <text:p>0.1621583157495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6681294065842" calcext:value-type="float">
            <text:p>82.66812940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93532734771762" calcext:value-type="float">
            <text:p>0.0793532734771762,</text:p>
          </table:table-cell>
          <table:table-cell office:value-type="string" calcext:value-type="string">
            <text:p>reward</text:p>
          </table:table-cell>
          <table:table-cell office:value-type="float" office:value="196.018745816154" calcext:value-type="float">
            <text:p>196.018745816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8087219020366" calcext:value-type="float">
            <text:p>0.5280872190203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8556027906873" calcext:value-type="float">
            <text:p>0.0888556027906873,</text:p>
          </table:table-cell>
          <table:table-cell office:value-type="string" calcext:value-type="string">
            <text:p>reward</text:p>
          </table:table-cell>
          <table:table-cell office:value-type="float" office:value="183.542143499454" calcext:value-type="float">
            <text:p>183.54214349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787101386161" calcext:value-type="float">
            <text:p>0.246787101386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5207563273433" calcext:value-type="float">
            <text:p>96.52075632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47609018308126" calcext:value-type="float">
            <text:p>0.0547609018308126,</text:p>
          </table:table-cell>
          <table:table-cell office:value-type="string" calcext:value-type="string">
            <text:p>reward</text:p>
          </table:table-cell>
          <table:table-cell office:value-type="float" office:value="252.612040080999" calcext:value-type="float">
            <text:p>252.6120400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1581415257636" calcext:value-type="float">
            <text:p>0.3515814152576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9461726991074" calcext:value-type="float">
            <text:p>0.169461726991074,</text:p>
          </table:table-cell>
          <table:table-cell office:value-type="string" calcext:value-type="string">
            <text:p>reward</text:p>
          </table:table-cell>
          <table:table-cell office:value-type="float" office:value="138.010374658384" calcext:value-type="float">
            <text:p>138.01037465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169691702084" calcext:value-type="float">
            <text:p>0.237169691702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1639035250816" calcext:value-type="float">
            <text:p>58.16390352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21156235872444" calcext:value-type="float">
            <text:p>0.0621156235872444,</text:p>
          </table:table-cell>
          <table:table-cell office:value-type="string" calcext:value-type="string">
            <text:p>reward</text:p>
          </table:table-cell>
          <table:table-cell office:value-type="float" office:value="211.990092709196" calcext:value-type="float">
            <text:p>211.990092709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740421501959" calcext:value-type="float">
            <text:p>0.179740421501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7.6357880794832" calcext:value-type="float">
            <text:p>77.635788079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334801591561" calcext:value-type="float">
            <text:p>0.1643348015915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851383292834" calcext:value-type="float">
            <text:p>154.85138329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261137034618" calcext:value-type="float">
            <text:p>0.084261137034618,</text:p>
          </table:table-cell>
          <table:table-cell office:value-type="string" calcext:value-type="string">
            <text:p>reward</text:p>
          </table:table-cell>
          <table:table-cell office:value-type="float" office:value="170.678673845709" calcext:value-type="float">
            <text:p>170.678673845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3461258556777" calcext:value-type="float">
            <text:p>0.463461258556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537989746215" calcext:value-type="float">
            <text:p>0.139537989746215,</text:p>
          </table:table-cell>
          <table:table-cell office:value-type="string" calcext:value-type="string">
            <text:p>reward</text:p>
          </table:table-cell>
          <table:table-cell office:value-type="float" office:value="121.665071413079" calcext:value-type="float">
            <text:p>121.66507141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9544765043141" calcext:value-type="float">
            <text:p>0.3995447650431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309978519749752" calcext:value-type="float">
            <text:p>0.309978519749752,</text:p>
          </table:table-cell>
          <table:table-cell office:value-type="string" calcext:value-type="string">
            <text:p>reward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4025949905006" calcext:value-type="float">
            <text:p>0.1340259499050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612416528947" calcext:value-type="float">
            <text:p>147.61241652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8078765287277" calcext:value-type="float">
            <text:p>1.080787652872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791716700707" calcext:value-type="float">
            <text:p>0.167791716700707,</text:p>
          </table:table-cell>
          <table:table-cell office:value-type="string" calcext:value-type="string">
            <text:p>reward</text:p>
          </table:table-cell>
          <table:table-cell office:value-type="float" office:value="128.597697649385" calcext:value-type="float">
            <text:p>128.59769764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4177775820243" calcext:value-type="float">
            <text:p>0.2741777758202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472686271101" calcext:value-type="float">
            <text:p>95.47268627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4261901804513" calcext:value-type="float">
            <text:p>0.174261901804513,</text:p>
          </table:table-cell>
          <table:table-cell office:value-type="string" calcext:value-type="string">
            <text:p>reward</text:p>
          </table:table-cell>
          <table:table-cell office:value-type="float" office:value="119.384889619866" calcext:value-type="float">
            <text:p>119.38488961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6610624594296" calcext:value-type="float">
            <text:p>0.2166106245942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16578719871" calcext:value-type="float">
            <text:p>115.16578719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5201224997307" calcext:value-type="float">
            <text:p>0.25201224997307,</text:p>
          </table:table-cell>
          <table:table-cell office:value-type="string" calcext:value-type="string">
            <text:p>reward</text:p>
          </table:table-cell>
          <table:table-cell office:value-type="float" office:value="136.680610768201" calcext:value-type="float">
            <text:p>136.68061076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038402733247" calcext:value-type="float">
            <text:p>0.139038402733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922575370673" calcext:value-type="float">
            <text:p>134.92257537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369628567533" calcext:value-type="float">
            <text:p>0.144369628567533,</text:p>
          </table:table-cell>
          <table:table-cell office:value-type="string" calcext:value-type="string">
            <text:p>reward</text:p>
          </table:table-cell>
          <table:table-cell office:value-type="float" office:value="180.266646310738" calcext:value-type="float">
            <text:p>180.266646310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4314871535235" calcext:value-type="float">
            <text:p>0.1343148715352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5.451919476219" calcext:value-type="float">
            <text:p>155.45191947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7689488446899" calcext:value-type="float">
            <text:p>0.2776894884468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0114459352761" calcext:value-type="float">
            <text:p>97.01144593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7223541271235" calcext:value-type="float">
            <text:p>0.187223541271235,</text:p>
          </table:table-cell>
          <table:table-cell office:value-type="string" calcext:value-type="string">
            <text:p>reward</text:p>
          </table:table-cell>
          <table:table-cell office:value-type="float" office:value="117.412086600332" calcext:value-type="float">
            <text:p>117.4120866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1485981073846" calcext:value-type="float">
            <text:p>0.2214859810738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.1495844184644" calcext:value-type="float">
            <text:p>59.14958441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9161354804863" calcext:value-type="float">
            <text:p>0.189161354804863,</text:p>
          </table:table-cell>
          <table:table-cell office:value-type="string" calcext:value-type="string">
            <text:p>reward</text:p>
          </table:table-cell>
          <table:table-cell office:value-type="float" office:value="108.86492058759" calcext:value-type="float">
            <text:p>108.864920587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46042792606003" calcext:value-type="float">
            <text:p>0.746042792606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766213879349" calcext:value-type="float">
            <text:p>0.114766213879349,</text:p>
          </table:table-cell>
          <table:table-cell office:value-type="string" calcext:value-type="string">
            <text:p>reward</text:p>
          </table:table-cell>
          <table:table-cell office:value-type="float" office:value="158.13365773757" calcext:value-type="float">
            <text:p>158.133657737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5741691646172" calcext:value-type="float">
            <text:p>0.2557416916461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10195453714" calcext:value-type="float">
            <text:p>118.10195453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9535771082706" calcext:value-type="float">
            <text:p>0.0889535771082706,</text:p>
          </table:table-cell>
          <table:table-cell office:value-type="string" calcext:value-type="string">
            <text:p>reward</text:p>
          </table:table-cell>
          <table:table-cell office:value-type="float" office:value="237.418188510041" calcext:value-type="float">
            <text:p>237.418188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3514534818975" calcext:value-type="float">
            <text:p>0.0773514534818975,</text:p>
          </table:table-cell>
          <table:table-cell office:value-type="string" calcext:value-type="string">
            <text:p>reward</text:p>
          </table:table-cell>
          <table:table-cell office:value-type="float" office:value="199.280052925447" calcext:value-type="float">
            <text:p>199.280052925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395149496274" calcext:value-type="float">
            <text:p>0.263951494962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8857486729205" calcext:value-type="float">
            <text:p>90.88574867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5151352720908" calcext:value-type="float">
            <text:p>0.175151352720908,</text:p>
          </table:table-cell>
          <table:table-cell office:value-type="string" calcext:value-type="string">
            <text:p>reward</text:p>
          </table:table-cell>
          <table:table-cell office:value-type="float" office:value="116.093478552428" calcext:value-type="float">
            <text:p>116.09347855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5277305354593" calcext:value-type="float">
            <text:p>0.3152773053545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18052253682111" calcext:value-type="float">
            <text:p>0.0518052253682111,</text:p>
          </table:table-cell>
          <table:table-cell office:value-type="string" calcext:value-type="string">
            <text:p>reward</text:p>
          </table:table-cell>
          <table:table-cell office:value-type="float" office:value="251.030720915196" calcext:value-type="float">
            <text:p>251.03072091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3034654144967" calcext:value-type="float">
            <text:p>0.02630346541449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5.178042794646" calcext:value-type="float">
            <text:p>465.1780427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6697725678905" calcext:value-type="float">
            <text:p>0.0716697725678905,</text:p>
          </table:table-cell>
          <table:table-cell office:value-type="string" calcext:value-type="string">
            <text:p>reward</text:p>
          </table:table-cell>
          <table:table-cell office:value-type="float" office:value="160.528836798349" calcext:value-type="float">
            <text:p>160.52883679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4644123719888" calcext:value-type="float">
            <text:p>0.3446441237198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7540394948042" calcext:value-type="float">
            <text:p>0.107540394948042,</text:p>
          </table:table-cell>
          <table:table-cell office:value-type="string" calcext:value-type="string">
            <text:p>reward</text:p>
          </table:table-cell>
          <table:table-cell office:value-type="float" office:value="208.988313878068" calcext:value-type="float">
            <text:p>208.98831387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3371279610847" calcext:value-type="float">
            <text:p>0.3033712796108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1998890427562" calcext:value-type="float">
            <text:p>0.161998890427562,</text:p>
          </table:table-cell>
          <table:table-cell office:value-type="string" calcext:value-type="string">
            <text:p>reward</text:p>
          </table:table-cell>
          <table:table-cell office:value-type="float" office:value="158.728817855524" calcext:value-type="float">
            <text:p>158.72881785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275418477895" calcext:value-type="float">
            <text:p>0.3642754184778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1902332342557" calcext:value-type="float">
            <text:p>0.2119023323425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1915523036065" calcext:value-type="float">
            <text:p>68.19155230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98896111220482" calcext:value-type="float">
            <text:p>0.0998896111220482,</text:p>
          </table:table-cell>
          <table:table-cell office:value-type="string" calcext:value-type="string">
            <text:p>reward</text:p>
          </table:table-cell>
          <table:table-cell office:value-type="float" office:value="171.110510869661" calcext:value-type="float">
            <text:p>171.11051086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5117111891812" calcext:value-type="float">
            <text:p>0.4151171118918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3158625005156" calcext:value-type="float">
            <text:p>0.153158625005156,</text:p>
          </table:table-cell>
          <table:table-cell office:value-type="string" calcext:value-type="string">
            <text:p>reward</text:p>
          </table:table-cell>
          <table:table-cell office:value-type="float" office:value="125.29178490381" calcext:value-type="float">
            <text:p>125.29178490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569116664158" calcext:value-type="float">
            <text:p>0.2795691166641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769330029443" calcext:value-type="float">
            <text:p>101.76933002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893958250381" calcext:value-type="float">
            <text:p>0.120893958250381,</text:p>
          </table:table-cell>
          <table:table-cell office:value-type="string" calcext:value-type="string">
            <text:p>reward</text:p>
          </table:table-cell>
          <table:table-cell office:value-type="float" office:value="138.717119570932" calcext:value-type="float">
            <text:p>138.71711957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24530194792" calcext:value-type="float">
            <text:p>0.194245301947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481296585908" calcext:value-type="float">
            <text:p>140.48129658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068554734706" calcext:value-type="float">
            <text:p>0.191068554734706,</text:p>
          </table:table-cell>
          <table:table-cell office:value-type="string" calcext:value-type="string">
            <text:p>reward</text:p>
          </table:table-cell>
          <table:table-cell office:value-type="float" office:value="117.337235783694" calcext:value-type="float">
            <text:p>117.337235783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0147830182226" calcext:value-type="float">
            <text:p>0.1501478301822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6010290515926" calcext:value-type="float">
            <text:p>86.60102905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32503121594063" calcext:value-type="float">
            <text:p>0.0432503121594063,</text:p>
          </table:table-cell>
          <table:table-cell office:value-type="string" calcext:value-type="string">
            <text:p>reward</text:p>
          </table:table-cell>
          <table:table-cell office:value-type="float" office:value="290.212204044755" calcext:value-type="float">
            <text:p>290.21220404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6640700174303" calcext:value-type="float">
            <text:p>0.1866407001743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578881726553" calcext:value-type="float">
            <text:p>127.57888172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26163568343674" calcext:value-type="float">
            <text:p>0.0326163568343674,</text:p>
          </table:table-cell>
          <table:table-cell office:value-type="string" calcext:value-type="string">
            <text:p>reward</text:p>
          </table:table-cell>
          <table:table-cell office:value-type="float" office:value="455.594634427814" calcext:value-type="float">
            <text:p>455.59463442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824141323632" calcext:value-type="float">
            <text:p>0.1028241413236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4.253425812968" calcext:value-type="float">
            <text:p>164.2534258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723437775305" calcext:value-type="float">
            <text:p>0.167723437775305,</text:p>
          </table:table-cell>
          <table:table-cell office:value-type="string" calcext:value-type="string">
            <text:p>reward</text:p>
          </table:table-cell>
          <table:table-cell office:value-type="float" office:value="112.621959415098" calcext:value-type="float">
            <text:p>112.62195941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3206670923194" calcext:value-type="float">
            <text:p>0.1332066709231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071315353012" calcext:value-type="float">
            <text:p>135.0713153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3457503956291" calcext:value-type="float">
            <text:p>0.0843457503956291,</text:p>
          </table:table-cell>
          <table:table-cell office:value-type="string" calcext:value-type="string">
            <text:p>reward</text:p>
          </table:table-cell>
          <table:table-cell office:value-type="float" office:value="196.559618630392" calcext:value-type="float">
            <text:p>196.559618630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783362397097" calcext:value-type="float">
            <text:p>0.139783362397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539272117321" calcext:value-type="float">
            <text:p>131.53927211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3371337221145" calcext:value-type="float">
            <text:p>0.143371337221145,</text:p>
          </table:table-cell>
          <table:table-cell office:value-type="string" calcext:value-type="string">
            <text:p>reward</text:p>
          </table:table-cell>
          <table:table-cell office:value-type="float" office:value="135.74894838691" calcext:value-type="float">
            <text:p>135.748948386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405919332078" calcext:value-type="float">
            <text:p>0.1064059193320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5.979734048361" calcext:value-type="float">
            <text:p>175.97973404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78859350686767" calcext:value-type="float">
            <text:p>0.0878859350686767,</text:p>
          </table:table-cell>
          <table:table-cell office:value-type="string" calcext:value-type="string">
            <text:p>reward</text:p>
          </table:table-cell>
          <table:table-cell office:value-type="float" office:value="170.783849397355" calcext:value-type="float">
            <text:p>170.78384939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626149197378" calcext:value-type="float">
            <text:p>0.1846261491973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163508492556" calcext:value-type="float">
            <text:p>104.16350849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789605225091" calcext:value-type="float">
            <text:p>0.102789605225091,</text:p>
          </table:table-cell>
          <table:table-cell office:value-type="string" calcext:value-type="string">
            <text:p>reward</text:p>
          </table:table-cell>
          <table:table-cell office:value-type="float" office:value="148.286101820333" calcext:value-type="float">
            <text:p>148.28610182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239456923517" calcext:value-type="float">
            <text:p>0.0762394569235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3.165677242847" calcext:value-type="float">
            <text:p>193.16567724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73705677596692" calcext:value-type="float">
            <text:p>0.0573705677596692,</text:p>
          </table:table-cell>
          <table:table-cell office:value-type="string" calcext:value-type="string">
            <text:p>reward</text:p>
          </table:table-cell>
          <table:table-cell office:value-type="float" office:value="227.305404155855" calcext:value-type="float">
            <text:p>227.30540415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9525253867487" calcext:value-type="float">
            <text:p>0.0369525253867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7.617498948693" calcext:value-type="float">
            <text:p>287.61749894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639063403842" calcext:value-type="float">
            <text:p>0.102639063403842,</text:p>
          </table:table-cell>
          <table:table-cell office:value-type="string" calcext:value-type="string">
            <text:p>reward</text:p>
          </table:table-cell>
          <table:table-cell office:value-type="float" office:value="151.428792395096" calcext:value-type="float">
            <text:p>151.42879239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4139152163193" calcext:value-type="float">
            <text:p>0.3141391521631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789372348384" calcext:value-type="float">
            <text:p>0.141789372348384,</text:p>
          </table:table-cell>
          <table:table-cell office:value-type="string" calcext:value-type="string">
            <text:p>reward</text:p>
          </table:table-cell>
          <table:table-cell office:value-type="float" office:value="118.527147658355" calcext:value-type="float">
            <text:p>118.52714765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074976336867" calcext:value-type="float">
            <text:p>0.2880749763368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71318518241" calcext:value-type="float">
            <text:p>107.71318518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70362976157834" calcext:value-type="float">
            <text:p>0.0270362976157834,</text:p>
          </table:table-cell>
          <table:table-cell office:value-type="string" calcext:value-type="string">
            <text:p>reward</text:p>
          </table:table-cell>
          <table:table-cell office:value-type="float" office:value="476.873129158119" calcext:value-type="float">
            <text:p>476.87312915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0066486490258" calcext:value-type="float">
            <text:p>0.4200664864902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5104205944929" calcext:value-type="float">
            <text:p>0.115104205944929,</text:p>
          </table:table-cell>
          <table:table-cell office:value-type="string" calcext:value-type="string">
            <text:p>reward</text:p>
          </table:table-cell>
          <table:table-cell office:value-type="float" office:value="145.877798408031" calcext:value-type="float">
            <text:p>145.8777984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5490641594798" calcext:value-type="float">
            <text:p>0.3754906415947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0660483126526" calcext:value-type="float">
            <text:p>0.150660483126526,</text:p>
          </table:table-cell>
          <table:table-cell office:value-type="string" calcext:value-type="string">
            <text:p>reward</text:p>
          </table:table-cell>
          <table:table-cell office:value-type="float" office:value="130.37440550089" calcext:value-type="float">
            <text:p>130.37440550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879792328447" calcext:value-type="float">
            <text:p>0.1688797923284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213715638349" calcext:value-type="float">
            <text:p>151.21371563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237472171484" calcext:value-type="float">
            <text:p>0.125237472171484,</text:p>
          </table:table-cell>
          <table:table-cell office:value-type="string" calcext:value-type="string">
            <text:p>reward</text:p>
          </table:table-cell>
          <table:table-cell office:value-type="float" office:value="133.848305995088" calcext:value-type="float">
            <text:p>133.84830599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7612737621874" calcext:value-type="float">
            <text:p>0.4476127376218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865495512108" calcext:value-type="float">
            <text:p>0.139865495512108,</text:p>
          </table:table-cell>
          <table:table-cell office:value-type="string" calcext:value-type="string">
            <text:p>reward</text:p>
          </table:table-cell>
          <table:table-cell office:value-type="float" office:value="125.497262161662" calcext:value-type="float">
            <text:p>125.49726216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658105582328" calcext:value-type="float">
            <text:p>0.2536581055823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4231439087775" calcext:value-type="float">
            <text:p>87.42314390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87584881456338" calcext:value-type="float">
            <text:p>0.0387584881456338,</text:p>
          </table:table-cell>
          <table:table-cell office:value-type="string" calcext:value-type="string">
            <text:p>reward</text:p>
          </table:table-cell>
          <table:table-cell office:value-type="float" office:value="319.007999755443" calcext:value-type="float">
            <text:p>319.007999755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5671423839257" calcext:value-type="float">
            <text:p>0.175671423839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.9244546520568" calcext:value-type="float">
            <text:p>73.92445465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71539956238" calcext:value-type="float">
            <text:p>0.13471539956238,</text:p>
          </table:table-cell>
          <table:table-cell office:value-type="string" calcext:value-type="string">
            <text:p>reward</text:p>
          </table:table-cell>
          <table:table-cell office:value-type="float" office:value="123.230563339342" calcext:value-type="float">
            <text:p>123.23056333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53012789697427" calcext:value-type="float">
            <text:p>0.0853012789697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231536511277" calcext:value-type="float">
            <text:p>170.23153651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3008119456136" calcext:value-type="float">
            <text:p>0.203008119456136,</text:p>
          </table:table-cell>
          <table:table-cell office:value-type="string" calcext:value-type="string">
            <text:p>reward</text:p>
          </table:table-cell>
          <table:table-cell office:value-type="float" office:value="138.259113511274" calcext:value-type="float">
            <text:p>138.25911351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4333519488197" calcext:value-type="float">
            <text:p>0.05143335194881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5.426371626543" calcext:value-type="float">
            <text:p>245.42637162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2760366844693" calcext:value-type="float">
            <text:p>0.0882760366844693,</text:p>
          </table:table-cell>
          <table:table-cell office:value-type="string" calcext:value-type="string">
            <text:p>reward</text:p>
          </table:table-cell>
          <table:table-cell office:value-type="float" office:value="165.281025922625" calcext:value-type="float">
            <text:p>165.28102592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1005557797116" calcext:value-type="float">
            <text:p>0.2610055577971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313360391249" calcext:value-type="float">
            <text:p>133.31336039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48368394919818" calcext:value-type="float">
            <text:p>0.0448368394919818,</text:p>
          </table:table-cell>
          <table:table-cell office:value-type="string" calcext:value-type="string">
            <text:p>reward</text:p>
          </table:table-cell>
          <table:table-cell office:value-type="float" office:value="280.030885167281" calcext:value-type="float">
            <text:p>280.03088516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578143584116" calcext:value-type="float">
            <text:p>0.2795781435841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.7681751219988" calcext:value-type="float">
            <text:p>56.768175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77672460647128" calcext:value-type="float">
            <text:p>0.0977672460647128,</text:p>
          </table:table-cell>
          <table:table-cell office:value-type="string" calcext:value-type="string">
            <text:p>reward</text:p>
          </table:table-cell>
          <table:table-cell office:value-type="float" office:value="154.283744326612" calcext:value-type="float">
            <text:p>154.28374432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629916111858" calcext:value-type="float">
            <text:p>0.309629916111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55094747481275" calcext:value-type="float">
            <text:p>0.255094747481275,</text:p>
          </table:table-cell>
          <table:table-cell office:value-type="string" calcext:value-type="string">
            <text:p>reward</text:p>
          </table:table-cell>
          <table:table-cell office:value-type="float" office:value="61.2011207550796" calcext:value-type="float">
            <text:p>61.20112075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5914110360827" calcext:value-type="float">
            <text:p>0.6759141103608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5808008876517" calcext:value-type="float">
            <text:p>0.115808008876517,</text:p>
          </table:table-cell>
          <table:table-cell office:value-type="string" calcext:value-type="string">
            <text:p>reward</text:p>
          </table:table-cell>
          <table:table-cell office:value-type="float" office:value="144.349813773784" calcext:value-type="float">
            <text:p>144.34981377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531247440294" calcext:value-type="float">
            <text:p>0.1235312474402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95117799918" calcext:value-type="float">
            <text:p>139.95117799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8954396675011" calcext:value-type="float">
            <text:p>0.158954396675011,</text:p>
          </table:table-cell>
          <table:table-cell office:value-type="string" calcext:value-type="string">
            <text:p>reward</text:p>
          </table:table-cell>
          <table:table-cell office:value-type="float" office:value="134.911125512592" calcext:value-type="float">
            <text:p>134.91112551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2919734075755" calcext:value-type="float">
            <text:p>0.04229197340757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1.45148699088" calcext:value-type="float">
            <text:p>321.4514869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004780511322" calcext:value-type="float">
            <text:p>0.2200047805113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453557767057" calcext:value-type="float">
            <text:p>107.45355776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503392747619" calcext:value-type="float">
            <text:p>0.1835033927476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494905245449" calcext:value-type="float">
            <text:p>116.494905245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4109230729794" calcext:value-type="float">
            <text:p>0.0854109230729794,</text:p>
          </table:table-cell>
          <table:table-cell office:value-type="string" calcext:value-type="string">
            <text:p>reward</text:p>
          </table:table-cell>
          <table:table-cell office:value-type="float" office:value="198.081043503716" calcext:value-type="float">
            <text:p>198.081043503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431483797911" calcext:value-type="float">
            <text:p>0.2474314837979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415228678689" calcext:value-type="float">
            <text:p>127.41522867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356066599959" calcext:value-type="float">
            <text:p>0.193356066599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1.7180566187734" calcext:value-type="float">
            <text:p>71.71805661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077123713249" calcext:value-type="float">
            <text:p>0.205077123713249,</text:p>
          </table:table-cell>
          <table:table-cell office:value-type="string" calcext:value-type="string">
            <text:p>reward</text:p>
          </table:table-cell>
          <table:table-cell office:value-type="float" office:value="141.762142841357" calcext:value-type="float">
            <text:p>141.76214284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4218816815097" calcext:value-type="float">
            <text:p>0.094218816815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9.135911466866" calcext:value-type="float">
            <text:p>159.135911466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1874880116444" calcext:value-type="float">
            <text:p>0.4418748801164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ean</text:p>
          </table:table-cell>
          <table:table-cell office:value-type="string" calcext:value-type="string">
            <text:p>vel</text:p>
          </table:table-cell>
          <table:table-cell/>
          <table:table-cell office:value-type="float" office:value="0.268676991557956" calcext:value-type="float">
            <text:p>0.2686769916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0.166326296809539" calcext:value-type="float">
            <text:p>0.166326296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ail</text:p>
          </table:table-cell>
          <table:table-cell table:number-columns-repeated="6"/>
          <table:table-cell office:value-type="string" calcext:value-type="string">
            <text:p>Completed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Completed 405</text:p>
          </table:table-cell>
          <table:table-cell/>
          <table:table-cell office:value-type="string" calcext:value-type="string">
            <text:p>Fail 95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office:value-type="float" office:value="0.132912331720668" calcext:value-type="float">
            <text:p>0.132912331720668,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4"/>
        </table:table-row>
        <table:table-row table:style-name="ro2" table:number-rows-repeated="1048067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exp6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string" calcext:value-type="string">
            <text:p>no set-down using 23.1.2.1 when d_limit is used in set-down game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steps</text:p>
          </table:table-cell>
          <table:table-cell office:value-type="string" calcext:value-type="string">
            <text:p>29mill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al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ule replace/pre-train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Set-down by 23.1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 function changes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ta policy decides to set-down at very beginning</text:p>
          </table:table-cell>
          <table:table-cell table:number-columns-repeated="4"/>
        </table:table-row>
      </table:table>
      <table:table table:name="exp7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string" calcext:value-type="string">
            <text:p>no learning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al timeout</text:p>
          </table:table-cell>
          <table:table-cell table:style-name="ce6"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8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t-down reward range 0-0.5(default 0-0.3)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5"/>
        </table:table-row>
      </table:table>
      <table:table table:name="exp8" table:style-name="ta1">
        <table:table-column table:style-name="co17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3"/>
          <table:table-cell office:value-type="string" calcext:value-type="string">
            <text:p>no learning</text:p>
          </table:table-cell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50s (set incorrectly)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9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t-down reward range 0-0.5(default 0-0.3)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4"/>
        </table:table-row>
      </table:table>
      <table:table table:name="exp9" table:style-name="ta1">
        <table:table-column table:style-name="co18" table:number-columns-repeated="3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Num steps</text:p>
          </table:table-cell>
          <table:table-cell table:number-columns-repeated="4"/>
          <table:table-cell office:value-type="string" calcext:value-type="string">
            <text:p>no learning</text:p>
          </table:table-cell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10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100s(set incorrectly)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9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t-down reward range 0-0.5(default 0-0.3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5"/>
        </table:table-row>
      </table:table>
      <table:table table:name="exp10" table:style-name="ta1">
        <table:table-column table:style-name="co19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um ste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100s(set incorrectly)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/>
          <table:table-cell office:value-type="string" calcext:value-type="string">
            <text:p>Meta-controller and controller by exp4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6">
          <table:table-cell table:style-name="ce5" office:value-type="string" calcext:value-type="string">
            <text:p>reward function changes:</text:p>
          </table:table-cell>
          <table:table-cell table:style-name="ce8" office:value-type="string" calcext:value-type="string">
            <text:p>Set-down reward range 0-0.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4"/>
        </table:table-row>
      </table:table>
      <table:table table:name="exp11" table:style-name="ta1">
        <table:table-column table:style-name="co24" table:number-columns-repeated="2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alpha</text:p>
          </table:table-cell>
          <table:table-cell table:style-name="ce10" office:value-type="float" office:value="0.0001" calcext:value-type="float">
            <text:p>1.00E-04</text:p>
          </table:table-cell>
          <table:table-cell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400s</text:p>
          </table:table-cell>
          <table:table-cell/>
        </table:table-row>
        <table:table-row table:style-name="ro11">
          <table:table-cell table:style-name="ce13" office:value-type="string" calcext:value-type="string">
            <text:p>goal timeout</text:p>
          </table:table-cell>
          <table:table-cell table:style-name="ce13" office:value-type="string" calcext:value-type="string">
            <text:p>30s </text:p>
          </table:table-cell>
          <table:table-cell table:style-name="ce11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2s</text:p>
          </table:table-cell>
          <table:table-cell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</table:table-row>
        <table:table-row table:style-name="ro2">
          <table:table-cell table:style-name="ce13" office:value-type="string" calcext:value-type="string">
            <text:p>module replace/pre-train</text:p>
          </table:table-cell>
          <table:table-cell table:style-name="ce13" office:value-type="string" calcext:value-type="string">
            <text:p>yes </text:p>
          </table:table-cell>
          <table:table-cell table:style-name="ce13" office:value-type="string" calcext:value-type="string">
            <text:p>Set-down by 23.1.2.2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ward function changes:</text:p>
          </table:table-cell>
          <table:table-cell table:style-name="ce15" office:value-type="string" calcext:value-type="string">
            <text:p>see changes</text:p>
          </table:table-cell>
          <table:table-cell/>
        </table:table-row>
        <table:table-row table:style-name="ro2">
          <table:table-cell table:style-name="ce13" office:value-type="string" calcext:value-type="string">
            <text:p>update status changes:</text:p>
          </table:table-cell>
          <table:table-cell table:style-name="ce13" office:value-type="string" calcext:value-type="string">
            <text:p>remove d_limit for goal over set-down </text:p>
          </table:table-cell>
          <table:table-cell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2">
          <table:table-cell table:style-name="ce9" office:value-type="string" calcext:value-type="string">
            <text:p><text:span text:style-name="T7">def get_intrinsic_reward(self):</text:span><text:span text:style-name="T8">"""intrinsic step reward of controller on gamesfull-speed-down; following; set-down"""</text:span><text:span text:style-name="T9">reward = 0goal_int = self.goal_int()if self.intp_goal():if goal_int &lt; self.num_survival_modes:# full-speed down gameif not self.goal_completed:reward = min(10 * 1 / np.abs(self.cur_d_sb), 10)if self.goal_over:# reward = -100reward = 0else:# following gameif not self.goal_completed:reward = min(0.1 * 2 / np.abs(self.cur_d_sb - self.cur_d_blimit), 10)if self.goal_over:# reward = -100reward = 0else:# set-down gameif self.goal_completed:vel = (self.prev_d_sb - self.cur_d_sb) / self.dtself.final_imp_vel = velif 0 &lt; vel &lt; 0.3:  # good onereward = 10 * 1 / vel# if vel &lt; 0.2:# self.plot(show_motion=True)else:reward = -30if self.goal_over:reward = 0# reward = -100return reward</text:span></text:p>
          </table:table-cell>
          <table:table-cell table:number-columns-repeated="2"/>
        </table:table-row>
      </table:table>
      <table:table table:name="exp12" table:style-name="ta1"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rain everything from scratch again, changed the parameters of exp 1-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1" calcext:value-type="float">
            <text:p>1.00E-03</text:p>
          </table:table-cell>
          <table:table-cell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400s</text:p>
          </table:table-cell>
          <table:table-cell/>
        </table:table-row>
        <table:table-row table:style-name="ro2">
          <table:table-cell office:value-type="string" calcext:value-type="string">
            <text:p>goal timeout</text:p>
          </table:table-cell>
          <table:table-cell office:value-type="string" calcext:value-type="string">
            <text:p>50s</text:p>
          </table:table-cell>
          <table:table-cell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2s</text:p>
          </table:table-cell>
          <table:table-cell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100, sigmoi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ward function:</text:p>
          </table:table-cell>
          <table:table-cell office:value-type="string" calcext:value-type="string">
            <text:p>imp_ve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ch boun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rminal check:</text:p>
          </table:table-cell>
          <table:table-cell office:value-type="string" calcext:value-type="string">
            <text:p>goal comple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al ov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s comple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s over</text:p>
          </table:table-cell>
          <table:table-cell/>
        </table:table-row>
      </table:table>
      <table:table table:name="exp13" table:style-name="ta1">
        <table:table-column table:style-name="co26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pha</text:p>
          </table:table-cell>
          <table:table-cell table:style-name="ce10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8" calcext:value-type="float">
            <text:p>0.9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goal timeout</text:p>
          </table:table-cell>
          <table:table-cell table:style-name="ce13" office:value-type="string" calcext:value-type="string">
            <text:p>30s </text:p>
          </table:table-cell>
          <table:table-cell table:style-name="ce11"/>
          <table:table-cell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2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/>
        </table:table-row>
        <table:table-row table:style-name="ro2">
          <table:table-cell table:style-name="ce13" office:value-type="string" calcext:value-type="string">
            <text:p>module replace/pre-train</text:p>
          </table:table-cell>
          <table:table-cell table:style-name="ce13" office:value-type="string" calcext:value-type="string">
            <text:p>yes </text:p>
          </table:table-cell>
          <table:table-cell table:style-name="ce13" office:value-type="string" calcext:value-type="string">
            <text:p>Set-down by 23.1.2.4</text:p>
          </table:table-cell>
          <table:table-cell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reward function changes:</text:p>
          </table:table-cell>
          <table:table-cell table:style-name="ce15" office:value-type="string" calcext:value-type="string">
            <text:p>see changes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update status changes:</text:p>
          </table:table-cell>
          <table:table-cell table:style-name="ce13" office:value-type="string" calcext:value-type="string">
            <text:p>remove d_limit for goal over set-dow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 change set-down module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 reward function:</text:p>
          </table:table-cell>
          <table:table-cell office:value-type="string" calcext:value-type="string">
            <text:p>imp_vel</text:p>
          </table:table-cell>
          <table:table-cell office:value-type="string" calcext:value-type="string">
            <text:p>-30, 10/vel</text:p>
          </table:table-cell>
          <table:table-cell office:value-type="string" calcext:value-type="string">
            <text:p>10/vel</text:p>
          </table:table-cell>
        </table:table-row>
        <table:table-row table:style-name="ro2">
          <table:table-cell/>
          <table:table-cell office:value-type="string" calcext:value-type="string">
            <text:p>Set-down timeout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ch bound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y middle</text:p>
          </table:table-cell>
          <table:table-cell office:value-type="string" calcext:value-type="string">
            <text:p>Min(10,0.2/(cur_d_sb-cur_d_li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sd</text:p>
          </table:table-cell>
          <table:table-cell office:value-type="string" calcext:value-type="string">
            <text:p>Min(10,10/cur_d_sb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xtrinsic reward:</text:p>
          </table:table-cell>
          <table:table-cell/>
          <table:table-cell office:value-type="string" calcext:value-type="string">
            <text:p>imp_vel </text:p>
          </table:table-cell>
          <table:table-cell office:value-type="string" calcext:value-type="string">
            <text:p>min(1 / np.abs(self.cur_d_sb), 2)</text:p>
          </table:table-cell>
        </table:table-row>
        <table:table-row table:style-name="ro2">
          <table:table-cell office:value-type="string" calcext:value-type="string">
            <text:p>terminal check:</text:p>
          </table:table-cell>
          <table:table-cell office:value-type="string" calcext:value-type="string">
            <text:p>goal completed</text:p>
          </table:table-cell>
          <table:table-cell office:value-type="string" calcext:value-type="string">
            <text:p>time reached</text:p>
          </table:table-cell>
          <table:table-cell office:value-type="string" calcext:value-type="string">
            <text:p>cur_d_sb for set-down skills</text:p>
          </table:table-cell>
        </table:table-row>
        <table:table-row table:style-name="ro2">
          <table:table-cell/>
          <table:table-cell office:value-type="string" calcext:value-type="string">
            <text:p>goal over</text:p>
          </table:table-cell>
          <table:table-cell office:value-type="string" calcext:value-type="string">
            <text:p>touch bounds for other skills</text:p>
          </table:table-cell>
          <table:table-cell office:value-type="string" calcext:value-type="string">
            <text:p>timeout for set-down skills</text:p>
          </table:table-cell>
        </table:table-row>
        <table:table-row table:style-name="ro2">
          <table:table-cell/>
          <table:table-cell office:value-type="string" calcext:value-type="string">
            <text:p>eps completed</text:p>
          </table:table-cell>
          <table:table-cell office:value-type="string" calcext:value-type="string">
            <text:p>Set-down and not eps ov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s over</text:p>
          </table:table-cell>
          <table:table-cell office:value-type="string" calcext:value-type="string">
            <text:p>goal over or eps timeout reach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6:07:12.959985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2:27:00.992912825</meta:creation-date>
    <dc:date>2018-05-31T16:32:07.925678491</dc:date>
    <meta:editing-duration>P5DT1H52M18S</meta:editing-duration>
    <meta:editing-cycles>74</meta:editing-cycles>
    <meta:generator>LibreOffice/5.1.6.2$Linux_X86_64 LibreOffice_project/10m0$Build-2</meta:generator>
    <meta:document-statistic meta:table-count="13" meta:cell-count="9940" meta:object-count="0"/>
  </office:meta>
</office:document-meta>
</file>